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10.803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8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61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7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gr176" style:family="graphic" style:parent-style-name="standard">
      <style:graphic-properties draw:fill-color="#eeeeee" draw:textarea-horizontal-align="justify" draw:textarea-vertical-align="middle" draw:auto-grow-height="false" fo:min-height="0.575cm" fo:min-width="7.12cm"/>
    </style:style>
    <style:style style:name="gr177" style:family="graphic" style:parent-style-name="standard">
      <style:graphic-properties draw:fill-color="#eeeeee" draw:textarea-horizontal-align="justify" draw:textarea-vertical-align="middle" draw:auto-grow-height="false" fo:min-height="1.667cm" fo:min-width="7.568cm"/>
    </style:style>
    <style:style style:name="gr178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6.739cm"/>
    </style:style>
    <style:style style:name="gr179" style:family="graphic" style:parent-style-name="standard">
      <style:graphic-properties draw:fill-color="#eeeeee" draw:textarea-horizontal-align="justify" draw:textarea-vertical-align="middle" draw:auto-grow-height="false" fo:min-height="0.897cm" fo:min-width="8.874cm"/>
    </style:style>
    <style:style style:name="gr180" style:family="graphic" style:parent-style-name="standard">
      <style:graphic-properties draw:fill-color="#eeeeee" draw:textarea-horizontal-align="justify" draw:textarea-vertical-align="middle" draw:auto-grow-height="false" fo:min-height="0.766cm" fo:min-width="9.918cm"/>
    </style:style>
    <style:style style:name="gr181" style:family="graphic" style:parent-style-name="standard">
      <style:graphic-properties draw:fill-color="#eeeeee" draw:textarea-horizontal-align="justify" draw:textarea-vertical-align="middle" draw:auto-grow-height="false" fo:min-height="0.575cm" fo:min-width="7.628cm"/>
    </style:style>
    <style:style style:name="gr182" style:family="graphic" style:parent-style-name="standard">
      <style:graphic-properties draw:fill-color="#eeeeee" draw:textarea-horizontal-align="justify" draw:textarea-vertical-align="middle" draw:auto-grow-height="false" fo:min-height="0.675cm" fo:min-width="8.334cm"/>
    </style:style>
    <style:style style:name="gr183" style:family="graphic" style:parent-style-name="standard">
      <style:graphic-properties draw:fill-color="#eeeeee" draw:textarea-horizontal-align="justify" draw:textarea-vertical-align="middle" draw:auto-grow-height="false" fo:min-height="0.766cm" fo:min-width="8.517cm"/>
    </style:style>
    <style:style style:name="gr184" style:family="graphic" style:parent-style-name="standard">
      <style:graphic-properties draw:fill-color="#eeeeee" draw:textarea-horizontal-align="justify" draw:textarea-vertical-align="middle" draw:auto-grow-height="false" fo:min-height="0.766cm" fo:min-width="3.959cm"/>
    </style:style>
    <style:style style:name="gr185" style:family="graphic" style:parent-style-name="standard">
      <style:graphic-properties draw:fill-color="#eeeeee" draw:textarea-horizontal-align="justify" draw:textarea-vertical-align="middle" draw:auto-grow-height="false" fo:min-height="0.766cm" fo:min-width="7.313cm"/>
    </style:style>
    <style:style style:name="gr186" style:family="graphic" style:parent-style-name="standard">
      <style:graphic-properties draw:fill-color="#eeeeee" draw:textarea-horizontal-align="justify" draw:textarea-vertical-align="middle" draw:auto-grow-height="false" fo:min-height="0.766cm" fo:min-width="6.81cm"/>
    </style:style>
    <style:style style:name="gr187" style:family="graphic" style:parent-style-name="standard">
      <style:graphic-properties draw:fill-color="#eeeeee" draw:textarea-horizontal-align="justify" draw:textarea-vertical-align="middle" draw:auto-grow-height="false" fo:min-height="0.766cm" fo:min-width="8.79cm"/>
    </style:style>
    <style:style style:name="gr188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8.282cm"/>
    </style:style>
    <style:style style:name="gr189" style:family="graphic" style:parent-style-name="standard">
      <style:graphic-properties draw:fill-color="#1c1c1c" draw:textarea-horizontal-align="justify" draw:textarea-vertical-align="middle" draw:auto-grow-height="false" fo:min-height="0.258cm" fo:min-width="3.31cm"/>
    </style:style>
    <style:style style:name="gr190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9.406cm"/>
    </style:style>
    <style:style style:name="gr191" style:family="graphic" style:parent-style-name="standard">
      <style:graphic-properties draw:fill-color="#eeeeee" draw:textarea-horizontal-align="justify" draw:textarea-vertical-align="middle" draw:auto-grow-height="false" fo:min-height="0.766cm" fo:min-width="6.717cm"/>
    </style:style>
    <style:style style:name="gr192" style:family="graphic" style:parent-style-name="standard">
      <style:graphic-properties draw:fill-color="#eeeeee" draw:textarea-horizontal-align="justify" draw:textarea-vertical-align="middle" draw:auto-grow-height="false" fo:min-height="0.914cm" fo:min-width="7.769cm"/>
    </style:style>
    <style:style style:name="gr193" style:family="graphic" style:parent-style-name="standard">
      <style:graphic-properties draw:fill-color="#eeeeee" draw:textarea-horizontal-align="justify" draw:textarea-vertical-align="middle" draw:auto-grow-height="false" fo:min-height="0.57cm" fo:min-width="6.859cm"/>
    </style:style>
    <style:style style:name="gr194" style:family="graphic" style:parent-style-name="standard">
      <style:graphic-properties draw:fill-color="#eeeeee" draw:textarea-horizontal-align="justify" draw:textarea-vertical-align="middle" draw:auto-grow-height="false" fo:min-height="0.766cm" fo:min-width="7.606cm"/>
    </style:style>
    <style:style style:name="gr1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373cm"/>
    </style:style>
    <style:style style:name="gr196" style:family="graphic" style:parent-style-name="standard">
      <style:graphic-properties draw:fill-color="#eeeeee" draw:textarea-horizontal-align="justify" draw:textarea-vertical-align="middle" draw:auto-grow-height="false" fo:min-height="0.57cm" fo:min-width="6.229cm"/>
    </style:style>
    <style:style style:name="gr197" style:family="graphic" style:parent-style-name="standard">
      <style:graphic-properties svg:stroke-color="#000000" draw:fill-color="#dddddd" draw:textarea-horizontal-align="justify" draw:textarea-vertical-align="middle" draw:auto-grow-height="false" fo:min-height="0.562cm" fo:min-width="4.35cm"/>
    </style:style>
    <style:style style:name="gr198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9.66cm"/>
    </style:style>
    <style:style style:name="gr199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5.977cm"/>
    </style:style>
    <style:style style:name="gr20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247cm"/>
    </style:style>
    <style:style style:name="gr201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247cm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57cm" fo:min-width="7.118cm"/>
    </style:style>
    <style:style style:name="gr203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6.123cm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57cm" fo:min-width="7.247cm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57cm" fo:min-width="10.166cm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57cm" fo:min-width="8.028cm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57cm" fo:min-width="7.911cm"/>
    </style:style>
    <style:style style:name="gr208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8.009cm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57cm" fo:min-width="7.737cm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739cm" fo:min-width="8.949cm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57cm" fo:min-width="10.18cm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1.167cm" fo:min-width="12.138cm"/>
    </style:style>
    <style:style style:name="gr213" style:family="graphic" style:parent-style-name="standard">
      <style:graphic-properties draw:fill-color="#adc5e7" draw:textarea-horizontal-align="justify" draw:textarea-vertical-align="middle" draw:auto-grow-height="false" fo:min-height="0.238cm" fo:min-width="3.945cm"/>
    </style:style>
    <style:style style:name="gr214" style:family="graphic" style:parent-style-name="standard">
      <style:graphic-properties draw:fill-color="#adc5e7" draw:textarea-horizontal-align="justify" draw:textarea-vertical-align="middle" draw:auto-grow-height="false" fo:min-height="0.299cm" fo:min-width="3.945cm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739cm" fo:min-width="10.771cm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2.026cm" fo:min-width="11.033cm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1.157cm" fo:min-width="11.033cm"/>
    </style:style>
    <style:style style:name="gr218" style:family="graphic" style:parent-style-name="standard">
      <style:graphic-properties svg:stroke-color="#000000" draw:fill-color="#dddddd" draw:textarea-horizontal-align="justify" draw:textarea-vertical-align="middle" draw:auto-grow-height="false" fo:min-height="1.256cm" fo:min-width="12.454cm"/>
    </style:style>
    <style:style style:name="gr219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7.232cm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741cm" fo:min-width="7.118cm"/>
    </style:style>
    <style:style style:name="gr221" style:family="graphic" style:parent-style-name="standard">
      <style:graphic-properties draw:fill-color="#eeeeee" draw:textarea-horizontal-align="justify" draw:textarea-vertical-align="middle" draw:auto-grow-height="false" fo:min-height="0.739cm" fo:min-width="6.804cm"/>
    </style:style>
    <style:style style:name="gr222" style:family="graphic" style:parent-style-name="standard">
      <style:graphic-properties draw:fill-color="#eeeeee" draw:textarea-horizontal-align="justify" draw:textarea-vertical-align="middle" draw:auto-grow-height="false" fo:min-height="0.766cm" fo:min-width="6.081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false" fo:min-height="0.82cm" fo:min-width="6.612cm"/>
    </style:style>
    <style:style style:name="gr224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787cm"/>
    </style:style>
    <style:style style:name="gr225" style:family="graphic" style:parent-style-name="standard">
      <style:graphic-properties draw:fill-color="#eeeeee" draw:textarea-horizontal-align="justify" draw:textarea-vertical-align="middle" draw:auto-grow-height="false" fo:min-height="0.739cm" fo:min-width="7.489cm"/>
    </style:style>
    <style:style style:name="gr226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5.939cm"/>
    </style:style>
    <style:style style:name="gr227" style:family="graphic" style:parent-style-name="standard">
      <style:graphic-properties draw:fill-color="#eeeeee" draw:textarea-horizontal-align="justify" draw:textarea-vertical-align="middle" draw:auto-grow-height="false" fo:min-height="0.962cm" fo:min-width="10.13cm"/>
    </style:style>
    <style:style style:name="gr228" style:family="graphic" style:parent-style-name="standard">
      <style:graphic-properties draw:fill-color="#eeeeee" draw:textarea-horizontal-align="justify" draw:textarea-vertical-align="middle" draw:auto-grow-height="false" fo:min-height="0.909cm" fo:min-width="6.804cm"/>
    </style:style>
    <style:style style:name="gr229" style:family="graphic" style:parent-style-name="standard">
      <style:graphic-properties draw:fill-color="#eeeeee" draw:textarea-horizontal-align="justify" draw:textarea-vertical-align="middle" draw:auto-grow-height="false" fo:min-height="0.673cm" fo:min-width="6.804cm"/>
    </style:style>
    <style:style style:name="gr230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42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1.303cm" svg:height="1.016cm" svg:x="117.205cm" svg:y="21.955cm">
          <text:p text:style-name="P2"><text:span text:style-name="T1">Элис, ты в психиатрической больнице, в отделении интенсивного наблюдения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8" draw:id="id238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5" draw:id="id195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0" draw:id="id200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1" draw:id="id201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7" draw:id="id207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17" draw:id="id217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5" draw:id="id205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8" draw:id="id208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1" draw:id="id211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0" draw:id="id210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0" draw:id="id220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4" draw:id="id224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27" draw:id="id227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3" draw:id="id213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3" draw:id="id223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2" draw:id="id232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1" draw:id="id231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34" draw:id="id234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35" draw:id="id235" draw:layer="layout" svg:width="2.032cm" svg:height="0.508cm" svg:x="140.319cm" svg:y="76.819cm">
          <text:p text:style-name="P2"><text:span text:style-name="T2">M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3" draw:id="id203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13cm" svg:y1="64.246cm" svg:x2="146.224cm" svg:y2="70.342cm" draw:start-shape="id195" draw:start-glue-point="3" draw:end-shape="id196" draw:end-glue-point="0" svg:d="M152130 64246h-5906v6096" svg:viewBox="0 0 5907 6097">
          <text:p/>
        </draw:connector>
        <draw:custom-shape draw:style-name="gr85" draw:text-style-name="P10" xml:id="id198" draw:id="id198" draw:layer="layout" svg:width="4.191cm" svg:height="1.143cm" svg:x="143.367cm" svg:y="37.576cm">
          <text:p text:style-name="P2"><text:span text:style-name="T2">InfoBloc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7" draw:start-glue-point="1" draw:end-shape="id198" draw:end-glue-point="3" svg:d="M141335 38211l2032-64" svg:viewBox="0 0 2033 65">
          <text:p/>
        </draw:connector>
        <draw:custom-shape draw:style-name="gr85" draw:text-style-name="P10" xml:id="id199" draw:id="id199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199" draw:start-glue-point="2" draw:end-shape="id200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199" draw:start-glue-point="2" draw:end-shape="id201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199" draw:start-glue-point="2" draw:end-shape="id202" draw:end-glue-point="0" svg:d="M160829 59547l8255 3556" svg:viewBox="0 0 8256 3557">
          <text:p/>
        </draw:connector>
        <draw:custom-shape draw:style-name="gr85" draw:text-style-name="P10" xml:id="id204" draw:id="id204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3" draw:start-glue-point="2" draw:end-shape="id204" draw:end-glue-point="0" svg:d="M143406 78883l24 2254" svg:viewBox="0 0 25 2255">
          <text:p/>
        </draw:connector>
        <draw:custom-shape draw:style-name="gr4" draw:text-style-name="P3" xml:id="id236" draw:id="id236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6" draw:id="id206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5" draw:start-glue-point="2" draw:end-shape="id206" draw:end-glue-point="0" svg:d="M157654 72120v1124h-2204v1123" svg:viewBox="0 0 2205 2248">
          <text:p/>
        </draw:connector>
        <draw:custom-shape draw:style-name="gr4" draw:text-style-name="P3" xml:id="id237" draw:id="id237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2" draw:id="id212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07" draw:start-glue-point="3" draw:end-shape="id208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09" draw:start-glue-point="2" draw:end-shape="id210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1" draw:start-glue-point="2" draw:end-shape="id212" draw:end-glue-point="0" svg:d="M167116 72120v1061h-2972v1060" svg:viewBox="0 0 2973 2122">
          <text:p/>
        </draw:connector>
        <draw:connector draw:style-name="gr9" draw:text-style-name="P8" draw:layer="layout" draw:type="line" svg:x1="160.829cm" svg:y1="59.547cm" svg:x2="175.942cm" svg:y2="62.849cm" draw:start-shape="id199" draw:start-glue-point="2" draw:end-shape="id213" draw:end-glue-point="0" svg:d="M160829 59547l15113 3302" svg:viewBox="0 0 15114 3303">
          <text:p/>
        </draw:connector>
        <draw:custom-shape draw:style-name="gr86" draw:text-style-name="P15" xml:id="id214" draw:id="id214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4" draw:start-glue-point="2" draw:end-shape="id215" draw:end-glue-point="0" svg:d="M179054 68564l-3683 3429" svg:viewBox="0 0 3684 3430">
          <text:p/>
        </draw:connector>
        <draw:custom-shape draw:style-name="gr84" draw:text-style-name="P3" xml:id="id221" draw:id="id221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4" draw:start-glue-point="2" draw:end-shape="id216" draw:end-glue-point="0" svg:d="M179054 68564l5207 3302" svg:viewBox="0 0 5208 3303">
          <text:p/>
        </draw:connector>
        <draw:custom-shape draw:style-name="gr85" draw:text-style-name="P10" xml:id="id219" draw:id="id219" draw:layer="layout" svg:width="4.191cm" svg:height="1.143cm" svg:x="162.925cm" svg:y="31.099cm">
          <text:p text:style-name="P2"><text:span text:style-name="T2">Bloc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18" draw:id="id218" draw:layer="layout" svg:width="4.191cm" svg:height="1.143cm" svg:x="137.144cm" svg:y="44.815cm">
          <text:p text:style-name="P2"><text:span text:style-name="T2">Bloc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17" draw:start-glue-point="2" draw:end-shape="id218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19" draw:start-glue-point="2" draw:end-shape="id220" draw:end-glue-point="0" svg:d="M165020 32242l-1524 2032" svg:viewBox="0 0 1525 2033">
          <text:p/>
        </draw:connector>
        <draw:custom-shape draw:style-name="gr85" draw:text-style-name="P10" xml:id="id222" draw:id="id222" draw:layer="layout" svg:width="4.191cm" svg:height="1.143cm" svg:x="184.261cm" svg:y="75.676cm">
          <text:p text:style-name="P2"><text:span text:style-name="T2">Bloc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1" draw:start-glue-point="2" draw:end-shape="id222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3" draw:start-glue-point="2" draw:end-shape="id214" draw:end-glue-point="0" svg:d="M176260 64881v1461h2794v1460" svg:viewBox="0 0 2795 2922">
          <text:p/>
        </draw:connector>
        <draw:custom-shape draw:style-name="gr86" draw:text-style-name="P15" xml:id="id225" draw:id="id225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4" draw:start-glue-point="2" draw:end-shape="id225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5" draw:start-glue-point="2" draw:end-shape="id226" draw:end-glue-point="0" svg:d="M168423 51199l4860 1998" svg:viewBox="0 0 4861 1999">
          <text:p/>
        </draw:connector>
        <draw:custom-shape draw:style-name="gr6" draw:text-style-name="P6" xml:id="id226" draw:id="id226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8" draw:id="id228" draw:layer="layout" svg:width="4.191cm" svg:height="1.143cm" svg:x="180.705cm" svg:y="54.086cm">
          <text:p text:style-name="P2"><text:span text:style-name="T2">InfoBloc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27" draw:start-glue-point="1" draw:end-shape="id228" draw:end-glue-point="3" svg:d="M178419 54721l2286-64" svg:viewBox="0 0 2287 65">
          <text:p/>
        </draw:connector>
        <draw:custom-shape draw:style-name="gr85" draw:text-style-name="P10" xml:id="id229" draw:id="id229" draw:layer="layout" svg:width="4.191cm" svg:height="1.143cm" svg:x="160.639cm" svg:y="53.959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5" draw:start-glue-point="3" draw:end-shape="id229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5" draw:id="id215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0" draw:id="id230" draw:layer="layout" svg:width="4.191cm" svg:height="1.143cm" svg:x="172.577cm" svg:y="79.86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0" draw:start-glue-point="2" draw:end-shape="id231" draw:end-glue-point="0" svg:d="M174672 81010l-56 1905" svg:viewBox="0 0 57 1906">
          <text:p/>
        </draw:connector>
        <draw:custom-shape draw:style-name="gr21" draw:text-style-name="P10" xml:id="id233" draw:id="id233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2" draw:start-glue-point="2" draw:end-shape="id233" draw:end-glue-point="0" svg:d="M175470 84439l28 1905" svg:viewBox="0 0 29 1906">
          <text:p/>
        </draw:connector>
        <draw:connector draw:style-name="gr7" draw:text-style-name="P2" draw:layer="layout" svg:x1="143.494cm" svg:y1="75.422cm" svg:x2="141.335cm" svg:y2="76.819cm" draw:start-shape="id234" draw:start-glue-point="2" draw:end-shape="id235" draw:end-glue-point="0" svg:d="M143494 75422v699h-2159v698" svg:viewBox="0 0 2160 1398">
          <text:p/>
        </draw:connector>
        <draw:connector draw:style-name="gr7" draw:text-style-name="P2" draw:layer="layout" svg:x1="157.673cm" svg:y1="75.891cm" svg:x2="142.351cm" svg:y2="77.073cm" draw:start-shape="id236" draw:start-glue-point="2" draw:end-shape="id235" draw:end-glue-point="1" svg:d="M157673 75891v1182h-15322" svg:viewBox="0 0 15323 1183">
          <text:p/>
        </draw:connector>
        <draw:connector draw:style-name="gr7" draw:text-style-name="P2" draw:layer="layout" svg:x1="166.367cm" svg:y1="75.765cm" svg:x2="142.351cm" svg:y2="77.073cm" draw:start-shape="id237" draw:start-glue-point="2" draw:end-shape="id235" draw:end-glue-point="1" svg:d="M166367 75765v1308h-24016" svg:viewBox="0 0 24017 1309">
          <text:p/>
        </draw:connector>
        <draw:custom-shape draw:style-name="gr8" draw:text-style-name="P7" xml:id="id239" draw:id="id239" draw:layer="layout" svg:width="3.81cm" svg:height="0.762cm" svg:x="139.811cm" svg:y="4.302cm">
          <text:p text:style-name="P2"><text:span text:style-name="T1">Добавляет портрет</text:span></text:p>
          <text:p text:style-name="P2"><text:span text:style-name="T1">Собственного 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272cm" svg:y1="5.191cm" svg:x2="143.621cm" svg:y2="4.683cm" draw:start-shape="id238" draw:start-glue-point="3" draw:end-shape="id239" draw:end-glue-point="1" svg:d="M145272 5191l-1651-508" svg:viewBox="0 0 1652 509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40" draw:id="id240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4" draw:id="id244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40" draw:start-glue-point="2" draw:end-shape="id241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6" draw:id="id246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2" draw:id="id242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7" draw:id="id247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3" draw:id="id243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2" draw:start-glue-point="3" draw:end-shape="id243" draw:end-glue-point="0" svg:d="M137906 13065h-5398v2159" svg:viewBox="0 0 5399 2160">
          <text:p/>
        </draw:connector>
        <draw:custom-shape draw:style-name="gr88" draw:text-style-name="P9" xml:id="id245" draw:id="id245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4" draw:start-glue-point="3" draw:end-shape="id245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5" draw:start-glue-point="2" draw:end-shape="id246" draw:end-glue-point="0" svg:d="M140319 10144v571h-1715v572" svg:viewBox="0 0 1716 1144">
          <text:p/>
        </draw:connector>
        <draw:custom-shape draw:style-name="gr89" draw:text-style-name="P9" xml:id="id248" draw:id="id248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7" draw:start-glue-point="2" draw:end-shape="id248" draw:end-glue-point="0" svg:d="M133270 16748v444h-63v445" svg:viewBox="0 0 64 890">
          <text:p/>
        </draw:connector>
        <draw:custom-shape draw:style-name="gr77" draw:text-style-name="P3" xml:id="id250" draw:id="id250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9" draw:id="id249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8" draw:start-glue-point="2" draw:end-shape="id249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1" draw:id="id251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2" draw:id="id252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50" draw:start-glue-point="2" draw:end-shape="id251" draw:end-glue-point="0" svg:d="M133161 21527v595h-526v595" svg:viewBox="0 0 527 1191">
          <text:p/>
        </draw:connector>
        <draw:custom-shape draw:style-name="gr90" draw:text-style-name="P3" xml:id="id254" draw:id="id254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3" draw:id="id253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2" draw:start-glue-point="2" draw:end-shape="id253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5" draw:id="id255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6" draw:id="id256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4" draw:start-glue-point="2" draw:end-shape="id255" draw:end-glue-point="0" svg:d="M132594 27797v572h-340v571" svg:viewBox="0 0 341 1144">
          <text:p/>
        </draw:connector>
        <draw:custom-shape draw:style-name="gr90" draw:text-style-name="P3" xml:id="id258" draw:id="id258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7" draw:id="id257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6" draw:start-glue-point="2" draw:end-shape="id257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9" draw:id="id259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0" draw:id="id260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8" draw:start-glue-point="2" draw:end-shape="id259" draw:end-glue-point="0" svg:d="M133996 33569v655h-2049v654" svg:viewBox="0 0 2050 1310">
          <text:p/>
        </draw:connector>
        <draw:custom-shape draw:style-name="gr92" draw:text-style-name="P3" xml:id="id262" draw:id="id262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1" draw:id="id261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60" draw:start-glue-point="2" draw:end-shape="id261" draw:end-glue-point="0" svg:d="M132265 36910v614h751v614" svg:viewBox="0 0 752 1229">
          <text:p/>
        </draw:connector>
        <draw:custom-shape draw:style-name="gr93" draw:text-style-name="P9" xml:id="id263" draw:id="id263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2" draw:start-glue-point="2" draw:end-shape="id263" draw:end-glue-point="0" svg:d="M133343 39608v508h-9v508" svg:viewBox="0 0 10 1017">
          <text:p/>
        </draw:connector>
        <draw:custom-shape draw:style-name="gr92" draw:text-style-name="P3" xml:id="id265" draw:id="id265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4" draw:id="id264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3" draw:start-glue-point="2" draw:end-shape="id264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6" draw:id="id266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7" draw:id="id267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5" draw:start-glue-point="3" draw:end-shape="id266" draw:end-glue-point="0" svg:d="M131048 43899h-2604v1424" svg:viewBox="0 0 2605 1425">
          <text:p/>
        </draw:connector>
        <draw:custom-shape draw:style-name="gr93" draw:text-style-name="P9" xml:id="id268" draw:id="id268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7" draw:start-glue-point="2" draw:end-shape="id268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9" draw:id="id269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0" draw:id="id270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8" draw:start-glue-point="2" draw:end-shape="id269" draw:end-glue-point="0" svg:d="M129905 49768v571h-699v572" svg:viewBox="0 0 700 1144">
          <text:p/>
        </draw:connector>
        <draw:custom-shape draw:style-name="gr94" draw:text-style-name="P9" xml:id="id271" draw:id="id271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70" draw:start-glue-point="2" draw:end-shape="id271" draw:end-glue-point="0" svg:d="M129524 52943v381h1079v381" svg:viewBox="0 0 1080 763">
          <text:p/>
        </draw:connector>
        <draw:custom-shape draw:style-name="gr92" draw:text-style-name="P3" xml:id="id273" draw:id="id273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2" draw:id="id272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71" draw:start-glue-point="2" draw:end-shape="id272" draw:end-glue-point="0" svg:d="M130603 55483v726h-273v725" svg:viewBox="0 0 274 1452">
          <text:p/>
        </draw:connector>
        <draw:custom-shape draw:style-name="gr95" draw:text-style-name="P9" xml:id="id274" draw:id="id274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3" draw:start-glue-point="2" draw:end-shape="id274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5" draw:id="id275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6" draw:id="id276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4" draw:start-glue-point="2" draw:end-shape="id275" draw:end-glue-point="0" svg:d="M131097 60436v775h-356v776" svg:viewBox="0 0 357 1552">
          <text:p/>
        </draw:connector>
        <draw:custom-shape draw:style-name="gr92" draw:text-style-name="P3" xml:id="id278" draw:id="id278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7" draw:id="id277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6" draw:start-glue-point="2" draw:end-shape="id277" svg:d="M131059 64019v749h33v748" svg:viewBox="0 0 34 1498">
          <text:p/>
        </draw:connector>
        <draw:custom-shape draw:style-name="gr96" draw:text-style-name="P9" xml:id="id279" draw:id="id279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8" draw:start-glue-point="2" draw:end-shape="id279" draw:end-glue-point="0" svg:d="M131419 66986v598h10v599" svg:viewBox="0 0 11 1198">
          <text:p/>
        </draw:connector>
        <draw:custom-shape draw:style-name="gr97" draw:text-style-name="P3" xml:id="id281" draw:id="id281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0" draw:id="id280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9" draw:start-glue-point="2" draw:end-shape="id280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2" draw:id="id282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3" draw:id="id283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81" draw:start-glue-point="2" draw:end-shape="id282" draw:end-glue-point="0" svg:d="M131870 72628v889h-1521v889" svg:viewBox="0 0 1522 1779">
          <text:p/>
        </draw:connector>
        <draw:custom-shape draw:style-name="gr95" draw:text-style-name="P9" xml:id="id284" draw:id="id284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3" draw:start-glue-point="2" draw:end-shape="id284" draw:end-glue-point="0" svg:d="M130667 76438v698h1347v699" svg:viewBox="0 0 1348 1398">
          <text:p/>
        </draw:connector>
        <draw:custom-shape draw:style-name="gr98" draw:text-style-name="P3" xml:id="id286" draw:id="id286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5" draw:id="id285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4" draw:start-glue-point="2" draw:end-shape="id285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8" draw:id="id288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9" draw:id="id289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7" draw:id="id287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6" draw:start-glue-point="2" draw:end-shape="id287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7" draw:start-glue-point="2" draw:end-shape="id288" draw:end-glue-point="0" svg:d="M131986 84058v698h-748v699" svg:viewBox="0 0 749 1398">
          <text:p/>
        </draw:connector>
        <draw:custom-shape draw:style-name="gr98" draw:text-style-name="P3" xml:id="id291" draw:id="id291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0" draw:id="id290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9" draw:start-glue-point="2" draw:end-shape="id290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2" draw:id="id292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3" draw:id="id293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91" draw:start-glue-point="2" draw:end-shape="id292" draw:end-glue-point="0" svg:d="M132572 90027v572h-1207v571" svg:viewBox="0 0 1208 1144">
          <text:p/>
        </draw:connector>
        <draw:custom-shape draw:style-name="gr98" draw:text-style-name="P3" xml:id="id295" draw:id="id295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4" draw:id="id294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3" draw:start-glue-point="2" draw:end-shape="id294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6" draw:id="id296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7" draw:id="id297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5" draw:start-glue-point="2" draw:end-shape="id296" draw:end-glue-point="0" svg:d="M132699 95815v662h-1207v662" svg:viewBox="0 0 1208 1325">
          <text:p/>
        </draw:connector>
        <draw:custom-shape draw:style-name="gr98" draw:text-style-name="P3" xml:id="id299" draw:id="id299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8" draw:id="id298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7" draw:start-glue-point="2" draw:end-shape="id298" draw:end-glue-point="0" svg:d="M131810 99171v572h1206v571" svg:viewBox="0 0 1207 1144">
          <text:p/>
        </draw:connector>
        <draw:custom-shape draw:style-name="gr95" draw:text-style-name="P9" xml:id="id300" draw:id="id300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2" draw:id="id302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1" draw:id="id301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9" draw:start-glue-point="2" draw:end-shape="id300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300" draw:start-glue-point="2" draw:end-shape="id301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3" draw:id="id303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4" draw:id="id304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2" draw:start-glue-point="2" draw:end-shape="id303" draw:end-glue-point="0" svg:d="M134798 106537v635h-2798v635" svg:viewBox="0 0 2799 1271">
          <text:p/>
        </draw:connector>
        <draw:custom-shape draw:style-name="gr97" draw:text-style-name="P3" xml:id="id306" draw:id="id306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5" draw:id="id305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4" draw:start-glue-point="2" draw:end-shape="id305" draw:end-glue-point="0" svg:d="M132318 109839v552h1098v552" svg:viewBox="0 0 1099 1105">
          <text:p/>
        </draw:connector>
        <draw:custom-shape draw:style-name="gr95" draw:text-style-name="P9" xml:id="id307" draw:id="id307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6" draw:start-glue-point="2" draw:end-shape="id307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8" draw:id="id308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9" draw:id="id309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7" draw:start-glue-point="2" draw:end-shape="id308" draw:end-glue-point="0" svg:d="M134808 114665v952h-1665v953" svg:viewBox="0 0 1666 1906">
          <text:p/>
        </draw:connector>
        <draw:custom-shape draw:style-name="gr100" draw:text-style-name="P3" xml:id="id311" draw:id="id311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0" draw:id="id310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9" draw:start-glue-point="2" draw:end-shape="id310" draw:end-glue-point="0" svg:d="M133461 118602v572h324v571" svg:viewBox="0 0 325 1144">
          <text:p/>
        </draw:connector>
        <draw:custom-shape draw:style-name="gr101" draw:text-style-name="P9" xml:id="id312" draw:id="id312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11" draw:start-glue-point="2" draw:end-shape="id312" draw:end-glue-point="0" svg:d="M135560 121215v599h-67v598" svg:viewBox="0 0 68 1198">
          <text:p/>
        </draw:connector>
        <draw:custom-shape draw:style-name="gr102" draw:text-style-name="P3" xml:id="id315" draw:id="id315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3" draw:id="id313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2" draw:start-glue-point="2" draw:end-shape="id313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4" draw:id="id314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6" draw:id="id316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4" draw:start-glue-point="0" draw:end-shape="id315" draw:end-glue-point="2" svg:d="M134413 128508v-698h1671v-699" svg:viewBox="0 0 1672 1398">
          <text:p/>
        </draw:connector>
        <draw:custom-shape draw:style-name="gr103" draw:text-style-name="P9" xml:id="id317" draw:id="id317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6" draw:start-glue-point="2" draw:end-shape="id317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0" draw:id="id320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8" draw:id="id318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21" draw:id="id321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9" draw:id="id319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8" draw:start-glue-point="2" draw:end-shape="id319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20" draw:start-glue-point="2" draw:end-shape="id318" draw:end-glue-point="0" svg:d="M135620 140712v445h952v444" svg:viewBox="0 0 953 890">
          <text:p/>
        </draw:connector>
        <draw:custom-shape draw:style-name="gr49" draw:text-style-name="P9" xml:id="id322" draw:id="id322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21" draw:start-glue-point="2" draw:end-shape="id322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5" draw:id="id325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3" draw:id="id323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2" draw:start-glue-point="2" draw:end-shape="id323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7" draw:start-glue-point="2" draw:end-shape="id324" draw:end-glue-point="0" svg:d="M137031 132826v572h-1348v571" svg:viewBox="0 0 1349 1144">
          <text:p/>
        </draw:connector>
        <draw:custom-shape draw:style-name="gr105" draw:text-style-name="P3" xml:id="id327" draw:id="id327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6" draw:id="id326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5" draw:start-glue-point="2" draw:end-shape="id326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9" draw:id="id329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8" draw:id="id328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7" draw:start-glue-point="2" draw:end-shape="id328" draw:end-glue-point="0" svg:d="M138099 153829v490h-2034v490" svg:viewBox="0 0 2035 981">
          <text:p/>
        </draw:connector>
        <draw:custom-shape draw:style-name="gr105" draw:text-style-name="P3" xml:id="id331" draw:id="id331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0" draw:id="id330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9" draw:start-glue-point="2" draw:end-shape="id330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3" draw:id="id333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2" draw:id="id332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31" draw:start-glue-point="2" draw:end-shape="id332" draw:end-glue-point="0" svg:d="M138965 159569v726h-1884v725" svg:viewBox="0 0 1885 1452">
          <text:p/>
        </draw:connector>
        <draw:custom-shape draw:style-name="gr107" draw:text-style-name="P9" xml:id="id334" draw:id="id334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3" draw:start-glue-point="2" draw:end-shape="id334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6" draw:id="id336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5" draw:id="id335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4" draw:start-glue-point="2" draw:end-shape="id335" draw:end-glue-point="0" svg:d="M138414 165338v635h-1460v635" svg:viewBox="0 0 1461 1271">
          <text:p/>
        </draw:connector>
        <draw:custom-shape draw:style-name="gr108" draw:text-style-name="P3" xml:id="id339" draw:id="id339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7" draw:id="id337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6" draw:start-glue-point="2" draw:end-shape="id337" draw:end-glue-point="0" svg:d="M137271 168628v605h38v604" svg:viewBox="0 0 39 1210">
          <text:p/>
        </draw:connector>
        <draw:custom-shape draw:style-name="gr109" draw:text-style-name="P9" xml:id="id338" draw:id="id338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8" draw:start-glue-point="0" draw:end-shape="id339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1" draw:id="id341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0" draw:id="id340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8" draw:start-glue-point="2" draw:end-shape="id340" draw:end-glue-point="0" svg:d="M138287 173847v635h-1587v635" svg:viewBox="0 0 1588 1271">
          <text:p/>
        </draw:connector>
        <draw:custom-shape draw:style-name="gr110" draw:text-style-name="P9" xml:id="id342" draw:id="id342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41" draw:start-glue-point="2" draw:end-shape="id342" draw:end-glue-point="0" svg:d="M137017 177137v578h1651v577" svg:viewBox="0 0 1652 1156">
          <text:p/>
        </draw:connector>
        <draw:custom-shape draw:style-name="gr111" draw:text-style-name="P3" xml:id="id344" draw:id="id344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3" draw:id="id343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2" draw:start-glue-point="2" draw:end-shape="id343" draw:end-glue-point="0" svg:d="M138668 180070v445h-231v444" svg:viewBox="0 0 232 890">
          <text:p/>
        </draw:connector>
        <draw:custom-shape draw:style-name="gr112" draw:text-style-name="P9" xml:id="id345" draw:id="id345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4" draw:start-glue-point="2" draw:end-shape="id345" draw:end-glue-point="0" svg:d="M139664 182864v442h-6v443" svg:viewBox="0 0 7 886">
          <text:p/>
        </draw:connector>
        <draw:custom-shape draw:style-name="gr113" draw:text-style-name="P3" xml:id="id349" draw:id="id349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7" draw:id="id347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6" draw:id="id346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5" draw:start-glue-point="2" draw:end-shape="id346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7" draw:start-glue-point="2" draw:end-shape="id348" draw:end-glue-point="0" svg:d="M137906 187805v451h1206v450" svg:viewBox="0 0 1207 902">
          <text:p/>
        </draw:connector>
        <draw:custom-shape draw:style-name="gr114" draw:text-style-name="P3" xml:id="id353" draw:id="id353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2" draw:id="id352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51" draw:id="id351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9" draw:start-glue-point="2" draw:end-shape="id350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51" draw:start-glue-point="2" draw:end-shape="id352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5" draw:id="id355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4" draw:id="id354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3" draw:start-glue-point="2" draw:end-shape="id354" draw:end-glue-point="0" svg:d="M140593 195945v762h-1988v762" svg:viewBox="0 0 1989 1525">
          <text:p/>
        </draw:connector>
        <draw:custom-shape draw:style-name="gr115" draw:text-style-name="P3" xml:id="id357" draw:id="id357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5" draw:start-glue-point="2" draw:end-shape="id356" draw:end-glue-point="0" svg:d="M138922 199489v564h1166v564" svg:viewBox="0 0 1167 1129">
          <text:p/>
        </draw:connector>
        <draw:custom-shape draw:style-name="gr116" draw:text-style-name="P3" xml:id="id360" draw:id="id360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8" draw:id="id358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7" draw:start-glue-point="2" draw:end-shape="id358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61" draw:id="id361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9" draw:id="id359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9" draw:start-glue-point="0" draw:end-shape="id360" draw:end-glue-point="2" svg:d="M139367 205609v-545h1984v-544" svg:viewBox="0 0 1985 1090">
          <text:p/>
        </draw:connector>
        <draw:custom-shape draw:style-name="gr117" draw:text-style-name="P3" xml:id="id363" draw:id="id363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61" draw:start-glue-point="2" draw:end-shape="id362" svg:d="M139684 207629v566h935v565" svg:viewBox="0 0 936 1132">
          <text:p/>
        </draw:connector>
        <draw:custom-shape draw:style-name="gr116" draw:text-style-name="P3" xml:id="id365" draw:id="id365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3" draw:start-glue-point="2" draw:end-shape="id364" draw:end-glue-point="0" svg:d="M141528 210550v539h-257v538" svg:viewBox="0 0 258 1078">
          <text:p/>
        </draw:connector>
        <draw:custom-shape draw:style-name="gr116" draw:text-style-name="P3" xml:id="id367" draw:id="id367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5" draw:start-glue-point="2" draw:end-shape="id366" draw:end-glue-point="0" svg:d="M142113 213090v441h-760v442" svg:viewBox="0 0 761 884">
          <text:p/>
        </draw:connector>
        <draw:custom-shape draw:style-name="gr116" draw:text-style-name="P3" xml:id="id369" draw:id="id369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7" draw:start-glue-point="2" draw:end-shape="id368" draw:end-glue-point="0" svg:d="M142195 215436v421h-816v421" svg:viewBox="0 0 817 843">
          <text:p/>
        </draw:connector>
        <draw:custom-shape draw:style-name="gr117" draw:text-style-name="P3" xml:id="id371" draw:id="id371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0" draw:id="id370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9" draw:start-glue-point="2" draw:end-shape="id370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3" draw:id="id373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2" draw:id="id372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71" draw:start-glue-point="2" draw:end-shape="id372" draw:end-glue-point="0" svg:d="M142561 220456v445h-1924v444" svg:viewBox="0 0 1925 890">
          <text:p/>
        </draw:connector>
        <draw:custom-shape draw:style-name="gr117" draw:text-style-name="P3" xml:id="id375" draw:id="id375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3" draw:start-glue-point="2" draw:end-shape="id374" draw:end-glue-point="0" svg:d="M140954 223365v578h952v577" svg:viewBox="0 0 953 1156">
          <text:p/>
        </draw:connector>
        <draw:custom-shape draw:style-name="gr116" draw:text-style-name="P3" xml:id="id377" draw:id="id377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6" draw:id="id376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5" draw:start-glue-point="2" draw:end-shape="id376" draw:end-glue-point="0" svg:d="M142815 226310v533h-655v532" svg:viewBox="0 0 656 1066">
          <text:p/>
        </draw:connector>
        <draw:custom-shape draw:style-name="gr118" draw:text-style-name="P9" xml:id="id378" draw:id="id378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7" draw:start-glue-point="2" draw:end-shape="id378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0" draw:id="id380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9" draw:id="id379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8" draw:start-glue-point="2" draw:end-shape="id379" draw:end-glue-point="0" svg:d="M142986 231058v668h-1714v668" svg:viewBox="0 0 1715 1337">
          <text:p/>
        </draw:connector>
        <draw:custom-shape draw:style-name="gr116" draw:text-style-name="P3" xml:id="id382" draw:id="id382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80" draw:start-glue-point="2" draw:end-shape="id381" draw:end-glue-point="0" svg:d="M141589 234414v481h943v481" svg:viewBox="0 0 944 963">
          <text:p/>
        </draw:connector>
        <draw:custom-shape draw:style-name="gr119" draw:text-style-name="P3" xml:id="id384" draw:id="id384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2" draw:start-glue-point="2" draw:end-shape="id383" svg:d="M143374 236839v589h-641v589" svg:viewBox="0 0 642 1179">
          <text:p/>
        </draw:connector>
        <draw:custom-shape draw:style-name="gr116" draw:text-style-name="P3" xml:id="id386" draw:id="id386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5" draw:id="id385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4" draw:start-glue-point="2" draw:end-shape="id385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8" draw:id="id388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7" draw:id="id387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6" draw:start-glue-point="2" draw:end-shape="id387" draw:end-glue-point="0" svg:d="M143891 242427v444h-1730v445" svg:viewBox="0 0 1731 890">
          <text:p/>
        </draw:connector>
        <draw:custom-shape draw:style-name="gr116" draw:text-style-name="P3" xml:id="id390" draw:id="id390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9" draw:id="id389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8" draw:start-glue-point="2" draw:end-shape="id389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2" draw:id="id392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91" draw:id="id391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90" draw:start-glue-point="2" draw:end-shape="id391" draw:end-glue-point="0" svg:d="M143478 248335v481h-1825v481" svg:viewBox="0 0 1826 963">
          <text:p/>
        </draw:connector>
        <draw:custom-shape draw:style-name="gr116" draw:text-style-name="P3" xml:id="id394" draw:id="id394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2" draw:start-glue-point="2" draw:end-shape="id393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4" draw:start-glue-point="2" draw:end-shape="id395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1" draw:id="id401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8" draw:id="id398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6" draw:id="id396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3" draw:id="id403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7" draw:id="id397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6" draw:start-glue-point="2" draw:end-shape="id397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8" draw:start-glue-point="2" draw:end-shape="id396" draw:end-glue-point="0" svg:d="M144229 264710v492h408v492" svg:viewBox="0 0 409 985">
          <text:p/>
        </draw:connector>
        <draw:custom-shape draw:style-name="gr123" draw:text-style-name="P3" xml:id="id399" draw:id="id399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2" draw:id="id402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9" draw:start-glue-point="2" draw:end-shape="id400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401" draw:start-glue-point="2" draw:end-shape="id402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5" draw:id="id405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4" draw:id="id404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3" draw:start-glue-point="2" draw:end-shape="id404" draw:end-glue-point="0" svg:d="M144356 269721v710h-951v710" svg:viewBox="0 0 952 1421">
          <text:p/>
        </draw:connector>
        <draw:custom-shape draw:style-name="gr126" draw:text-style-name="P9" xml:id="id406" draw:id="id406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5" draw:start-glue-point="2" draw:end-shape="id406" draw:end-glue-point="0" svg:d="M143722 273161v444h490v445" svg:viewBox="0 0 491 890">
          <text:p/>
        </draw:connector>
        <draw:custom-shape draw:style-name="gr123" draw:text-style-name="P3" xml:id="id408" draw:id="id408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6" draw:start-glue-point="2" draw:end-shape="id407" draw:end-glue-point="0" svg:d="M144212 277225v569h127v569" svg:viewBox="0 0 128 1139">
          <text:p/>
        </draw:connector>
        <draw:custom-shape draw:style-name="gr123" draw:text-style-name="P3" xml:id="id410" draw:id="id410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9" draw:id="id409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8" draw:start-glue-point="2" draw:end-shape="id409" draw:end-glue-point="0" svg:d="M145365 279691v672h-792v672" svg:viewBox="0 0 793 1345">
          <text:p/>
        </draw:connector>
        <draw:custom-shape draw:style-name="gr127" draw:text-style-name="P9" xml:id="id411" draw:id="id411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10" draw:start-glue-point="2" draw:end-shape="id411" draw:end-glue-point="0" svg:d="M145599 282363v416h-73v415" svg:viewBox="0 0 74 832">
          <text:p/>
        </draw:connector>
        <draw:custom-shape draw:style-name="gr123" draw:text-style-name="P3" xml:id="id413" draw:id="id413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2" draw:id="id412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11" draw:start-glue-point="2" draw:end-shape="id412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5" draw:id="id415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4" draw:id="id414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3" draw:start-glue-point="2" draw:end-shape="id414" draw:end-glue-point="0" svg:d="M145853 286808v733h-2538v733" svg:viewBox="0 0 2539 1467">
          <text:p/>
        </draw:connector>
        <draw:custom-shape draw:style-name="gr123" draw:text-style-name="P3" xml:id="id417" draw:id="id417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6" draw:id="id416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5" draw:start-glue-point="2" draw:end-shape="id416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9" draw:id="id419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8" draw:id="id418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7" draw:start-glue-point="2" draw:end-shape="id418" draw:end-glue-point="0" svg:d="M145534 292602v509h-1324v509" svg:viewBox="0 0 1325 1019">
          <text:p/>
        </draw:connector>
        <draw:custom-shape draw:style-name="gr127" draw:text-style-name="P9" xml:id="id420" draw:id="id420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9" draw:start-glue-point="2" draw:end-shape="id420" draw:end-glue-point="0" svg:d="M144527 295640v492h2142v492" svg:viewBox="0 0 2143 985">
          <text:p/>
        </draw:connector>
        <draw:custom-shape draw:style-name="gr131" draw:text-style-name="P3" xml:id="id422" draw:id="id422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1" draw:id="id421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20" draw:start-glue-point="2" draw:end-shape="id421" draw:end-glue-point="0" svg:d="M146669 297672v416h-591v415" svg:viewBox="0 0 592 832">
          <text:p/>
        </draw:connector>
        <draw:custom-shape draw:style-name="gr127" draw:text-style-name="P9" xml:id="id423" draw:id="id423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2" draw:start-glue-point="2" draw:end-shape="id423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5" draw:id="id425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4" draw:id="id424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3" draw:start-glue-point="2" draw:end-shape="id424" draw:end-glue-point="0" svg:d="M147504 302097v645h-3085v645" svg:viewBox="0 0 3086 1291">
          <text:p/>
        </draw:connector>
        <draw:custom-shape draw:style-name="gr133" draw:text-style-name="P3" xml:id="id427" draw:id="id427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6" draw:id="id426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5" draw:start-glue-point="2" draw:end-shape="id426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9" draw:id="id429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8" draw:id="id428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7" draw:start-glue-point="2" draw:end-shape="id428" draw:end-glue-point="0" svg:d="M147400 308340v635h-3362v635" svg:viewBox="0 0 3363 1271">
          <text:p/>
        </draw:connector>
        <draw:custom-shape draw:style-name="gr135" draw:text-style-name="P3" xml:id="id431" draw:id="id431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0" draw:id="id430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9" draw:start-glue-point="2" draw:end-shape="id430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3" draw:id="id433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2" draw:id="id432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31" draw:start-glue-point="2" draw:end-shape="id432" draw:end-glue-point="0" svg:d="M147621 314563v508h-3682v508" svg:viewBox="0 0 3683 1017">
          <text:p/>
        </draw:connector>
        <draw:custom-shape draw:style-name="gr137" draw:text-style-name="P3" xml:id="id435" draw:id="id435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4" draw:id="id434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3" draw:start-glue-point="2" draw:end-shape="id434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7" draw:id="id437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6" draw:id="id436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5" draw:start-glue-point="2" draw:end-shape="id436" draw:end-glue-point="0" svg:d="M148319 320405v580h-4310v580" svg:viewBox="0 0 4311 1161">
          <text:p/>
        </draw:connector>
        <draw:custom-shape draw:style-name="gr139" draw:text-style-name="P3" xml:id="id439" draw:id="id439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8" draw:id="id438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7" draw:start-glue-point="2" draw:end-shape="id438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1" draw:id="id441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0" draw:id="id440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9" draw:start-glue-point="2" draw:end-shape="id440" draw:end-glue-point="0" svg:d="M145219 326247v577h-1591v578" svg:viewBox="0 0 1592 1156">
          <text:p/>
        </draw:connector>
        <draw:custom-shape draw:style-name="gr140" draw:text-style-name="P3" xml:id="id443" draw:id="id443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2" draw:id="id442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41" draw:start-glue-point="2" draw:end-shape="id442" draw:end-glue-point="0" svg:d="M143945 329422v510h552v509" svg:viewBox="0 0 553 1020">
          <text:p/>
        </draw:connector>
        <draw:custom-shape draw:style-name="gr141" draw:text-style-name="P9" xml:id="id444" draw:id="id444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3" draw:start-glue-point="2" draw:end-shape="id444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6" draw:id="id446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5" draw:id="id445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4" draw:start-glue-point="2" draw:end-shape="id445" draw:end-glue-point="0" svg:d="M146288 333994v508h-2787v508" svg:viewBox="0 0 2788 1017">
          <text:p/>
        </draw:connector>
        <draw:custom-shape draw:style-name="gr143" draw:text-style-name="P3" xml:id="id448" draw:id="id448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7" draw:id="id447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6" draw:start-glue-point="2" draw:end-shape="id447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0" draw:id="id450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9" draw:id="id449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8" draw:start-glue-point="2" draw:end-shape="id449" draw:end-glue-point="0" svg:d="M148021 339273v541h-4012v542" svg:viewBox="0 0 4013 1084">
          <text:p/>
        </draw:connector>
        <draw:custom-shape draw:style-name="gr144" draw:text-style-name="P9" xml:id="id451" draw:id="id451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50" draw:start-glue-point="2" draw:end-shape="id451" draw:end-glue-point="0" svg:d="M144326 342376v672h2595v672" svg:viewBox="0 0 2596 1345">
          <text:p/>
        </draw:connector>
        <draw:custom-shape draw:style-name="gr145" draw:text-style-name="P3" xml:id="id453" draw:id="id453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2" draw:id="id452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51" draw:start-glue-point="2" draw:end-shape="id452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5" draw:id="id455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4" draw:id="id454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3" draw:start-glue-point="2" draw:end-shape="id454" draw:end-glue-point="0" svg:d="M148471 347386v606h-4532v607" svg:viewBox="0 0 4533 1214">
          <text:p/>
        </draw:connector>
        <draw:custom-shape draw:style-name="gr144" draw:text-style-name="P9" xml:id="id458" draw:id="id458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7" draw:id="id457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6" draw:id="id456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5" draw:start-glue-point="2" draw:end-shape="id456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7" draw:start-glue-point="2" draw:end-shape="id458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0" draw:id="id460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9" draw:id="id459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8" draw:start-glue-point="2" draw:end-shape="id459" draw:end-glue-point="0" svg:d="M147179 354822v577h-2478v578" svg:viewBox="0 0 2479 1156">
          <text:p/>
        </draw:connector>
        <draw:custom-shape draw:style-name="gr144" draw:text-style-name="P9" xml:id="id461" draw:id="id461" draw:layer="layout" svg:width="9.148cm" svg:height="1.143cm" svg:x="143.02cm" svg:y="358.921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357.997cm" svg:x2="147.594cm" svg:y2="358.921cm" draw:start-shape="id460" draw:start-glue-point="2" draw:end-shape="id461" draw:end-glue-point="0" svg:d="M145018 357997v462h2576v462" svg:viewBox="0 0 2577 925">
          <text:p/>
        </draw:connector>
        <draw:custom-shape draw:style-name="gr147" draw:text-style-name="P3" xml:id="id463" draw:id="id463" draw:layer="layout" svg:width="10.538cm" svg:height="1.524cm" svg:x="143.37cm" svg:y="361.934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2" draw:id="id462" draw:layer="layout" svg:width="4.445cm" svg:height="0.508cm" svg:x="143.37cm" svg:y="361.42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94cm" svg:y1="360.064cm" svg:x2="145.592cm" svg:y2="361.426cm" draw:start-shape="id461" draw:start-glue-point="2" draw:end-shape="id462" svg:d="M147594 360064v681h-2002v681" svg:viewBox="0 0 2003 1363">
          <text:p/>
        </draw:connector>
        <draw:custom-shape draw:style-name="gr142" draw:text-style-name="P3" draw:layer="layout" svg:width="7.677cm" svg:height="1.016cm" svg:x="144.961cm" svg:y="365.236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5" draw:id="id465" draw:layer="layout" svg:width="2.032cm" svg:height="0.508cm" svg:x="144.961cm" svg:y="366.252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4" draw:id="id464" draw:layer="layout" svg:width="1.397cm" svg:height="0.508cm" svg:x="144.962cm" svg:y="364.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639cm" svg:y1="363.458cm" svg:x2="145.66cm" svg:y2="364.74cm" draw:start-shape="id463" draw:start-glue-point="2" draw:end-shape="id464" draw:end-glue-point="0" svg:d="M148639 363458v641h-2979v641" svg:viewBox="0 0 2980 1283">
          <text:p/>
        </draw:connector>
        <draw:custom-shape draw:style-name="gr148" draw:text-style-name="P3" xml:id="id467" draw:id="id467" draw:layer="layout" svg:width="9.344cm" svg:height="0.819cm" svg:x="144.945cm" svg:y="368.255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6" draw:id="id466" draw:layer="layout" svg:width="4.445cm" svg:height="0.508cm" svg:x="144.945cm" svg:y="367.74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977cm" svg:y1="366.76cm" svg:x2="147.167cm" svg:y2="367.747cm" draw:start-shape="id465" draw:start-glue-point="2" draw:end-shape="id466" draw:end-glue-point="0" svg:d="M145977 366760v494h1190v493" svg:viewBox="0 0 1191 988">
          <text:p/>
        </draw:connector>
        <draw:custom-shape draw:style-name="gr142" draw:text-style-name="P3" draw:layer="layout" svg:width="7.677cm" svg:height="1.016cm" svg:x="146.172cm" svg:y="370.577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9" draw:id="id469" draw:layer="layout" svg:width="2.032cm" svg:height="0.508cm" svg:x="146.172cm" svg:y="371.593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8" draw:id="id468" draw:layer="layout" svg:width="1.397cm" svg:height="0.508cm" svg:x="146.173cm" svg:y="370.0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17cm" svg:y1="369.074cm" svg:x2="146.871cm" svg:y2="370.081cm" draw:start-shape="id467" draw:start-glue-point="2" draw:end-shape="id468" draw:end-glue-point="0" svg:d="M149617 369074v503h-2746v504" svg:viewBox="0 0 2747 1008">
          <text:p/>
        </draw:connector>
        <draw:custom-shape draw:style-name="gr149" draw:text-style-name="P3" xml:id="id471" draw:id="id471" draw:layer="layout" svg:width="4.82cm" svg:height="0.819cm" svg:x="147.05cm" svg:y="373.618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0" draw:id="id470" draw:layer="layout" svg:width="4.445cm" svg:height="0.508cm" svg:x="147.05cm" svg:y="373.1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88cm" svg:y1="372.101cm" svg:x2="149.272cm" svg:y2="373.11cm" draw:start-shape="id469" draw:start-glue-point="2" draw:end-shape="id470" draw:end-glue-point="0" svg:d="M147188 372101v505h2084v504" svg:viewBox="0 0 2085 1010">
          <text:p/>
        </draw:connector>
        <draw:custom-shape draw:style-name="gr150" draw:text-style-name="P3" draw:layer="layout" svg:width="11.45cm" svg:height="1.016cm" svg:x="146.268cm" svg:y="375.989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3" draw:id="id473" draw:layer="layout" svg:width="2.032cm" svg:height="0.508cm" svg:x="146.268cm" svg:y="377.005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2" draw:id="id472" draw:layer="layout" svg:width="1.397cm" svg:height="0.508cm" svg:x="146.269cm" svg:y="375.4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cm" svg:y1="374.437cm" svg:x2="146.967cm" svg:y2="375.493cm" draw:start-shape="id471" draw:start-glue-point="2" draw:end-shape="id472" draw:end-glue-point="0" svg:d="M149460 374437v528h-2493v528" svg:viewBox="0 0 2494 1057">
          <text:p/>
        </draw:connector>
        <draw:custom-shape draw:style-name="gr149" draw:text-style-name="P3" xml:id="id475" draw:id="id475" draw:layer="layout" svg:width="4.82cm" svg:height="0.819cm" svg:x="146.797cm" svg:y="379.224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4" draw:id="id474" draw:layer="layout" svg:width="4.445cm" svg:height="0.508cm" svg:x="146.797cm" svg:y="378.71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84cm" svg:y1="377.513cm" svg:x2="149.019cm" svg:y2="378.716cm" draw:start-shape="id473" draw:start-glue-point="2" draw:end-shape="id474" draw:end-glue-point="0" svg:d="M147284 377513v602h1735v601" svg:viewBox="0 0 1736 1204">
          <text:p/>
        </draw:connector>
        <draw:custom-shape draw:style-name="gr142" draw:text-style-name="P3" draw:layer="layout" svg:width="7.677cm" svg:height="1.016cm" svg:x="147.05cm" svg:y="381.734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4" draw:id="id494" draw:layer="layout" svg:width="2.032cm" svg:height="0.508cm" svg:x="147.05cm" svg:y="382.75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6" draw:id="id476" draw:layer="layout" svg:width="1.397cm" svg:height="0.508cm" svg:x="147.051cm" svg:y="381.2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7cm" svg:y1="380.043cm" svg:x2="147.749cm" svg:y2="381.238cm" draw:start-shape="id475" draw:start-glue-point="2" draw:end-shape="id476" draw:end-glue-point="0" svg:d="M149207 380043v597h-1458v598" svg:viewBox="0 0 1459 1196">
          <text:p/>
        </draw:connector>
        <draw:custom-shape draw:style-name="gr151" draw:text-style-name="P3" xml:id="id479" draw:id="id479" draw:layer="layout" svg:width="7.494cm" svg:height="1.327cm" svg:x="147.852cm" svg:y="398.142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8" draw:id="id478" draw:layer="layout" svg:width="4.445cm" svg:height="0.508cm" svg:x="147.852cm" svg:y="397.6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4" draw:text-style-name="P9" xml:id="id477" draw:id="id477" draw:layer="layout" svg:width="9.148cm" svg:height="1.143cm" svg:x="147.05cm" svg:y="395.208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24cm" svg:y1="396.351cm" svg:x2="150.074cm" svg:y2="397.634cm" draw:start-shape="id477" draw:start-glue-point="2" draw:end-shape="id478" draw:end-glue-point="0" svg:d="M151624 396351v641h-1550v642" svg:viewBox="0 0 1551 1284">
          <text:p/>
        </draw:connector>
        <draw:custom-shape draw:style-name="gr142" draw:text-style-name="P3" draw:layer="layout" svg:width="7.677cm" svg:height="1.016cm" svg:x="148.302cm" svg:y="401.139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1" draw:id="id481" draw:layer="layout" svg:width="2.032cm" svg:height="0.508cm" svg:x="148.302cm" svg:y="402.155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0" draw:id="id480" draw:layer="layout" svg:width="1.397cm" svg:height="0.508cm" svg:x="148.303cm" svg:y="400.6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99cm" svg:y1="399.469cm" svg:x2="149.001cm" svg:y2="400.643cm" draw:start-shape="id479" draw:start-glue-point="2" draw:end-shape="id480" draw:end-glue-point="0" svg:d="M151599 399469v587h-2598v587" svg:viewBox="0 0 2599 1175">
          <text:p/>
        </draw:connector>
        <draw:custom-shape draw:style-name="gr152" draw:text-style-name="P3" xml:id="id483" draw:id="id483" draw:layer="layout" svg:width="7.542cm" svg:height="1.57cm" svg:x="148.566cm" svg:y="404.446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2" draw:id="id482" draw:layer="layout" svg:width="4.445cm" svg:height="0.508cm" svg:x="148.566cm" svg:y="403.9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18cm" svg:y1="402.663cm" svg:x2="150.788cm" svg:y2="403.938cm" draw:start-shape="id481" draw:start-glue-point="2" draw:end-shape="id482" draw:end-glue-point="0" svg:d="M149318 402663v638h1470v637" svg:viewBox="0 0 1471 1276">
          <text:p/>
        </draw:connector>
        <draw:custom-shape draw:style-name="gr153" draw:text-style-name="P3" draw:layer="layout" svg:width="8.015cm" svg:height="1.016cm" svg:x="148.855cm" svg:y="407.465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7" draw:id="id487" draw:layer="layout" svg:width="2.032cm" svg:height="0.508cm" svg:x="148.855cm" svg:y="408.481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4" draw:id="id484" draw:layer="layout" svg:width="1.397cm" svg:height="0.508cm" svg:x="148.856cm" svg:y="406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37cm" svg:y1="406.016cm" svg:x2="149.554cm" svg:y2="406.969cm" draw:start-shape="id483" draw:start-glue-point="2" draw:end-shape="id484" draw:end-glue-point="0" svg:d="M152337 406016v477h-2783v476" svg:viewBox="0 0 2784 954">
          <text:p/>
        </draw:connector>
        <draw:custom-shape draw:style-name="gr154" draw:text-style-name="P3" xml:id="id485" draw:id="id485" draw:layer="layout" svg:width="7.494cm" svg:height="0.825cm" svg:x="148.995cm" svg:y="410.779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8" draw:id="id488" draw:layer="layout" svg:width="4.445cm" svg:height="0.508cm" svg:x="148.995cm" svg:y="410.27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5" draw:text-style-name="P9" xml:id="id486" draw:id="id486" draw:layer="layout" svg:width="4.361cm" svg:height="1.143cm" svg:x="150.35cm" svg:y="412.747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742cm" svg:y1="411.604cm" svg:x2="152.53cm" svg:y2="412.747cm" draw:start-shape="id485" draw:start-glue-point="2" draw:end-shape="id486" svg:d="M152742 411604v571h-212v572" svg:viewBox="0 0 213 1144">
          <text:p/>
        </draw:connector>
        <draw:connector draw:style-name="gr7" draw:text-style-name="P2" draw:layer="layout" svg:x1="149.871cm" svg:y1="408.989cm" svg:x2="151.217cm" svg:y2="410.271cm" draw:start-shape="id487" draw:start-glue-point="2" draw:end-shape="id488" draw:end-glue-point="0" svg:d="M149871 408989v641h1346v641" svg:viewBox="0 0 1347 1283">
          <text:p/>
        </draw:connector>
        <draw:custom-shape draw:style-name="gr123" draw:text-style-name="P3" xml:id="id490" draw:id="id490" draw:layer="layout" svg:width="6.496cm" svg:height="0.82cm" svg:x="150.012cm" svg:y="415.795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9" draw:id="id489" draw:layer="layout" svg:width="4.445cm" svg:height="0.508cm" svg:x="150.012cm" svg:y="415.28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53cm" svg:y1="413.89cm" svg:x2="152.234cm" svg:y2="415.287cm" draw:start-shape="id486" draw:start-glue-point="2" draw:end-shape="id489" draw:end-glue-point="0" svg:d="M152530 413890v698h-296v699" svg:viewBox="0 0 297 1398">
          <text:p/>
        </draw:connector>
        <draw:custom-shape draw:style-name="gr156" draw:text-style-name="P3" xml:id="id492" draw:id="id492" draw:layer="layout" svg:width="6.097cm" svg:height="0.825cm" svg:x="150.392cm" svg:y="418.145cm">
          <text:p text:style-name="P2"><text:span text:style-name="T1">Да, конечно, мы закончи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1" draw:id="id491" draw:layer="layout" svg:width="4.445cm" svg:height="0.508cm" svg:x="150.392cm" svg:y="417.6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6cm" svg:y1="416.615cm" svg:x2="152.614cm" svg:y2="417.637cm" draw:start-shape="id490" draw:start-glue-point="2" draw:end-shape="id491" draw:end-glue-point="0" svg:d="M153260 416615v511h-646v511" svg:viewBox="0 0 647 1023">
          <text:p/>
        </draw:connector>
        <draw:custom-shape draw:style-name="gr153" draw:text-style-name="P3" draw:layer="layout" svg:width="8.015cm" svg:height="1.016cm" svg:x="150.106cm" svg:y="420.55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3" draw:id="id503" draw:layer="layout" svg:width="2.032cm" svg:height="0.508cm" svg:x="150.106cm" svg:y="421.566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3" draw:id="id493" draw:layer="layout" svg:width="1.397cm" svg:height="0.508cm" svg:x="150.107cm" svg:y="420.0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4cm" svg:y1="418.97cm" svg:x2="150.805cm" svg:y2="420.054cm" draw:start-shape="id492" draw:start-glue-point="2" draw:end-shape="id493" draw:end-glue-point="0" svg:d="M153440 418970v542h-2635v542" svg:viewBox="0 0 2636 1085">
          <text:p/>
        </draw:connector>
        <draw:custom-shape draw:style-name="gr157" draw:text-style-name="P3" xml:id="id496" draw:id="id496" draw:layer="layout" svg:width="10.735cm" svg:height="0.819cm" svg:x="147.11cm" svg:y="384.852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5" draw:id="id495" draw:layer="layout" svg:width="4.445cm" svg:height="0.508cm" svg:x="147.11cm" svg:y="384.34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6cm" svg:y1="383.258cm" svg:x2="149.332cm" svg:y2="384.344cm" draw:start-shape="id494" draw:start-glue-point="2" draw:end-shape="id495" draw:end-glue-point="0" svg:d="M148066 383258v543h1266v543" svg:viewBox="0 0 1267 1087">
          <text:p/>
        </draw:connector>
        <draw:custom-shape draw:style-name="gr158" draw:text-style-name="P3" draw:layer="layout" svg:width="9.201cm" svg:height="1.016cm" svg:x="147.374cm" svg:y="387.125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8" draw:id="id498" draw:layer="layout" svg:width="2.032cm" svg:height="0.508cm" svg:x="147.374cm" svg:y="388.141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7" draw:id="id497" draw:layer="layout" svg:width="1.397cm" svg:height="0.508cm" svg:x="147.375cm" svg:y="386.6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77cm" svg:y1="385.671cm" svg:x2="148.073cm" svg:y2="386.629cm" draw:start-shape="id496" draw:start-glue-point="2" draw:end-shape="id497" draw:end-glue-point="0" svg:d="M152477 385671v479h-4404v479" svg:viewBox="0 0 4405 959">
          <text:p/>
        </draw:connector>
        <draw:custom-shape draw:style-name="gr159" draw:text-style-name="P3" xml:id="id500" draw:id="id500" draw:layer="layout" svg:width="6.582cm" svg:height="0.819cm" svg:x="147.326cm" svg:y="390.047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9" draw:id="id499" draw:layer="layout" svg:width="4.445cm" svg:height="0.508cm" svg:x="147.326cm" svg:y="389.53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9cm" svg:y1="388.649cm" svg:x2="149.548cm" svg:y2="389.539cm" draw:start-shape="id498" draw:start-glue-point="2" draw:end-shape="id499" draw:end-glue-point="0" svg:d="M148390 388649v445h1158v445" svg:viewBox="0 0 1159 891">
          <text:p/>
        </draw:connector>
        <draw:custom-shape draw:style-name="gr142" draw:text-style-name="P3" draw:layer="layout" svg:width="7.677cm" svg:height="1.016cm" svg:x="147.431cm" svg:y="392.414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2" draw:id="id502" draw:layer="layout" svg:width="2.032cm" svg:height="0.508cm" svg:x="147.431cm" svg:y="393.43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1" draw:id="id501" draw:layer="layout" svg:width="1.397cm" svg:height="0.508cm" svg:x="147.432cm" svg:y="391.9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17cm" svg:y1="390.866cm" svg:x2="148.13cm" svg:y2="391.918cm" draw:start-shape="id500" draw:start-glue-point="2" draw:end-shape="id501" draw:end-glue-point="0" svg:d="M150617 390866v526h-2487v526" svg:viewBox="0 0 2488 1053">
          <text:p/>
        </draw:connector>
        <draw:connector draw:style-name="gr7" draw:text-style-name="P2" draw:layer="layout" svg:x1="148.447cm" svg:y1="393.938cm" svg:x2="151.624cm" svg:y2="395.208cm" draw:start-shape="id502" draw:start-glue-point="2" draw:end-shape="id477" svg:d="M148447 393938v635h3177v635" svg:viewBox="0 0 3178 1271">
          <text:p/>
        </draw:connector>
        <draw:custom-shape draw:style-name="gr160" draw:text-style-name="P9" xml:id="id504" draw:id="id504" draw:layer="layout" svg:width="10.788cm" svg:height="2.453cm" svg:x="150.232cm" svg:y="423.021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22cm" svg:y1="422.074cm" svg:x2="155.626cm" svg:y2="423.021cm" draw:start-shape="id503" draw:start-glue-point="2" draw:end-shape="id504" draw:end-glue-point="0" svg:d="M151122 422074v473h4504v474" svg:viewBox="0 0 4505 948">
          <text:p/>
        </draw:connector>
        <draw:custom-shape draw:style-name="gr161" draw:text-style-name="P3" xml:id="id505" draw:id="id505" draw:layer="layout" svg:width="5.591cm" svg:height="0.825cm" svg:x="150.603cm" svg:y="427.229cm">
          <text:p text:style-name="P2"><text:span text:style-name="T1">Элис, дочка мо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7" draw:id="id507" draw:layer="layout" svg:width="4.445cm" svg:height="0.508cm" svg:x="150.603cm" svg:y="426.72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2" draw:text-style-name="P9" xml:id="id506" draw:id="id506" draw:layer="layout" svg:width="8.509cm" svg:height="0.889cm" svg:x="149.971cm" svg:y="428.9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398cm" svg:y1="428.054cm" svg:x2="154.225cm" svg:y2="428.99cm" draw:start-shape="id505" draw:start-glue-point="2" draw:end-shape="id506" draw:end-glue-point="0" svg:d="M153398 428054v467h827v469" svg:viewBox="0 0 828 937">
          <text:p/>
        </draw:connector>
        <draw:connector draw:style-name="gr7" draw:text-style-name="P2" draw:layer="layout" svg:x1="155.626cm" svg:y1="425.474cm" svg:x2="152.825cm" svg:y2="426.721cm" draw:start-shape="id504" draw:start-glue-point="2" draw:end-shape="id507" draw:end-glue-point="0" svg:d="M155626 425474v623h-2801v624" svg:viewBox="0 0 2802 1248">
          <text:p/>
        </draw:connector>
        <draw:custom-shape draw:style-name="gr153" draw:text-style-name="P3" draw:layer="layout" svg:width="8.015cm" svg:height="1.016cm" svg:x="150.447cm" svg:y="431.645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9" draw:id="id509" draw:layer="layout" svg:width="2.032cm" svg:height="0.508cm" svg:x="150.447cm" svg:y="432.661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8" draw:id="id508" draw:layer="layout" svg:width="1.397cm" svg:height="0.508cm" svg:x="150.448cm" svg:y="431.1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429.879cm" svg:x2="151.146cm" svg:y2="431.149cm" draw:start-shape="id506" draw:start-glue-point="2" draw:end-shape="id508" draw:end-glue-point="0" svg:d="M154225 429879v635h-3079v635" svg:viewBox="0 0 3080 1271">
          <text:p/>
        </draw:connector>
        <draw:custom-shape draw:style-name="gr161" draw:text-style-name="P3" xml:id="id511" draw:id="id511" draw:layer="layout" svg:width="5.591cm" svg:height="0.825cm" svg:x="150.612cm" svg:y="435.059cm">
          <text:p text:style-name="P2"><text:span text:style-name="T1">Сядь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0" draw:id="id510" draw:layer="layout" svg:width="4.445cm" svg:height="0.508cm" svg:x="150.612cm" svg:y="434.551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3cm" svg:y1="433.169cm" svg:x2="152.834cm" svg:y2="434.551cm" draw:start-shape="id509" draw:start-glue-point="2" draw:end-shape="id510" draw:end-glue-point="0" svg:d="M151463 433169v691h1371v691" svg:viewBox="0 0 1372 1383">
          <text:p/>
        </draw:connector>
        <draw:custom-shape draw:style-name="gr163" draw:text-style-name="P9" xml:id="id512" draw:id="id512" draw:layer="layout" svg:width="8.509cm" svg:height="0.926cm" svg:x="150.479cm" svg:y="436.827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407cm" svg:y1="435.884cm" svg:x2="154.733cm" svg:y2="436.827cm" draw:start-shape="id511" draw:start-glue-point="2" draw:end-shape="id512" draw:end-glue-point="0" svg:d="M153407 435884v471h1326v472" svg:viewBox="0 0 1327 944">
          <text:p/>
        </draw:connector>
        <draw:custom-shape draw:style-name="gr161" draw:text-style-name="P3" xml:id="id514" draw:id="id514" draw:layer="layout" svg:width="5.591cm" svg:height="0.825cm" svg:x="151.873cm" svg:y="439.468cm">
          <text:p text:style-name="P2"><text:span text:style-name="T1">Как ты тут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3" draw:id="id513" draw:layer="layout" svg:width="4.445cm" svg:height="0.508cm" svg:x="151.873cm" svg:y="438.96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33cm" svg:y1="437.753cm" svg:x2="154.095cm" svg:y2="438.96cm" draw:start-shape="id512" draw:start-glue-point="2" draw:end-shape="id513" draw:end-glue-point="0" svg:d="M154733 437753v604h-638v603" svg:viewBox="0 0 639 1208">
          <text:p/>
        </draw:connector>
        <draw:custom-shape draw:style-name="gr164" draw:text-style-name="P3" draw:layer="layout" svg:width="8.015cm" svg:height="1.536cm" svg:x="150.987cm" svg:y="442.059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6" draw:id="id516" draw:layer="layout" svg:width="2.032cm" svg:height="0.508cm" svg:x="150.987cm" svg:y="443.595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5" draw:id="id515" draw:layer="layout" svg:width="1.397cm" svg:height="0.508cm" svg:x="150.988cm" svg:y="441.5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68cm" svg:y1="440.293cm" svg:x2="151.686cm" svg:y2="441.563cm" draw:start-shape="id514" draw:start-glue-point="2" draw:end-shape="id515" draw:end-glue-point="0" svg:d="M154668 440293v635h-2982v635" svg:viewBox="0 0 2983 1271">
          <text:p/>
        </draw:connector>
        <draw:custom-shape draw:style-name="gr165" draw:text-style-name="P9" xml:id="id517" draw:id="id517" draw:layer="layout" svg:width="8.062cm" svg:height="1.651cm" svg:x="151.053cm" svg:y="445.119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003cm" svg:y1="444.103cm" svg:x2="155.084cm" svg:y2="445.119cm" draw:start-shape="id516" draw:start-glue-point="2" draw:end-shape="id517" draw:end-glue-point="0" svg:d="M152003 444103v508h3081v508" svg:viewBox="0 0 3082 1017">
          <text:p/>
        </draw:connector>
        <draw:custom-shape draw:style-name="gr166" draw:text-style-name="P3" xml:id="id519" draw:id="id519" draw:layer="layout" svg:width="6.633cm" svg:height="0.825cm" svg:x="151.622cm" svg:y="448.246cm">
          <text:p text:style-name="P2"><text:span text:style-name="T1">Извините, я так не могу. Где у Вас уборная?</text:span></text:p>
          <text:p text:style-name="P2"><text:span text:style-name="T1">Мне надо прийти в с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8" draw:id="id518" draw:layer="layout" svg:width="4.445cm" svg:height="0.508cm" svg:x="151.622cm" svg:y="447.73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084cm" svg:y1="446.77cm" svg:x2="153.844cm" svg:y2="447.738cm" draw:start-shape="id517" draw:start-glue-point="2" draw:end-shape="id518" draw:end-glue-point="0" svg:d="M155084 446770v484h-1240v484" svg:viewBox="0 0 1241 969">
          <text:p/>
        </draw:connector>
        <draw:custom-shape draw:style-name="gr123" draw:text-style-name="P3" xml:id="id521" draw:id="id521" draw:layer="layout" svg:width="6.496cm" svg:height="0.82cm" svg:x="151.876cm" svg:y="450.58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0" draw:id="id520" draw:layer="layout" svg:width="4.445cm" svg:height="0.508cm" svg:x="151.876cm" svg:y="450.07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38cm" svg:y1="449.071cm" svg:x2="154.098cm" svg:y2="450.072cm" draw:start-shape="id519" draw:start-glue-point="2" draw:end-shape="id520" draw:end-glue-point="0" svg:d="M154938 449071v500h-840v501" svg:viewBox="0 0 841 1002">
          <text:p/>
        </draw:connector>
        <draw:custom-shape draw:style-name="gr167" draw:text-style-name="P9" xml:id="id522" draw:id="id522" draw:layer="layout" svg:width="5.639cm" svg:height="0.807cm" svg:x="152.333cm" svg:y="452.231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124cm" svg:y1="451.4cm" svg:x2="155.152cm" svg:y2="452.231cm" draw:start-shape="id521" draw:start-glue-point="2" draw:end-shape="id522" draw:end-glue-point="0" svg:d="M155124 451400v415h28v416" svg:viewBox="0 0 29 832">
          <text:p/>
        </draw:connector>
        <draw:custom-shape draw:style-name="gr161" draw:text-style-name="P3" xml:id="id524" draw:id="id524" draw:layer="layout" svg:width="5.591cm" svg:height="0.825cm" svg:x="152.765cm" svg:y="454.581cm">
          <text:p text:style-name="P2"><text:span text:style-name="T1">Ты в своем уме, так доводить м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3" draw:id="id523" draw:layer="layout" svg:width="4.445cm" svg:height="0.508cm" svg:x="152.765cm" svg:y="454.073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152cm" svg:y1="453.038cm" svg:x2="154.987cm" svg:y2="454.073cm" draw:start-shape="id522" draw:start-glue-point="2" draw:end-shape="id523" draw:end-glue-point="0" svg:d="M155152 453038v517h-165v518" svg:viewBox="0 0 166 1036">
          <text:p/>
        </draw:connector>
        <draw:custom-shape draw:style-name="gr168" draw:text-style-name="P3" draw:layer="layout" svg:width="4.977cm" svg:height="1.016cm" svg:x="153.249cm" svg:y="456.791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6" draw:id="id526" draw:layer="layout" svg:width="2.032cm" svg:height="0.508cm" svg:x="153.249cm" svg:y="457.807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5" draw:id="id525" draw:layer="layout" svg:width="1.397cm" svg:height="0.508cm" svg:x="153.25cm" svg:y="456.2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6cm" svg:y1="455.406cm" svg:x2="153.948cm" svg:y2="456.295cm" draw:start-shape="id524" draw:start-glue-point="2" draw:end-shape="id525" draw:end-glue-point="0" svg:d="M155560 455406v444h-1612v445" svg:viewBox="0 0 1613 890">
          <text:p/>
        </draw:connector>
        <draw:custom-shape draw:style-name="gr169" draw:text-style-name="P3" xml:id="id528" draw:id="id528" draw:layer="layout" svg:width="9.779cm" svg:height="0.825cm" svg:x="152.13cm" svg:y="459.915cm">
          <text:p text:style-name="P2"><text:span text:style-name="T1">Ты чёкнутая. Я больше не приду.</text:span></text:p>
          <text:p text:style-name="P2"><text:span text:style-name="T1">(Обращается к девушке рядом) Скажешь матери что я жду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7" draw:id="id527" draw:layer="layout" svg:width="4.445cm" svg:height="0.508cm" svg:x="152.13cm" svg:y="459.407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65cm" svg:y1="458.315cm" svg:x2="154.352cm" svg:y2="459.407cm" draw:start-shape="id526" draw:start-glue-point="2" draw:end-shape="id527" draw:end-glue-point="0" svg:d="M154265 458315v546h87v546" svg:viewBox="0 0 88 1093">
          <text:p/>
        </draw:connector>
        <draw:custom-shape draw:style-name="gr167" draw:text-style-name="P9" xml:id="id529" draw:id="id529" draw:layer="layout" svg:width="5.639cm" svg:height="0.807cm" svg:x="152.765cm" svg:y="461.883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019cm" svg:y1="460.74cm" svg:x2="155.584cm" svg:y2="461.883cm" draw:start-shape="id528" draw:start-glue-point="2" draw:end-shape="id529" svg:d="M157019 460740v571h-1435v572" svg:viewBox="0 0 1436 1144">
          <text:p/>
        </draw:connector>
        <draw:custom-shape draw:style-name="gr170" draw:text-style-name="P3" xml:id="id531" draw:id="id531" draw:layer="layout" svg:width="6.771cm" svg:height="0.825cm" svg:x="153.106cm" svg:y="464.296cm">
          <text:p text:style-name="P2"><text:span text:style-name="T1">Не беспокойся Элис. Он успоко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0" draw:id="id530" draw:layer="layout" svg:width="4.445cm" svg:height="0.508cm" svg:x="153.106cm" svg:y="463.78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84cm" svg:y1="462.69cm" svg:x2="155.328cm" svg:y2="463.788cm" draw:start-shape="id529" draw:start-glue-point="2" draw:end-shape="id530" draw:end-glue-point="0" svg:d="M155584 462690v549h-256v549" svg:viewBox="0 0 257 1099">
          <text:p/>
        </draw:connector>
        <draw:custom-shape draw:style-name="gr171" draw:text-style-name="P3" draw:layer="layout" svg:width="7.777cm" svg:height="1.016cm" svg:x="153.751cm" svg:y="466.697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3" draw:id="id533" draw:layer="layout" svg:width="2.032cm" svg:height="0.508cm" svg:x="153.751cm" svg:y="467.713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2" draw:id="id532" draw:layer="layout" svg:width="1.397cm" svg:height="0.508cm" svg:x="153.752cm" svg:y="466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91cm" svg:y1="465.121cm" svg:x2="154.45cm" svg:y2="466.201cm" draw:start-shape="id531" draw:start-glue-point="2" draw:end-shape="id532" svg:d="M156491 465121v540h-2041v540" svg:viewBox="0 0 2042 1081">
          <text:p/>
        </draw:connector>
        <draw:custom-shape draw:style-name="gr167" draw:text-style-name="P9" xml:id="id534" draw:id="id534" draw:layer="layout" svg:width="5.639cm" svg:height="0.807cm" svg:x="153.476cm" svg:y="469.077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67cm" svg:y1="468.221cm" svg:x2="156.295cm" svg:y2="469.077cm" draw:start-shape="id533" draw:start-glue-point="2" draw:end-shape="id534" draw:end-glue-point="0" svg:d="M154767 468221v428h1528v428" svg:viewBox="0 0 1529 857">
          <text:p/>
        </draw:connector>
        <draw:custom-shape draw:style-name="gr170" draw:text-style-name="P3" xml:id="id536" draw:id="id536" draw:layer="layout" svg:width="6.771cm" svg:height="0.825cm" svg:x="153.54cm" svg:y="471.546cm">
          <text:p text:style-name="P2"><text:span text:style-name="T1">Так ты правда нас не уз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5" draw:id="id535" draw:layer="layout" svg:width="4.445cm" svg:height="0.508cm" svg:x="153.54cm" svg:y="471.03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95cm" svg:y1="469.884cm" svg:x2="155.762cm" svg:y2="471.038cm" draw:start-shape="id534" draw:start-glue-point="2" draw:end-shape="id535" svg:d="M156295 469884v577h-533v577" svg:viewBox="0 0 534 1155">
          <text:p/>
        </draw:connector>
        <draw:custom-shape draw:style-name="gr172" draw:text-style-name="P3" draw:layer="layout" svg:width="6.803cm" svg:height="1.016cm" svg:x="153.328cm" svg:y="474.048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8" draw:id="id538" draw:layer="layout" svg:width="2.032cm" svg:height="0.508cm" svg:x="153.328cm" svg:y="475.064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7" draw:id="id537" draw:layer="layout" svg:width="1.397cm" svg:height="0.508cm" svg:x="153.329cm" svg:y="473.5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25cm" svg:y1="472.371cm" svg:x2="154.027cm" svg:y2="473.552cm" draw:start-shape="id536" draw:start-glue-point="2" draw:end-shape="id537" draw:end-glue-point="0" svg:d="M156925 472371v590h-2898v591" svg:viewBox="0 0 2899 1182">
          <text:p/>
        </draw:connector>
        <draw:custom-shape draw:style-name="gr170" draw:text-style-name="P3" xml:id="id540" draw:id="id540" draw:layer="layout" svg:width="6.771cm" svg:height="0.825cm" svg:x="153.741cm" svg:y="477.314cm">
          <text:p text:style-name="P2"><text:span text:style-name="T1">Все хорошо. Здесь тебе помогу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9" draw:id="id539" draw:layer="layout" svg:width="4.445cm" svg:height="0.508cm" svg:x="153.741cm" svg:y="476.80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344cm" svg:y1="475.572cm" svg:x2="155.963cm" svg:y2="476.806cm" draw:start-shape="id538" draw:start-glue-point="2" draw:end-shape="id539" draw:end-glue-point="0" svg:d="M154344 475572v617h1619v617" svg:viewBox="0 0 1620 1235">
          <text:p/>
        </draw:connector>
        <draw:custom-shape draw:style-name="gr171" draw:text-style-name="P3" draw:layer="layout" svg:width="7.777cm" svg:height="1.016cm" svg:x="153.751cm" svg:y="479.657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2" draw:id="id542" draw:layer="layout" svg:width="2.032cm" svg:height="0.508cm" svg:x="153.751cm" svg:y="480.673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1" draw:id="id541" draw:layer="layout" svg:width="1.397cm" svg:height="0.508cm" svg:x="153.752cm" svg:y="479.1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26cm" svg:y1="478.139cm" svg:x2="154.45cm" svg:y2="479.161cm" draw:start-shape="id540" draw:start-glue-point="2" draw:end-shape="id541" draw:end-glue-point="0" svg:d="M157126 478139v511h-2676v511" svg:viewBox="0 0 2677 1023">
          <text:p/>
        </draw:connector>
        <draw:custom-shape draw:style-name="gr173" draw:text-style-name="P3" xml:id="id544" draw:id="id544" draw:layer="layout" svg:width="5.258cm" svg:height="0.825cm" svg:x="153.857cm" svg:y="482.648cm">
          <text:p text:style-name="P2"><text:span text:style-name="T1">А кто ты, если не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3" draw:id="id543" draw:layer="layout" svg:width="4.445cm" svg:height="0.508cm" svg:x="153.857cm" svg:y="482.1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67cm" svg:y1="481.181cm" svg:x2="156.079cm" svg:y2="482.14cm" draw:start-shape="id542" draw:start-glue-point="2" draw:end-shape="id543" draw:end-glue-point="0" svg:d="M154767 481181v480h1312v479" svg:viewBox="0 0 1313 960">
          <text:p/>
        </draw:connector>
        <draw:custom-shape draw:style-name="gr174" draw:text-style-name="P3" draw:layer="layout" svg:width="2.856cm" svg:height="1.016cm" svg:x="154.735cm" svg:y="484.985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6" draw:id="id546" draw:layer="layout" svg:width="2.032cm" svg:height="0.508cm" svg:x="154.735cm" svg:y="486.001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5" draw:id="id545" draw:layer="layout" svg:width="1.397cm" svg:height="0.508cm" svg:x="154.736cm" svg:y="484.48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86cm" svg:y1="483.473cm" svg:x2="155.434cm" svg:y2="484.489cm" draw:start-shape="id544" draw:start-glue-point="2" draw:end-shape="id545" draw:end-glue-point="0" svg:d="M156486 483473v508h-1052v508" svg:viewBox="0 0 1053 1017">
          <text:p/>
        </draw:connector>
        <draw:custom-shape draw:style-name="gr173" draw:text-style-name="P3" xml:id="id548" draw:id="id548" draw:layer="layout" svg:width="5.258cm" svg:height="0.825cm" svg:x="153.984cm" svg:y="487.855cm">
          <text:p text:style-name="P2"><text:span text:style-name="T1">А где ты жив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7" draw:id="id547" draw:layer="layout" svg:width="4.445cm" svg:height="0.508cm" svg:x="153.984cm" svg:y="487.34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1cm" svg:y1="486.509cm" svg:x2="156.206cm" svg:y2="487.347cm" draw:start-shape="id546" draw:start-glue-point="2" draw:end-shape="id547" draw:end-glue-point="0" svg:d="M155751 486509v419h455v419" svg:viewBox="0 0 456 839">
          <text:p/>
        </draw:connector>
        <draw:custom-shape draw:style-name="gr167" draw:text-style-name="P9" xml:id="id549" draw:id="id549" draw:layer="layout" svg:width="5.639cm" svg:height="0.807cm" svg:x="153.781cm" svg:y="489.569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613cm" svg:y1="488.68cm" svg:x2="156.6cm" svg:y2="489.569cm" draw:start-shape="id548" draw:start-glue-point="2" draw:end-shape="id549" draw:end-glue-point="0" svg:d="M156613 488680v444h-13v445" svg:viewBox="0 0 14 890">
          <text:p/>
        </draw:connector>
        <draw:custom-shape draw:style-name="gr175" draw:text-style-name="P3" draw:layer="layout" svg:width="4.634cm" svg:height="1.016cm" svg:x="154.481cm" svg:y="491.982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1" draw:id="id551" draw:layer="layout" svg:width="2.032cm" svg:height="0.508cm" svg:x="154.481cm" svg:y="492.998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0" draw:id="id550" draw:layer="layout" svg:width="1.397cm" svg:height="0.508cm" svg:x="154.482cm" svg:y="491.4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cm" svg:y1="490.376cm" svg:x2="155.18cm" svg:y2="491.486cm" draw:start-shape="id549" draw:start-glue-point="2" draw:end-shape="id550" draw:end-glue-point="0" svg:d="M156600 490376v555h-1420v555" svg:viewBox="0 0 1421 1111">
          <text:p/>
        </draw:connector>
        <draw:custom-shape draw:style-name="gr176" draw:text-style-name="P3" xml:id="id553" draw:id="id553" draw:layer="layout" svg:width="7.62cm" svg:height="0.825cm" svg:x="153.908cm" svg:y="495.411cm">
          <text:p text:style-name="P2"><text:span text:style-name="T1">Я знаю какого это, когда тебе не верят.</text:span></text:p>
          <text:p text:style-name="P2"><text:span text:style-name="T1">Я твоя сестра и хочу тебе помоч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2" draw:id="id552" draw:layer="layout" svg:width="4.445cm" svg:height="0.508cm" svg:x="153.908cm" svg:y="494.903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97cm" svg:y1="493.506cm" svg:x2="156.13cm" svg:y2="494.903cm" draw:start-shape="id551" draw:start-glue-point="2" draw:end-shape="id552" draw:end-glue-point="0" svg:d="M155497 493506v699h633v698" svg:viewBox="0 0 634 1398">
          <text:p/>
        </draw:connector>
        <draw:custom-shape draw:style-name="gr167" draw:text-style-name="P9" xml:id="id554" draw:id="id554" draw:layer="layout" svg:width="5.639cm" svg:height="0.807cm" svg:x="154.873cm" svg:y="497.271cm">
          <text:p text:style-name="P2"><text:span text:style-name="T1">Ваше удивление сменяется недоверие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718cm" svg:y1="496.236cm" svg:x2="157.692cm" svg:y2="497.271cm" draw:start-shape="id553" draw:start-glue-point="2" draw:end-shape="id554" draw:end-glue-point="0" svg:d="M157718 496236v517h-26v518" svg:viewBox="0 0 27 1036">
          <text:p/>
        </draw:connector>
        <draw:custom-shape draw:style-name="gr177" draw:text-style-name="P3" draw:layer="layout" svg:width="8.068cm" svg:height="1.917cm" svg:x="154.162cm" svg:y="499.844cm">
          <text:p text:style-name="P2"><text:span text:style-name="T4">Хорошо. Меня зовут Новикова София. Мне 27 лет.</text:span></text:p>
          <text:p text:style-name="P2"><text:span text:style-name="T4">Я родилась в России, Москва.</text:span></text:p>
          <text:p text:style-name="P2"><text:span text:style-name="T4">Из родных у меня остался только отец.</text:span></text:p>
          <text:p text:style-name="P2"><text:span text:style-name="T4">Мы живем с ним в маленькой квартире на окраине города.</text:span></text:p>
          <text:p text:style-name="P2"><text:span text:style-name="T4">Больше родных или друзей у меня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6" draw:id="id556" draw:layer="layout" svg:width="2.032cm" svg:height="0.508cm" svg:x="154.229cm" svg:y="501.761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5" draw:id="id555" draw:layer="layout" svg:width="1.397cm" svg:height="0.508cm" svg:x="154.163cm" svg:y="499.3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92cm" svg:y1="498.078cm" svg:x2="154.861cm" svg:y2="499.348cm" draw:start-shape="id554" draw:start-glue-point="2" draw:end-shape="id555" draw:end-glue-point="0" svg:d="M157692 498078v635h-2831v635" svg:viewBox="0 0 2832 1271">
          <text:p/>
        </draw:connector>
        <draw:custom-shape draw:style-name="gr178" draw:text-style-name="P9" xml:id="id557" draw:id="id557" draw:layer="layout" svg:width="7.239cm" svg:height="1.016cm" svg:x="154.543cm" svg:y="503.285cm">
          <text:p text:style-name="P2"><text:span text:style-name="T1">Вы слышите как открывается дверь в зал. </text:span></text:p>
          <text:p text:style-name="P2"><text:span text:style-name="T1">Понимаете что вернулась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245cm" svg:y1="502.269cm" svg:x2="158.162cm" svg:y2="503.285cm" draw:start-shape="id556" draw:start-glue-point="2" draw:end-shape="id557" draw:end-glue-point="0" svg:d="M155245 502269v508h2917v508" svg:viewBox="0 0 2918 1017">
          <text:p/>
        </draw:connector>
        <draw:custom-shape draw:style-name="gr179" draw:text-style-name="P3" xml:id="id558" draw:id="id558" draw:layer="layout" svg:width="9.374cm" svg:height="1.147cm" svg:x="154.44cm" svg:y="506.075cm">
          <text:p text:style-name="P2"><text:span text:style-name="T1">София, я попробую найти какую-нибудь информацию про тебя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0" draw:id="id560" draw:layer="layout" svg:width="4.445cm" svg:height="0.508cm" svg:x="154.44cm" svg:y="505.56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ustom-shape draw:style-name="gr180" draw:text-style-name="P3" draw:layer="layout" svg:width="10.418cm" svg:height="1.016cm" svg:x="154.543cm" svg:y="509cm">
          <text:p text:style-name="P2"><text:span text:style-name="T4">Спасибо. Ты не представляешь, как это важно для меня, когда мне верят.</text:span></text:p>
          <text:p text:style-name="P2"><text:span text:style-name="T4">Когда я снова могу тебя увидет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61" draw:id="id561" draw:layer="layout" svg:width="2.032cm" svg:height="0.508cm" svg:x="154.543cm" svg:y="510.016cm">
          <text:p text:style-name="P2"><text:span text:style-name="T2">GreatTha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9" draw:id="id559" draw:layer="layout" svg:width="1.397cm" svg:height="0.508cm" svg:x="154.544cm" svg:y="508.5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127cm" svg:y1="507.222cm" svg:x2="155.242cm" svg:y2="508.504cm" draw:start-shape="id558" draw:start-glue-point="2" draw:end-shape="id559" draw:end-glue-point="0" svg:d="M159127 507222v641h-3885v641" svg:viewBox="0 0 3886 1283">
          <text:p/>
        </draw:connector>
        <draw:connector draw:style-name="gr7" draw:text-style-name="P2" draw:layer="layout" svg:x1="158.162cm" svg:y1="504.301cm" svg:x2="156.662cm" svg:y2="505.567cm" draw:start-shape="id557" draw:start-glue-point="2" draw:end-shape="id560" draw:end-glue-point="0" svg:d="M158162 504301v633h-1500v633" svg:viewBox="0 0 1501 1267">
          <text:p/>
        </draw:connector>
        <draw:custom-shape draw:style-name="gr179" draw:text-style-name="P3" xml:id="id563" draw:id="id563" draw:layer="layout" svg:width="9.374cm" svg:height="1.147cm" svg:x="154.924cm" svg:y="512.302cm">
          <text:p text:style-name="P2"><text:span text:style-name="T1">София, я попробую найти какую-нибудь информацию о тебе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2" draw:id="id562" draw:layer="layout" svg:width="4.445cm" svg:height="0.508cm" svg:x="154.924cm" svg:y="511.79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510.524cm" svg:x2="157.146cm" svg:y2="511.794cm" draw:start-shape="id561" draw:start-glue-point="2" draw:end-shape="id562" draw:end-glue-point="0" svg:d="M155559 510524v635h1587v635" svg:viewBox="0 0 1588 1271">
          <text:p/>
        </draw:connector>
        <draw:custom-shape draw:style-name="gr178" draw:text-style-name="P9" xml:id="id564" draw:id="id564" draw:layer="layout" svg:width="7.239cm" svg:height="1.016cm" svg:x="155.051cm" svg:y="514.461cm">
          <text:p text:style-name="P2"><text:span text:style-name="T1">За стол садится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11cm" svg:y1="513.449cm" svg:x2="158.67cm" svg:y2="514.461cm" draw:start-shape="id563" draw:start-glue-point="2" draw:end-shape="id564" draw:end-glue-point="0" svg:d="M159611 513449v506h-941v506" svg:viewBox="0 0 942 1013">
          <text:p/>
        </draw:connector>
        <draw:custom-shape draw:style-name="gr181" draw:text-style-name="P3" xml:id="id566" draw:id="id566" draw:layer="layout" svg:width="8.128cm" svg:height="0.825cm" svg:x="155.432cm" svg:y="517.319cm">
          <text:p text:style-name="P2"><text:span text:style-name="T1">(Обращается к сестре Элис) Джесика, а где твой отец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5" draw:id="id565" draw:layer="layout" svg:width="4.445cm" svg:height="0.508cm" svg:x="155.432cm" svg:y="516.81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7cm" svg:y1="515.477cm" svg:x2="157.654cm" svg:y2="516.811cm" draw:start-shape="id564" draw:start-glue-point="2" draw:end-shape="id565" draw:end-glue-point="0" svg:d="M158670 515477v667h-1016v667" svg:viewBox="0 0 1017 1335">
          <text:p/>
        </draw:connector>
        <draw:custom-shape draw:style-name="gr182" draw:text-style-name="P3" xml:id="id568" draw:id="id568" draw:layer="layout" svg:width="8.834cm" svg:height="0.925cm" svg:x="155.361cm" svg:y="519.886cm">
          <text:p text:style-name="P2"><text:span text:style-name="T1">Он разозлился и ушел. Сказал, что будет ждать нас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7" draw:id="id567" draw:layer="layout" svg:width="4.445cm" svg:height="0.508cm" svg:x="155.361cm" svg:y="519.378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496cm" svg:y1="518.144cm" svg:x2="157.583cm" svg:y2="519.378cm" draw:start-shape="id566" draw:start-glue-point="2" draw:end-shape="id567" draw:end-glue-point="0" svg:d="M159496 518144v617h-1913v617" svg:viewBox="0 0 1914 1235">
          <text:p/>
        </draw:connector>
        <draw:custom-shape draw:style-name="gr183" draw:text-style-name="P3" xml:id="id570" draw:id="id570" draw:layer="layout" svg:width="9.017cm" svg:height="1.016cm" svg:x="155.432cm" svg:y="522.208cm">
          <text:p text:style-name="P2"><text:span text:style-name="T1">Ну и черт с ним. Бездушное чудовище.</text:span></text:p>
          <text:p text:style-name="P2"><text:span text:style-name="T1">Извини, Элис, тебе нужно спокойствие, а мы устроили тут цирк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9" draw:id="id569" draw:layer="layout" svg:width="4.445cm" svg:height="0.508cm" svg:x="155.432cm" svg:y="521.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778cm" svg:y1="520.811cm" svg:x2="157.654cm" svg:y2="521.7cm" draw:start-shape="id568" draw:start-glue-point="2" draw:end-shape="id569" draw:end-glue-point="0" svg:d="M159778 520811v444h-2124v445" svg:viewBox="0 0 2125 890">
          <text:p/>
        </draw:connector>
        <draw:custom-shape draw:style-name="gr184" draw:text-style-name="P3" draw:layer="layout" svg:width="4.459cm" svg:height="1.016cm" svg:x="156.688cm" svg:y="524.863cm">
          <text:p text:style-name="P2"><text:span text:style-name="T4">Все нормально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2" draw:id="id572" draw:layer="layout" svg:width="2.032cm" svg:height="0.508cm" svg:x="156.688cm" svg:y="525.879cm">
          <text:p text:style-name="P2"><text:span text:style-name="T2">Never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1" draw:id="id571" draw:layer="layout" svg:width="1.397cm" svg:height="0.508cm" svg:x="156.689cm" svg:y="52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94cm" svg:y1="523.224cm" svg:x2="157.387cm" svg:y2="524.367cm" draw:start-shape="id570" draw:start-glue-point="2" draw:end-shape="id571" draw:end-glue-point="0" svg:d="M159940 523224v572h-2553v571" svg:viewBox="0 0 2554 1144">
          <text:p/>
        </draw:connector>
        <draw:custom-shape draw:style-name="gr185" draw:text-style-name="P3" xml:id="id574" draw:id="id574" draw:layer="layout" svg:width="7.813cm" svg:height="1.016cm" svg:x="156.575cm" svg:y="528.05cm">
          <text:p text:style-name="P2"><text:span text:style-name="T1">Расскажи как ты тут устроила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3" draw:id="id573" draw:layer="layout" svg:width="4.445cm" svg:height="0.508cm" svg:x="156.575cm" svg:y="527.542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04cm" svg:y1="526.387cm" svg:x2="158.797cm" svg:y2="527.542cm" draw:start-shape="id572" draw:start-glue-point="2" draw:end-shape="id573" draw:end-glue-point="0" svg:d="M157704 526387v578h1093v577" svg:viewBox="0 0 1094 1156">
          <text:p/>
        </draw:connector>
        <draw:custom-shape draw:style-name="gr186" draw:text-style-name="P3" draw:layer="layout" svg:width="7.31cm" svg:height="1.016cm" svg:x="157.139cm" svg:y="530.59cm">
          <text:p text:style-name="P2"><text:span text:style-name="T4">Тут все сумасшедшие.</text:span></text:p>
          <text:p text:style-name="P2"><text:span text:style-name="T4">Я не хочу здесь наход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6" draw:id="id576" draw:layer="layout" svg:width="2.032cm" svg:height="0.508cm" svg:x="157.139cm" svg:y="531.606cm">
          <text:p text:style-name="P2"><text:span text:style-name="T2">All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5" draw:id="id575" draw:layer="layout" svg:width="1.397cm" svg:height="0.508cm" svg:x="157.14cm" svg:y="530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481cm" svg:y1="529.066cm" svg:x2="157.838cm" svg:y2="530.094cm" draw:start-shape="id574" draw:start-glue-point="2" draw:end-shape="id575" draw:end-glue-point="0" svg:d="M160481 529066v514h-2643v514" svg:viewBox="0 0 2644 1029">
          <text:p/>
        </draw:connector>
        <draw:custom-shape draw:style-name="gr185" draw:text-style-name="P3" xml:id="id578" draw:id="id578" draw:layer="layout" svg:width="7.813cm" svg:height="1.016cm" svg:x="156.956cm" svg:y="533.892cm">
          <text:p text:style-name="P2"><text:span text:style-name="T1">Потерпи. Я поговорю с твоим лечащим врачом.</text:span></text:p>
          <text:p text:style-name="P2"><text:span text:style-name="T1">Я хочу уговорить ее отпустить тебя под мою опек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7" draw:id="id577" draw:layer="layout" svg:width="4.445cm" svg:height="0.508cm" svg:x="156.956cm" svg:y="533.384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55cm" svg:y1="532.114cm" svg:x2="159.178cm" svg:y2="533.384cm" draw:start-shape="id576" draw:start-glue-point="2" draw:end-shape="id577" draw:end-glue-point="0" svg:d="M158155 532114v635h1023v635" svg:viewBox="0 0 1024 1271">
          <text:p/>
        </draw:connector>
        <draw:custom-shape draw:style-name="gr186" draw:text-style-name="P3" draw:layer="layout" svg:width="7.31cm" svg:height="1.016cm" svg:x="157.349cm" svg:y="536.702cm">
          <text:p text:style-name="P2"><text:span text:style-name="T4">Думаю это вряд ли поможет, но попробу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80" draw:id="id580" draw:layer="layout" svg:width="2.032cm" svg:height="0.508cm" svg:x="157.349cm" svg:y="537.718cm">
          <text:p text:style-name="P2"><text:span text:style-name="T2">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9" draw:id="id579" draw:layer="layout" svg:width="1.397cm" svg:height="0.508cm" svg:x="157.35cm" svg:y="536.2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862cm" svg:y1="534.908cm" svg:x2="158.048cm" svg:y2="536.206cm" draw:start-shape="id578" draw:start-glue-point="2" draw:end-shape="id579" draw:end-glue-point="0" svg:d="M160862 534908v649h-2814v649" svg:viewBox="0 0 2815 1299">
          <text:p/>
        </draw:connector>
        <draw:custom-shape draw:style-name="gr187" draw:text-style-name="P3" xml:id="id582" draw:id="id582" draw:layer="layout" svg:width="9.29cm" svg:height="1.016cm" svg:x="156.556cm" svg:y="539.916cm">
          <text:p text:style-name="P2"><text:span text:style-name="T1">Я всю больницу переверну. Пойду встречусь с твоим врачом.</text:span></text:p>
          <text:p text:style-name="P2"><text:span text:style-name="T1">Я не оставлю тебя здесь.</text:span></text:p>
          <text:p text:style-name="P2"><text:span text:style-name="T1">(Обращается к Агате) Я хочу встретится с доктором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1" draw:id="id581" draw:layer="layout" svg:width="4.445cm" svg:height="0.508cm" svg:x="156.556cm" svg:y="539.40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365cm" svg:y1="538.226cm" svg:x2="158.778cm" svg:y2="539.408cm" draw:start-shape="id580" draw:start-glue-point="2" draw:end-shape="id581" draw:end-glue-point="0" svg:d="M158365 538226v591h413v591" svg:viewBox="0 0 414 1183">
          <text:p/>
        </draw:connector>
        <draw:custom-shape draw:style-name="gr182" draw:text-style-name="P3" xml:id="id586" draw:id="id586" draw:layer="layout" svg:width="8.834cm" svg:height="0.925cm" svg:x="158.607cm" svg:y="545.794cm">
          <text:p text:style-name="P2"><text:span text:style-name="T1">Пока, Элис.</text:span></text:p>
          <text:p text:style-name="P2"><text:span text:style-name="T1">(Обращается к матери) Я пойду на улицу, найду отц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5" draw:id="id585" draw:layer="layout" svg:width="4.445cm" svg:height="0.508cm" svg:x="158.607cm" svg:y="545.286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588" draw:id="id588" draw:layer="layout" svg:width="6.496cm" svg:height="0.82cm" svg:x="159.35cm" svg:y="548.624cm">
          <text:p text:style-name="P2"><text:span text:style-name="T1">Элис, пойдем, встреча окончила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7" draw:id="id587" draw:layer="layout" svg:width="4.445cm" svg:height="0.508cm" svg:x="159.35cm" svg:y="548.11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584" draw:id="id584" draw:layer="layout" svg:width="8.763cm" svg:height="1.016cm" svg:x="157.591cm" svg:y="542.655cm">
          <text:p text:style-name="P2"><text:span text:style-name="T1">Я отведу Вас к доктору. Только провожу Элис в палату.</text:span></text:p>
          <text:p text:style-name="P2"><text:span text:style-name="T1">Оставайтесь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3" draw:id="id583" draw:layer="layout" svg:width="4.445cm" svg:height="0.508cm" svg:x="157.591cm" svg:y="542.14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01cm" svg:y1="540.932cm" svg:x2="159.813cm" svg:y2="542.147cm" draw:start-shape="id582" draw:start-glue-point="2" draw:end-shape="id583" draw:end-glue-point="0" svg:d="M161201 540932v608h-1388v607" svg:viewBox="0 0 1389 1216">
          <text:p/>
        </draw:connector>
        <draw:connector draw:style-name="gr7" draw:text-style-name="P2" draw:layer="layout" svg:x1="161.972cm" svg:y1="543.671cm" svg:x2="160.829cm" svg:y2="545.286cm" draw:start-shape="id584" draw:start-glue-point="2" draw:end-shape="id585" svg:d="M161972 543671v808h-1143v807" svg:viewBox="0 0 1144 1616">
          <text:p/>
        </draw:connector>
        <draw:connector draw:style-name="gr7" draw:text-style-name="P2" draw:layer="layout" svg:x1="163.024cm" svg:y1="546.719cm" svg:x2="161.572cm" svg:y2="548.116cm" draw:start-shape="id586" draw:start-glue-point="2" draw:end-shape="id587" draw:end-glue-point="0" svg:d="M163024 546719v698h-1452v699" svg:viewBox="0 0 1453 1398">
          <text:p/>
        </draw:connector>
        <draw:custom-shape draw:style-name="gr188" draw:text-style-name="P9" xml:id="id589" draw:id="id589" draw:layer="layout" svg:width="8.782cm" svg:height="1.024cm" svg:x="158.715cm" svg:y="550.521cm">
          <text:p text:style-name="P2"><text:span text:style-name="T1">Девушка уходит. Мать Элис отсается стоять в зале.</text:span></text:p>
          <text:p text:style-name="P2"><text:span text:style-name="T1">Агата отводит Вас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598cm" svg:y1="549.444cm" svg:x2="163.106cm" svg:y2="550.521cm" draw:start-shape="id588" draw:start-glue-point="2" draw:end-shape="id589" svg:d="M162598 549444v539h508v538" svg:viewBox="0 0 509 1078">
          <text:p/>
        </draw:connector>
        <draw:custom-shape draw:style-name="gr123" draw:text-style-name="P3" xml:id="id591" draw:id="id591" draw:layer="layout" svg:width="6.496cm" svg:height="0.82cm" svg:x="159.573cm" svg:y="553.171cm">
          <text:p text:style-name="P2"><text:span text:style-name="T1">Элис, днем у нас тихий час. Отдохни.</text:span></text:p>
          <text:p text:style-name="P2"><text:span text:style-name="T1">Я закрою т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0" draw:id="id590" draw:layer="layout" svg:width="4.445cm" svg:height="0.508cm" svg:x="159.573cm" svg:y="552.66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106cm" svg:y1="551.545cm" svg:x2="161.795cm" svg:y2="552.663cm" draw:start-shape="id589" draw:start-glue-point="2" draw:end-shape="id590" draw:end-glue-point="0" svg:d="M163106 551545v559h-1311v559" svg:viewBox="0 0 1312 1119">
          <text:p/>
        </draw:connector>
        <draw:custom-shape draw:style-name="gr42" draw:text-style-name="P3" draw:layer="layout" svg:width="6.096cm" svg:height="1.016cm" svg:x="159.369cm" svg:y="555.736cm">
          <text:p text:style-name="P2"><text:span text:style-name="T4">Хорошо. Но не забудьте открыть пот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3" draw:id="id593" draw:layer="layout" svg:width="3.81cm" svg:height="0.508cm" svg:x="159.369cm" svg:y="556.752cm">
          <text:p text:style-name="P2"><text:span text:style-name="T2">GoodAndDontFo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2" draw:id="id592" draw:layer="layout" svg:width="1.397cm" svg:height="0.508cm" svg:x="159.37cm" svg:y="555.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21cm" svg:y1="553.991cm" svg:x2="160.068cm" svg:y2="555.24cm" draw:start-shape="id591" draw:start-glue-point="2" draw:end-shape="id592" draw:end-glue-point="0" svg:d="M162821 553991v625h-2753v624" svg:viewBox="0 0 2754 1250">
          <text:p/>
        </draw:connector>
        <draw:custom-shape draw:style-name="gr190" draw:text-style-name="P9" xml:id="id594" draw:id="id594" draw:layer="layout" svg:width="9.906cm" svg:height="1.024cm" svg:x="157.972cm" svg:y="558.276cm">
          <text:p text:style-name="P2"><text:span text:style-name="T1">Агата улыбается. За это не переживай.</text:span></text:p>
          <text:p text:style-name="P2"><text:span text:style-name="T1">Она выходит из Вашей палаты, закрывает дверь и выключает свет.</text:span></text:p>
          <text:p text:style-name="P2"><text:span text:style-name="T1">Вы опять в одиночестве наедине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274cm" svg:y1="557.26cm" svg:x2="162.925cm" svg:y2="558.276cm" draw:start-shape="id593" draw:start-glue-point="2" draw:end-shape="id594" draw:end-glue-point="0" svg:d="M161274 557260v508h1651v508" svg:viewBox="0 0 1652 1017">
          <text:p/>
        </draw:connector>
        <draw:custom-shape draw:style-name="gr123" draw:text-style-name="P3" xml:id="id596" draw:id="id596" draw:layer="layout" svg:width="6.496cm" svg:height="0.82cm" svg:x="159.985cm" svg:y="561.197cm">
          <text:p text:style-name="P2"><text:span text:style-name="T1">Это явно не похищение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5" draw:id="id595" draw:layer="layout" svg:width="4.445cm" svg:height="0.508cm" svg:x="159.985cm" svg:y="560.68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925cm" svg:y1="559.3cm" svg:x2="162.207cm" svg:y2="560.689cm" draw:start-shape="id594" draw:start-glue-point="2" draw:end-shape="id595" svg:d="M162925 559300v695h-718v694" svg:viewBox="0 0 719 1390">
          <text:p/>
        </draw:connector>
        <draw:custom-shape draw:style-name="gr191" draw:text-style-name="P3" draw:layer="layout" svg:width="7.217cm" svg:height="1.016cm" svg:x="160.153cm" svg:y="563.742cm">
          <text:p text:style-name="P2"><text:span text:style-name="T4">Может доктор права и это раздвоение личност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8" draw:id="id598" draw:layer="layout" svg:width="3.81cm" svg:height="0.508cm" svg:x="160.153cm" svg:y="564.758cm">
          <text:p text:style-name="P2"><text:span text:style-name="T2">MaybeThe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7" draw:id="id597" draw:layer="layout" svg:width="1.397cm" svg:height="0.508cm" svg:x="160.154cm" svg:y="563.2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233cm" svg:y1="562.017cm" svg:x2="160.852cm" svg:y2="563.246cm" draw:start-shape="id596" draw:start-glue-point="2" draw:end-shape="id597" draw:end-glue-point="0" svg:d="M163233 562017v615h-2381v614" svg:viewBox="0 0 2382 1230">
          <text:p/>
        </draw:connector>
        <draw:custom-shape draw:style-name="gr123" draw:text-style-name="P3" xml:id="id600" draw:id="id600" draw:layer="layout" svg:width="6.496cm" svg:height="0.82cm" svg:x="160.366cm" svg:y="566.854cm">
          <text:p text:style-name="P2"><text:span text:style-name="T1">Ты так быстро хочешь сдат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9" draw:id="id599" draw:layer="layout" svg:width="4.445cm" svg:height="0.508cm" svg:x="160.366cm" svg:y="566.34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058cm" svg:y1="565.266cm" svg:x2="162.588cm" svg:y2="566.346cm" draw:start-shape="id598" draw:start-glue-point="2" draw:end-shape="id599" draw:end-glue-point="0" svg:d="M162058 565266v540h530v540" svg:viewBox="0 0 531 1081">
          <text:p/>
        </draw:connector>
        <draw:custom-shape draw:style-name="gr191" draw:text-style-name="P3" draw:layer="layout" svg:width="7.217cm" svg:height="1.016cm" svg:x="160.639cm" svg:y="569.44cm">
          <text:p text:style-name="P2"><text:span text:style-name="T4">Я уже не знаю во что вери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2" draw:id="id602" draw:layer="layout" svg:width="3.81cm" svg:height="0.508cm" svg:x="160.639cm" svg:y="570.456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1" draw:id="id601" draw:layer="layout" svg:width="1.397cm" svg:height="0.508cm" svg:x="160.64cm" svg:y="568.9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614cm" svg:y1="567.674cm" svg:x2="161.338cm" svg:y2="568.944cm" draw:start-shape="id600" draw:start-glue-point="2" draw:end-shape="id601" draw:end-glue-point="0" svg:d="M163614 567674v635h-2276v635" svg:viewBox="0 0 2277 1271">
          <text:p/>
        </draw:connector>
        <draw:custom-shape draw:style-name="gr123" draw:text-style-name="P3" xml:id="id604" draw:id="id604" draw:layer="layout" svg:width="6.496cm" svg:height="0.82cm" svg:x="160.842cm" svg:y="572.539cm">
          <text:p text:style-name="P2"><text:span text:style-name="T1">Понимаю, факты не на твоей стор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3" draw:id="id603" draw:layer="layout" svg:width="4.445cm" svg:height="0.508cm" svg:x="160.842cm" svg:y="572.03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44cm" svg:y1="570.964cm" svg:x2="163.064cm" svg:y2="572.031cm" draw:start-shape="id602" draw:start-glue-point="2" draw:end-shape="id603" draw:end-glue-point="0" svg:d="M162544 570964v534h520v533" svg:viewBox="0 0 521 1068">
          <text:p/>
        </draw:connector>
        <draw:custom-shape draw:style-name="gr192" draw:text-style-name="P3" draw:layer="layout" svg:width="8.269cm" svg:height="1.164cm" svg:x="161.26cm" svg:y="575.273cm">
          <text:p text:style-name="P2"><text:span text:style-name="T4">Мое тело. Оно другое. Я в Англии.</text:span></text:p>
          <text:p text:style-name="P2"><text:span text:style-name="T4">Эти родители. Если это какой то заговор, то очень хитрый.</text:span></text:p>
          <text:p text:style-name="P2"><text:span text:style-name="T4">Да и в чем смысл. У меня ничего 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6" draw:id="id606" draw:layer="layout" svg:width="3.81cm" svg:height="0.508cm" svg:x="161.274cm" svg:y="576.437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5" draw:id="id605" draw:layer="layout" svg:width="1.397cm" svg:height="0.508cm" svg:x="161.261cm" svg:y="574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608" draw:id="id608" draw:layer="layout" svg:width="6.496cm" svg:height="0.82cm" svg:x="161.401cm" svg:y="578.723cm">
          <text:p text:style-name="P2"><text:span text:style-name="T1">Этому должно быть логическое объясн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7" draw:id="id607" draw:layer="layout" svg:width="4.445cm" svg:height="0.508cm" svg:x="161.401cm" svg:y="578.2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09cm" svg:y1="573.359cm" svg:x2="161.959cm" svg:y2="574.777cm" draw:start-shape="id604" draw:start-glue-point="2" draw:end-shape="id605" draw:end-glue-point="0" svg:d="M164090 573359v709h-2131v709" svg:viewBox="0 0 2132 1419">
          <text:p/>
        </draw:connector>
        <draw:connector draw:style-name="gr7" draw:text-style-name="P2" draw:layer="layout" svg:x1="163.179cm" svg:y1="576.945cm" svg:x2="163.623cm" svg:y2="578.215cm" draw:start-shape="id606" draw:start-glue-point="2" draw:end-shape="id607" draw:end-glue-point="0" svg:d="M163179 576945v635h444v635" svg:viewBox="0 0 445 1271">
          <text:p/>
        </draw:connector>
        <draw:custom-shape draw:style-name="gr191" draw:text-style-name="P3" draw:layer="layout" svg:width="7.217cm" svg:height="1.016cm" svg:x="161.423cm" svg:y="581.39cm">
          <text:p text:style-name="P2"><text:span text:style-name="T4">Должен быть способ доказать, что я говорю правду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0" draw:id="id610" draw:layer="layout" svg:width="3.81cm" svg:height="0.508cm" svg:x="161.423cm" svg:y="582.406cm">
          <text:p text:style-name="P2"><text:span text:style-name="T2">MustB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9" draw:id="id609" draw:layer="layout" svg:width="1.397cm" svg:height="0.508cm" svg:x="161.424cm" svg:y="580.8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649cm" svg:y1="579.543cm" svg:x2="162.122cm" svg:y2="580.894cm" draw:start-shape="id608" draw:start-glue-point="2" draw:end-shape="id609" draw:end-glue-point="0" svg:d="M164649 579543v676h-2527v675" svg:viewBox="0 0 2528 1352">
          <text:p/>
        </draw:connector>
        <draw:custom-shape draw:style-name="gr193" draw:text-style-name="P3" xml:id="id612" draw:id="id612" draw:layer="layout" svg:width="7.359cm" svg:height="0.82cm" svg:x="160.519cm" svg:y="584.761cm">
          <text:p text:style-name="P2"><text:span text:style-name="T1">Вот это настрой. Давай подумаем как это с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1" draw:id="id611" draw:layer="layout" svg:width="4.445cm" svg:height="0.508cm" svg:x="160.519cm" svg:y="584.25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8cm" svg:y1="582.914cm" svg:x2="162.741cm" svg:y2="584.253cm" draw:start-shape="id610" draw:start-glue-point="2" draw:end-shape="id611" draw:end-glue-point="0" svg:d="M163328 582914v670h-587v669" svg:viewBox="0 0 588 1340">
          <text:p/>
        </draw:connector>
        <draw:custom-shape draw:style-name="gr191" draw:text-style-name="P3" draw:layer="layout" svg:width="7.217cm" svg:height="1.016cm" svg:x="161.424cm" svg:y="587.21cm">
          <text:p text:style-name="P2"><text:span text:style-name="T4">Для начала нужно выбраться отсюда. </text:span></text:p>
          <text:p text:style-name="P2"><text:span text:style-name="T4">Мне как минимум нужен телефон и интер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4" draw:id="id614" draw:layer="layout" svg:width="3.81cm" svg:height="0.508cm" svg:x="161.424cm" svg:y="588.226cm">
          <text:p text:style-name="P2"><text:span text:style-name="T2">NeedGet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3" draw:id="id613" draw:layer="layout" svg:width="1.397cm" svg:height="0.508cm" svg:x="161.425cm" svg:y="586.71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198cm" svg:y1="585.581cm" svg:x2="162.123cm" svg:y2="586.714cm" draw:start-shape="id612" draw:start-glue-point="2" draw:end-shape="id613" draw:end-glue-point="0" svg:d="M164198 585581v567h-2075v566" svg:viewBox="0 0 2076 1134">
          <text:p/>
        </draw:connector>
        <draw:custom-shape draw:style-name="gr193" draw:text-style-name="P3" xml:id="id616" draw:id="id616" draw:layer="layout" svg:width="7.359cm" svg:height="0.82cm" svg:x="160.646cm" svg:y="590.349cm">
          <text:p text:style-name="P2"><text:span text:style-name="T1">Может сестра Элис сможет принести тебе телефо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5" draw:id="id615" draw:layer="layout" svg:width="4.445cm" svg:height="0.508cm" svg:x="160.646cm" svg:y="589.8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9cm" svg:y1="588.734cm" svg:x2="162.868cm" svg:y2="589.841cm" draw:start-shape="id614" draw:start-glue-point="2" draw:end-shape="id615" draw:end-glue-point="0" svg:d="M163329 588734v554h-461v553" svg:viewBox="0 0 462 1108">
          <text:p/>
        </draw:connector>
        <draw:custom-shape draw:style-name="gr191" draw:text-style-name="P3" draw:layer="layout" svg:width="7.217cm" svg:height="1.016cm" svg:x="161.147cm" svg:y="592.82cm">
          <text:p text:style-name="P2"><text:span text:style-name="T4">Не думаю, что мне позволят иметь здесь телефон.</text:span></text:p>
          <text:p text:style-name="P2"><text:span text:style-name="T4">Нужно поговорить об этом с доктор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8" draw:id="id618" draw:layer="layout" svg:width="3.81cm" svg:height="0.508cm" svg:x="161.147cm" svg:y="593.836cm">
          <text:p text:style-name="P2"><text:span text:style-name="T2">NeedTalkAbou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7" draw:id="id617" draw:layer="layout" svg:width="1.397cm" svg:height="0.508cm" svg:x="161.148cm" svg:y="592.3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325cm" svg:y1="591.169cm" svg:x2="161.846cm" svg:y2="592.324cm" draw:start-shape="id616" draw:start-glue-point="2" draw:end-shape="id617" draw:end-glue-point="0" svg:d="M164325 591169v578h-2479v577" svg:viewBox="0 0 2480 1156">
          <text:p/>
        </draw:connector>
        <draw:custom-shape draw:style-name="gr193" draw:text-style-name="P3" xml:id="id620" draw:id="id620" draw:layer="layout" svg:width="7.359cm" svg:height="0.82cm" svg:x="160.265cm" svg:y="596.249cm">
          <text:p text:style-name="P2"><text:span text:style-name="T1">Может еще притворится, что ты Элис?</text:span></text:p>
          <text:p text:style-name="P2"><text:span text:style-name="T1">Возможно тебя выпустя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9" draw:id="id619" draw:layer="layout" svg:width="4.445cm" svg:height="0.508cm" svg:x="160.265cm" svg:y="595.7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52cm" svg:y1="594.344cm" svg:x2="162.487cm" svg:y2="595.741cm" draw:start-shape="id618" draw:start-glue-point="2" draw:end-shape="id619" draw:end-glue-point="0" svg:d="M163052 594344v699h-565v698" svg:viewBox="0 0 566 1398">
          <text:p/>
        </draw:connector>
        <draw:custom-shape draw:style-name="gr194" draw:text-style-name="P3" draw:layer="layout" svg:width="8.106cm" svg:height="1.016cm" svg:x="160.28cm" svg:y="599.043cm">
          <text:p text:style-name="P2"><text:span text:style-name="T4">Интересная мысль. А если спросят что-то из жизни Элис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2" draw:id="id622" draw:layer="layout" svg:width="3.81cm" svg:height="0.508cm" svg:x="160.28cm" svg:y="600.059cm">
          <text:p text:style-name="P2"><text:span text:style-name="T2">AskAbou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1" draw:id="id621" draw:layer="layout" svg:width="1.397cm" svg:height="0.508cm" svg:x="160.281cm" svg:y="598.5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944cm" svg:y1="597.069cm" svg:x2="160.979cm" svg:y2="598.547cm" draw:start-shape="id620" draw:start-glue-point="2" draw:end-shape="id621" draw:end-glue-point="0" svg:d="M163944 597069v739h-2965v739" svg:viewBox="0 0 2966 1479">
          <text:p/>
        </draw:connector>
        <draw:custom-shape draw:style-name="gr193" draw:text-style-name="P3" xml:id="id624" draw:id="id624" draw:layer="layout" svg:width="7.359cm" svg:height="0.82cm" svg:x="159.757cm" svg:y="602.414cm">
          <text:p text:style-name="P2"><text:span text:style-name="T1">Тогда нужно узнать все про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3" draw:id="id623" draw:layer="layout" svg:width="4.445cm" svg:height="0.508cm" svg:x="159.757cm" svg:y="601.90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185cm" svg:y1="600.567cm" svg:x2="161.979cm" svg:y2="601.906cm" draw:start-shape="id622" draw:start-glue-point="2" draw:end-shape="id623" draw:end-glue-point="0" svg:d="M162185 600567v670h-206v669" svg:viewBox="0 0 207 1340">
          <text:p/>
        </draw:connector>
        <draw:custom-shape draw:style-name="gr194" draw:text-style-name="P3" draw:layer="layout" svg:width="8.106cm" svg:height="1.016cm" svg:x="160.232cm" svg:y="605.149cm">
          <text:p text:style-name="P2"><text:span text:style-name="T4">Отличный план. На этом хватит. </text:span></text:p>
          <text:p text:style-name="P2"><text:span text:style-name="T4">Надоело думать об этом бреде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6" draw:id="id626" draw:layer="layout" svg:width="3.81cm" svg:height="0.508cm" svg:x="160.232cm" svg:y="606.165cm">
          <text:p text:style-name="P2"><text:span text:style-name="T2">Enough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5" draw:id="id625" draw:layer="layout" svg:width="1.397cm" svg:height="0.508cm" svg:x="160.233cm" svg:y="604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436cm" svg:y1="603.234cm" svg:x2="160.931cm" svg:y2="604.653cm" draw:start-shape="id624" draw:start-glue-point="2" draw:end-shape="id625" draw:end-glue-point="0" svg:d="M163436 603234v710h-2505v709" svg:viewBox="0 0 2506 1420">
          <text:p/>
        </draw:connector>
        <draw:custom-shape draw:style-name="gr195" draw:text-style-name="P9" xml:id="id627" draw:id="id627" draw:layer="layout" svg:width="9.873cm" svg:height="1.143cm" svg:x="157.878cm" svg:y="608.06cm">
          <text:p text:style-name="P2"><text:span text:style-name="T1">Вы ложитесь в постель и пытаетесь уснуть, отгоняя от себя мысли.</text:span></text:p>
          <text:p text:style-name="P2"><text:span text:style-name="T1">Спустя время сознание проваливается в темноту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137cm" svg:y1="606.673cm" svg:x2="162.814cm" svg:y2="608.06cm" draw:start-shape="id626" draw:start-glue-point="2" draw:end-shape="id627" svg:d="M162137 606673v693h677v694" svg:viewBox="0 0 678 1388">
          <text:p/>
        </draw:connector>
        <draw:custom-shape draw:style-name="gr196" draw:text-style-name="P3" xml:id="id629" draw:id="id629" draw:layer="layout" svg:width="6.729cm" svg:height="0.82cm" svg:x="159.625cm" svg:y="610.718cm">
          <text:p text:style-name="P2"><text:span text:style-name="T1">Элис, просыпайся, а то ночью спать не буд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8" draw:id="id628" draw:layer="layout" svg:width="4.445cm" svg:height="0.508cm" svg:x="159.625cm" svg:y="610.21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14cm" svg:y1="609.203cm" svg:x2="161.847cm" svg:y2="610.21cm" draw:start-shape="id627" draw:start-glue-point="2" draw:end-shape="id628" draw:end-glue-point="0" svg:d="M162814 609203v503h-967v504" svg:viewBox="0 0 968 1008">
          <text:p/>
        </draw:connector>
        <draw:custom-shape draw:style-name="gr197" draw:text-style-name="P9" xml:id="id630" draw:id="id630" draw:layer="layout" svg:width="4.85cm" svg:height="0.812cm" svg:x="159.091cm" svg:y="612.759cm">
          <text:p text:style-name="P2"><text:span text:style-name="T1">Чувствуете как Вас бу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989cm" svg:y1="611.538cm" svg:x2="161.516cm" svg:y2="612.759cm" draw:start-shape="id629" draw:start-glue-point="2" draw:end-shape="id630" draw:end-glue-point="0" svg:d="M162989 611538v611h-1473v610" svg:viewBox="0 0 1474 1222">
          <text:p/>
        </draw:connector>
        <draw:custom-shape draw:style-name="gr194" draw:text-style-name="P3" draw:layer="layout" svg:width="8.106cm" svg:height="1.016cm" svg:x="158.734cm" svg:y="615.172cm">
          <text:p text:style-name="P2"><text:span text:style-name="T4">Сколько сейчас времен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2" draw:id="id632" draw:layer="layout" svg:width="3.81cm" svg:height="0.508cm" svg:x="158.734cm" svg:y="616.188cm">
          <text:p text:style-name="P2"><text:span text:style-name="T2">HowMuch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1" draw:id="id631" draw:layer="layout" svg:width="1.397cm" svg:height="0.508cm" svg:x="158.735cm" svg:y="614.6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516cm" svg:y1="613.571cm" svg:x2="159.433cm" svg:y2="614.676cm" draw:start-shape="id630" draw:start-glue-point="2" draw:end-shape="id631" draw:end-glue-point="0" svg:d="M161516 613571v553h-2083v552" svg:viewBox="0 0 2084 1106">
          <text:p/>
        </draw:connector>
        <draw:custom-shape draw:style-name="gr196" draw:text-style-name="P3" xml:id="id634" draw:id="id634" draw:layer="layout" svg:width="6.729cm" svg:height="0.82cm" svg:x="158.101cm" svg:y="618.543cm">
          <text:p text:style-name="P2"><text:span text:style-name="T1">Около 18 часов. Пойдем на уж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3" draw:id="id633" draw:layer="layout" svg:width="4.445cm" svg:height="0.508cm" svg:x="158.101cm" svg:y="618.03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639cm" svg:y1="616.696cm" svg:x2="160.323cm" svg:y2="618.035cm" draw:start-shape="id632" draw:start-glue-point="2" draw:end-shape="id633" draw:end-glue-point="0" svg:d="M160639 616696v670h-316v669" svg:viewBox="0 0 317 1340">
          <text:p/>
        </draw:connector>
        <draw:custom-shape draw:style-name="gr194" draw:text-style-name="P3" draw:layer="layout" svg:width="8.106cm" svg:height="1.016cm" svg:x="157.718cm" svg:y="621.268cm">
          <text:p text:style-name="P2"><text:span text:style-name="T4">Идти с Агатой в столовую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6" draw:id="id636" draw:layer="layout" svg:width="3.81cm" svg:height="0.508cm" svg:x="157.718cm" svg:y="622.284cm">
          <text:p text:style-name="P2"><text:span text:style-name="T2">GoDinner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5" draw:id="id635" draw:layer="layout" svg:width="1.397cm" svg:height="0.508cm" svg:x="157.719cm" svg:y="620.7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465cm" svg:y1="619.363cm" svg:x2="158.417cm" svg:y2="620.772cm" draw:start-shape="id634" draw:start-glue-point="2" draw:end-shape="id635" draw:end-glue-point="0" svg:d="M161465 619363v705h-3048v704" svg:viewBox="0 0 3049 1410">
          <text:p/>
        </draw:connector>
        <draw:custom-shape draw:style-name="gr195" draw:text-style-name="P9" xml:id="id637" draw:id="id637" draw:layer="layout" svg:width="9.873cm" svg:height="1.143cm" svg:x="155.813cm" svg:y="624.189cm">
          <text:p text:style-name="P2"><text:span text:style-name="T1">Вы приходите в уже знакомое помещение. Становитесь в очередь.</text:span></text:p>
          <text:p text:style-name="P2"><text:span text:style-name="T1">Перед Вами три пациент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23cm" svg:y1="622.792cm" svg:x2="160.749cm" svg:y2="624.189cm" draw:start-shape="id636" draw:start-glue-point="2" draw:end-shape="id637" svg:d="M159623 622792v698h1126v699" svg:viewBox="0 0 1127 1398">
          <text:p/>
        </draw:connector>
        <draw:custom-shape draw:style-name="gr196" draw:text-style-name="P3" xml:id="id639" draw:id="id639" draw:layer="layout" svg:width="6.729cm" svg:height="0.82cm" svg:x="157.482cm" svg:y="627.095cm">
          <text:p text:style-name="P2"><text:span text:style-name="T1">Привет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8" draw:id="id638" draw:layer="layout" svg:width="4.445cm" svg:height="0.508cm" svg:x="157.482cm" svg:y="626.587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749cm" svg:y1="625.332cm" svg:x2="159.704cm" svg:y2="626.587cm" draw:start-shape="id637" draw:start-glue-point="2" draw:end-shape="id638" draw:end-glue-point="0" svg:d="M160749 625332v627h-1045v628" svg:viewBox="0 0 1046 1256">
          <text:p/>
        </draw:connector>
        <draw:custom-shape draw:style-name="gr198" draw:text-style-name="P9" xml:id="id640" draw:id="id640" draw:layer="layout" svg:width="10.16cm" svg:height="0.889cm" svg:x="155.178cm" svg:y="629.015cm">
          <text:p text:style-name="P2"><text:span text:style-name="T1">Лора наглым образом становится в начало очереди.</text:span></text:p>
          <text:p text:style-name="P2"><text:span text:style-name="T1">Девушки, стоявшие в очереди перед Вами, почему то не стали возраж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0.846cm" svg:y1="627.915cm" svg:x2="160.258cm" svg:y2="629.015cm" draw:start-shape="id639" draw:start-glue-point="2" draw:end-shape="id640" svg:d="M160846 627915v550h-588v550" svg:viewBox="0 0 589 1101">
          <text:p/>
        </draw:connector>
        <draw:custom-shape draw:style-name="gr34" draw:text-style-name="P3" draw:layer="layout" svg:width="5.588cm" svg:height="1.016cm" svg:x="156.702cm" svg:y="631.682cm">
          <text:p text:style-name="P2"><text:span text:style-name="T4">Лора, тут очеред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42" draw:id="id642" draw:layer="layout" svg:width="3.81cm" svg:height="0.508cm" svg:x="156.702cm" svg:y="632.698cm">
          <text:p text:style-name="P2"><text:span text:style-name="T2">Lora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1" draw:id="id641" draw:layer="layout" svg:width="1.397cm" svg:height="0.508cm" svg:x="156.703cm" svg:y="631.1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58cm" svg:y1="629.904cm" svg:x2="157.401cm" svg:y2="631.186cm" draw:start-shape="id640" draw:start-glue-point="2" draw:end-shape="id641" draw:end-glue-point="0" svg:d="M160258 629904v641h-2857v641" svg:viewBox="0 0 2858 1283">
          <text:p/>
        </draw:connector>
        <draw:custom-shape draw:style-name="gr196" draw:text-style-name="P3" xml:id="id644" draw:id="id644" draw:layer="layout" svg:width="6.729cm" svg:height="0.82cm" svg:x="155.432cm" svg:y="635.111cm">
          <text:p text:style-name="P2"><text:span text:style-name="T1">И что ты сделаешь, буйная? Ударишь мен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3" draw:id="id643" draw:layer="layout" svg:width="4.445cm" svg:height="0.508cm" svg:x="155.432cm" svg:y="634.603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07cm" svg:y1="633.206cm" svg:x2="157.654cm" svg:y2="634.603cm" draw:start-shape="id642" draw:start-glue-point="2" draw:end-shape="id643" draw:end-glue-point="0" svg:d="M158607 633206v699h-953v698" svg:viewBox="0 0 954 1398">
          <text:p/>
        </draw:connector>
        <draw:custom-shape draw:style-name="gr196" draw:text-style-name="P3" xml:id="id648" draw:id="id648" draw:layer="layout" svg:width="6.729cm" svg:height="0.82cm" svg:x="154.926cm" svg:y="637.847cm">
          <text:p text:style-name="P2"><text:span text:style-name="T1">Лора, встань, пожалуйста,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5" draw:id="id645" draw:layer="layout" svg:width="4.445cm" svg:height="0.508cm" svg:x="154.926cm" svg:y="637.33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796cm" svg:y1="635.931cm" svg:x2="157.148cm" svg:y2="637.339cm" draw:start-shape="id644" draw:start-glue-point="2" draw:end-shape="id645" draw:end-glue-point="0" svg:d="M158796 635931v704h-1648v704" svg:viewBox="0 0 1649 1409">
          <text:p/>
        </draw:connector>
        <draw:custom-shape draw:style-name="gr199" draw:text-style-name="P9" xml:id="id646" draw:id="id646" draw:layer="layout" svg:width="6.477cm" svg:height="0.889cm" svg:x="154.924cm" svg:y="639.683cm">
          <text:p text:style-name="P2"><text:span text:style-name="T1">К Лоре под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49" draw:id="id649" draw:layer="layout" svg:width="6.729cm" svg:height="0.82cm" svg:x="154.693cm" svg:y="642.323cm">
          <text:p text:style-name="P2"><text:span text:style-name="T1">Лора, хочешь в попасть «комнату тишины»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7" draw:id="id647" draw:layer="layout" svg:width="4.445cm" svg:height="0.508cm" svg:x="154.693cm" svg:y="641.81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62cm" svg:y1="640.572cm" svg:x2="156.915cm" svg:y2="641.815cm" draw:start-shape="id646" draw:start-glue-point="2" draw:end-shape="id647" draw:end-glue-point="0" svg:d="M158162 640572v621h-1247v622" svg:viewBox="0 0 1248 1244">
          <text:p/>
        </draw:connector>
        <draw:connector draw:style-name="gr7" draw:text-style-name="P2" draw:layer="layout" svg:x1="158.29cm" svg:y1="638.667cm" svg:x2="158.162cm" svg:y2="639.683cm" draw:start-shape="id648" draw:start-glue-point="2" draw:end-shape="id646" svg:d="M158290 638667v508h-128v508" svg:viewBox="0 0 129 1017">
          <text:p/>
        </draw:connector>
        <draw:custom-shape draw:style-name="gr200" draw:text-style-name="P9" xml:id="id650" draw:id="id650" draw:layer="layout" svg:width="7.747cm" svg:height="1.143cm" svg:x="153.908cm" svg:y="644.128cm">
          <text:p text:style-name="P2"><text:span text:style-name="T1">Лоре нехотя идет в конец очереди.</text:span></text:p>
          <text:p text:style-name="P2"><text:span text:style-name="T1">Проходя мимо Вас показывает Вам язык.</text:span></text:p>
          <text:p text:style-name="P2"><text:span text:style-name="T1">И неожидано пытается втиснутся в очередь перед Ва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8.057cm" svg:y1="643.143cm" svg:x2="157.781cm" svg:y2="644.128cm" draw:start-shape="id649" draw:start-glue-point="2" draw:end-shape="id650" draw:end-glue-point="0" svg:d="M158057 643143v492h-276v493" svg:viewBox="0 0 277 986">
          <text:p/>
        </draw:connector>
        <draw:custom-shape draw:style-name="gr34" draw:text-style-name="P3" draw:layer="layout" svg:width="5.588cm" svg:height="1.016cm" svg:x="154.73cm" svg:y="646.769cm">
          <text:p text:style-name="P2"><text:span text:style-name="T4">Лора, ты нормальная?</text:span></text:p>
          <text:p text:style-name="P2"><text:span text:style-name="T4">Тебе же сказали в конец очеред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2" draw:id="id652" draw:layer="layout" svg:width="3.81cm" svg:height="0.508cm" svg:x="154.73cm" svg:y="647.785cm">
          <text:p text:style-name="P2"><text:span text:style-name="T2">LoraWtf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1" draw:id="id651" draw:layer="layout" svg:width="1.397cm" svg:height="0.508cm" svg:x="154.731cm" svg:y="64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81cm" svg:y1="645.271cm" svg:x2="155.429cm" svg:y2="646.273cm" draw:start-shape="id650" draw:start-glue-point="2" draw:end-shape="id651" draw:end-glue-point="0" svg:d="M157781 645271v501h-2352v501" svg:viewBox="0 0 2353 1003">
          <text:p/>
        </draw:connector>
        <draw:custom-shape draw:style-name="gr201" draw:text-style-name="P9" xml:id="id655" draw:id="id655" draw:layer="layout" svg:width="7.747cm" svg:height="1.651cm" svg:x="153.4cm" svg:y="651.367cm">
          <text:p text:style-name="P2"><text:span text:style-name="T1">Вы не даете Лоре встать перед Вами. </text:span></text:p>
          <text:p text:style-name="P2"><text:span text:style-name="T1">Снова подходит Агата. </text:span></text:p>
          <text:p text:style-name="P2"><text:span text:style-name="T4">Берет </text:span><text:span text:style-name="T1">Лору за руку и ведет ее в конец очереди.</text:span></text:p>
          <text:p text:style-name="P2"><text:span text:style-name="T1">Скоро походит Ваша очеред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54" draw:id="id654" draw:layer="layout" svg:width="6.729cm" svg:height="0.82cm" svg:x="153.908cm" svg:y="649.716cm">
          <text:p text:style-name="P2"><text:span text:style-name="T1">Пусти, ду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3" draw:id="id653" draw:layer="layout" svg:width="4.445cm" svg:height="0.508cm" svg:x="153.908cm" svg:y="649.208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35cm" svg:y1="648.293cm" svg:x2="156.13cm" svg:y2="649.208cm" draw:start-shape="id652" draw:start-glue-point="2" draw:end-shape="id653" draw:end-glue-point="0" svg:d="M156635 648293v458h-505v457" svg:viewBox="0 0 506 916">
          <text:p/>
        </draw:connector>
        <draw:connector draw:style-name="gr7" draw:text-style-name="P2" draw:layer="layout" svg:x1="157.272cm" svg:y1="650.536cm" svg:x2="157.273cm" svg:y2="651.367cm" draw:start-shape="id654" draw:start-glue-point="2" draw:end-shape="id655" draw:end-glue-point="0" svg:d="M157272 650536v415h1v416" svg:viewBox="0 0 2 832">
          <text:p/>
        </draw:connector>
        <draw:custom-shape draw:style-name="gr202" draw:text-style-name="P3" xml:id="id657" draw:id="id657" draw:layer="layout" svg:width="7.618cm" svg:height="0.82cm" svg:x="153.402cm" svg:y="654.865cm">
          <text:p text:style-name="P2"><text:span text:style-name="T1">Снова привет, Элис. </text:span></text:p>
          <text:p text:style-name="P2"><text:span text:style-name="T1">Будешь макароны с курицей или картошку с рыбой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6" draw:id="id656" draw:layer="layout" svg:width="4.445cm" svg:height="0.508cm" svg:x="153.402cm" svg:y="654.357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73cm" svg:y1="653.018cm" svg:x2="155.624cm" svg:y2="654.357cm" draw:start-shape="id655" draw:start-glue-point="2" draw:end-shape="id656" draw:end-glue-point="0" svg:d="M157273 653018v669h-1649v670" svg:viewBox="0 0 1650 1340">
          <text:p/>
        </draw:connector>
        <draw:custom-shape draw:style-name="gr34" draw:text-style-name="P3" draw:layer="layout" svg:width="5.588cm" svg:height="1.016cm" svg:x="153.654cm" svg:y="657.578cm">
          <text:p text:style-name="P2"><text:span text:style-name="T4">Картошку с рыбой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9" draw:id="id659" draw:layer="layout" svg:width="3.81cm" svg:height="0.508cm" svg:x="153.654cm" svg:y="658.594cm">
          <text:p text:style-name="P2"><text:span text:style-name="T2">PotatoAnd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8" draw:id="id658" draw:layer="layout" svg:width="1.397cm" svg:height="0.508cm" svg:x="153.655cm" svg:y="657.08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11cm" svg:y1="655.685cm" svg:x2="154.353cm" svg:y2="657.082cm" draw:start-shape="id657" draw:start-glue-point="2" draw:end-shape="id658" draw:end-glue-point="0" svg:d="M157211 655685v699h-2858v698" svg:viewBox="0 0 2859 1398">
          <text:p/>
        </draw:connector>
        <draw:custom-shape draw:style-name="gr202" draw:text-style-name="P3" xml:id="id661" draw:id="id661" draw:layer="layout" svg:width="7.618cm" svg:height="0.82cm" svg:x="152.958cm" svg:y="660.776cm">
          <text:p text:style-name="P2"><text:span text:style-name="T1">Молодец. Рыба полезна для мозг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0" draw:id="id660" draw:layer="layout" svg:width="4.445cm" svg:height="0.508cm" svg:x="152.958cm" svg:y="660.26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659.102cm" svg:x2="155.18cm" svg:y2="660.268cm" draw:start-shape="id659" draw:start-glue-point="2" draw:end-shape="id660" draw:end-glue-point="0" svg:d="M155559 659102v583h-379v583" svg:viewBox="0 0 380 1167">
          <text:p/>
        </draw:connector>
        <draw:custom-shape draw:style-name="gr203" draw:text-style-name="P9" xml:id="id662" draw:id="id662" draw:layer="layout" svg:width="6.623cm" svg:height="0.871cm" svg:x="153.019cm" svg:y="662.561cm">
          <text:p text:style-name="P2"><text:span text:style-name="T1">Вы забираете поднос с ед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10.033cm" svg:height="1.016cm" svg:x="152.765cm" svg:y="665.452cm">
          <text:p text:style-name="P2"><text:span text:style-name="T4">Сесть за тот же столик, что и днем.</text:span></text:p>
          <text:p text:style-name="P2"><text:span text:style-name="T4">За ним сидят Лиза, Астрид, Эрика и присматривающая за ней медсестр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64" draw:id="id664" draw:layer="layout" svg:width="3.81cm" svg:height="0.508cm" svg:x="152.765cm" svg:y="666.468cm">
          <text:p text:style-name="P2"><text:span text:style-name="T2">GoToSame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63" draw:id="id663" draw:layer="layout" svg:width="1.397cm" svg:height="0.508cm" svg:x="152.766cm" svg:y="664.9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767cm" svg:y1="661.596cm" svg:x2="156.33cm" svg:y2="662.561cm" draw:start-shape="id661" draw:start-glue-point="2" draw:end-shape="id662" draw:end-glue-point="0" svg:d="M156767 661596v482h-437v483" svg:viewBox="0 0 438 966">
          <text:p/>
        </draw:connector>
        <draw:connector draw:style-name="gr7" draw:text-style-name="P2" draw:layer="layout" svg:x1="156.33cm" svg:y1="663.432cm" svg:x2="153.464cm" svg:y2="664.956cm" draw:start-shape="id662" draw:start-glue-point="2" draw:end-shape="id663" draw:end-glue-point="0" svg:d="M156330 663432v762h-2866v762" svg:viewBox="0 0 2867 1525">
          <text:p/>
        </draw:connector>
        <draw:custom-shape draw:style-name="gr203" draw:text-style-name="P9" xml:id="id665" draw:id="id665" draw:layer="layout" svg:width="6.623cm" svg:height="0.871cm" svg:x="152.693cm" svg:y="667.863cm">
          <text:p text:style-name="P2"><text:span text:style-name="T1">Вы садитесь за столик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67cm" svg:y1="666.976cm" svg:x2="156.004cm" svg:y2="667.863cm" draw:start-shape="id664" draw:start-glue-point="2" draw:end-shape="id665" draw:end-glue-point="0" svg:d="M154670 666976v443h1334v444" svg:viewBox="0 0 1335 888">
          <text:p/>
        </draw:connector>
        <draw:custom-shape draw:style-name="gr202" draw:text-style-name="P3" xml:id="id667" draw:id="id667" draw:layer="layout" svg:width="7.618cm" svg:height="0.82cm" svg:x="152.257cm" svg:y="670.486cm">
          <text:p text:style-name="P2"><text:span text:style-name="T1">Лиза, пожалуйста без глупост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6" draw:id="id666" draw:layer="layout" svg:width="4.445cm" svg:height="0.508cm" svg:x="152.257cm" svg:y="669.978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04cm" svg:y1="668.734cm" svg:x2="154.479cm" svg:y2="669.978cm" draw:start-shape="id665" draw:start-glue-point="2" draw:end-shape="id666" draw:end-glue-point="0" svg:d="M156004 668734v622h-1525v622" svg:viewBox="0 0 1526 1245">
          <text:p/>
        </draw:connector>
        <draw:custom-shape draw:style-name="gr204" draw:text-style-name="P3" xml:id="id669" draw:id="id669" draw:layer="layout" svg:width="7.747cm" svg:height="0.82cm" svg:x="152.384cm" svg:y="672.957cm">
          <text:p text:style-name="P2"><text:span text:style-name="T1">Я молчу. Стараюсь быть терпеливой к грешникам.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8" draw:id="id668" draw:layer="layout" svg:width="4.445cm" svg:height="0.508cm" svg:x="152.384cm" svg:y="672.449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66cm" svg:y1="671.306cm" svg:x2="154.606cm" svg:y2="672.449cm" draw:start-shape="id667" draw:start-glue-point="2" draw:end-shape="id668" draw:end-glue-point="0" svg:d="M156066 671306v572h-1460v571" svg:viewBox="0 0 1461 1144">
          <text:p/>
        </draw:connector>
        <draw:custom-shape draw:style-name="gr205" draw:text-style-name="P3" xml:id="id671" draw:id="id671" draw:layer="layout" svg:width="10.666cm" svg:height="0.82cm" svg:x="151.751cm" svg:y="675.878cm">
          <text:p text:style-name="P2"><text:span text:style-name="T1">Лиза, опять? </text:span></text:p>
          <text:p text:style-name="P2"><text:span text:style-name="T1">Ты знаешь что с тобой будет, если узнают что ты не принимаешь лекар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0" draw:id="id670" draw:layer="layout" svg:width="4.445cm" svg:height="0.508cm" svg:x="151.751cm" svg:y="675.3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57cm" svg:y1="673.777cm" svg:x2="153.973cm" svg:y2="675.37cm" draw:start-shape="id669" draw:start-glue-point="2" draw:end-shape="id670" draw:end-glue-point="0" svg:d="M156257 673777v797h-2284v796" svg:viewBox="0 0 2285 1594">
          <text:p/>
        </draw:connector>
        <draw:custom-shape draw:style-name="gr204" draw:text-style-name="P3" xml:id="id673" draw:id="id673" draw:layer="layout" svg:width="7.747cm" svg:height="0.82cm" svg:x="151.368cm" svg:y="678.36cm">
          <text:p text:style-name="P2"><text:span text:style-name="T1">Да я прикалываю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2" draw:id="id672" draw:layer="layout" svg:width="4.445cm" svg:height="0.508cm" svg:x="151.368cm" svg:y="677.85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084cm" svg:y1="676.698cm" svg:x2="153.59cm" svg:y2="677.852cm" draw:start-shape="id671" draw:start-glue-point="2" draw:end-shape="id672" draw:end-glue-point="0" svg:d="M157084 676698v577h-3494v577" svg:viewBox="0 0 3495 1155">
          <text:p/>
        </draw:connector>
        <draw:custom-shape draw:style-name="gr206" draw:text-style-name="P3" xml:id="id675" draw:id="id675" draw:layer="layout" svg:width="8.528cm" svg:height="0.82cm" svg:x="151.476cm" svg:y="680.912cm">
          <text:p text:style-name="P2"><text:span text:style-name="T1">На всякий случай я расскажу доктору Элизабе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4" draw:id="id674" draw:layer="layout" svg:width="4.445cm" svg:height="0.508cm" svg:x="151.476cm" svg:y="680.40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241cm" svg:y1="679.18cm" svg:x2="153.698cm" svg:y2="680.404cm" draw:start-shape="id673" draw:start-glue-point="2" draw:end-shape="id674" svg:d="M155241 679180v612h-1543v612" svg:viewBox="0 0 1544 1225">
          <text:p/>
        </draw:connector>
        <draw:custom-shape draw:style-name="gr38" draw:text-style-name="P3" draw:layer="layout" svg:width="10.033cm" svg:height="1.016cm" svg:x="151.368cm" svg:y="683.359cm">
          <text:p text:style-name="P2"><text:span text:style-name="T4">А что сделают с Лизой, если узнают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77" draw:id="id677" draw:layer="layout" svg:width="3.81cm" svg:height="0.508cm" svg:x="151.368cm" svg:y="684.375cm">
          <text:p text:style-name="P2"><text:span text:style-name="T2">WhatWillBeWithLi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76" draw:id="id676" draw:layer="layout" svg:width="1.397cm" svg:height="0.508cm" svg:x="151.369cm" svg:y="682.8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4cm" svg:y1="681.732cm" svg:x2="152.067cm" svg:y2="682.863cm" draw:start-shape="id675" draw:start-glue-point="2" draw:end-shape="id676" draw:end-glue-point="0" svg:d="M155740 681732v566h-3673v565" svg:viewBox="0 0 3674 1132">
          <text:p/>
        </draw:connector>
        <draw:custom-shape draw:style-name="gr207" draw:text-style-name="P3" xml:id="id679" draw:id="id679" draw:layer="layout" svg:width="8.411cm" svg:height="0.82cm" svg:x="150.704cm" svg:y="686.615cm">
          <text:p text:style-name="P2"><text:span text:style-name="T1">Они отправят меня в «тихую комнату» и переведут на укол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8" draw:id="id678" draw:layer="layout" svg:width="4.445cm" svg:height="0.508cm" svg:x="150.704cm" svg:y="686.10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3cm" svg:y1="684.883cm" svg:x2="152.926cm" svg:y2="686.107cm" draw:start-shape="id677" draw:start-glue-point="2" draw:end-shape="id678" draw:end-glue-point="0" svg:d="M153273 684883v612h-347v612" svg:viewBox="0 0 348 1225">
          <text:p/>
        </draw:connector>
        <draw:custom-shape draw:style-name="gr207" draw:text-style-name="P3" xml:id="id681" draw:id="id681" draw:layer="layout" svg:width="8.411cm" svg:height="0.82cm" svg:x="150.479cm" svg:y="689.086cm">
          <text:p text:style-name="P2"><text:span text:style-name="T1">Лиза любит внима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0" draw:id="id680" draw:layer="layout" svg:width="4.445cm" svg:height="0.508cm" svg:x="150.479cm" svg:y="688.5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09cm" svg:y1="687.435cm" svg:x2="152.701cm" svg:y2="688.578cm" draw:start-shape="id679" draw:start-glue-point="2" draw:end-shape="id680" draw:end-glue-point="0" svg:d="M154909 687435v572h-2208v571" svg:viewBox="0 0 2209 1144">
          <text:p/>
        </draw:connector>
        <draw:custom-shape draw:style-name="gr207" draw:text-style-name="P3" xml:id="id683" draw:id="id683" draw:layer="layout" svg:width="8.411cm" svg:height="0.82cm" svg:x="150.497cm" svg:y="691.336cm">
          <text:p text:style-name="P2"><text:span text:style-name="T1">А кто не любит? Ну может быть только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2" draw:id="id682" draw:layer="layout" svg:width="4.445cm" svg:height="0.508cm" svg:x="150.497cm" svg:y="690.82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84cm" svg:y1="689.906cm" svg:x2="152.719cm" svg:y2="690.828cm" draw:start-shape="id681" draw:start-glue-point="2" draw:end-shape="id682" draw:end-glue-point="0" svg:d="M154684 689906v461h-1965v461" svg:viewBox="0 0 1966 923">
          <text:p/>
        </draw:connector>
        <draw:custom-shape draw:style-name="gr208" draw:text-style-name="P9" xml:id="id684" draw:id="id684" draw:layer="layout" svg:width="8.509cm" svg:height="0.871cm" svg:x="150.225cm" svg:y="693.422cm">
          <text:p text:style-name="P2"><text:span text:style-name="T1">Эрика молчит, кажется, Эрику не тревожит, что ее обсуждаю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02cm" svg:y1="692.156cm" svg:x2="154.479cm" svg:y2="693.422cm" draw:start-shape="id683" draw:start-glue-point="2" draw:end-shape="id684" draw:end-glue-point="0" svg:d="M154702 692156v633h-223v633" svg:viewBox="0 0 224 1267">
          <text:p/>
        </draw:connector>
        <draw:custom-shape draw:style-name="gr38" draw:text-style-name="P3" draw:layer="layout" svg:width="10.033cm" svg:height="1.016cm" svg:x="150.225cm" svg:y="695.805cm">
          <text:p text:style-name="P2"><text:span text:style-name="T4">А Эрика может разговарив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86" draw:id="id686" draw:layer="layout" svg:width="3.81cm" svg:height="0.508cm" svg:x="150.225cm" svg:y="696.821cm">
          <text:p text:style-name="P2"><text:span text:style-name="T2">CanErica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85" draw:id="id685" draw:layer="layout" svg:width="1.397cm" svg:height="0.508cm" svg:x="150.226cm" svg:y="695.3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479cm" svg:y1="694.293cm" svg:x2="150.924cm" svg:y2="695.309cm" draw:start-shape="id684" draw:start-glue-point="2" draw:end-shape="id685" draw:end-glue-point="0" svg:d="M154479 694293v508h-3555v508" svg:viewBox="0 0 3556 1017">
          <text:p/>
        </draw:connector>
        <draw:custom-shape draw:style-name="gr208" draw:text-style-name="P9" xml:id="id687" draw:id="id687" draw:layer="layout" svg:width="8.509cm" svg:height="0.871cm" svg:x="149.717cm" svg:y="698.502cm">
          <text:p text:style-name="P2"><text:span text:style-name="T1">Вам показалось, что Эрика на Вас мельком взгляну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13cm" svg:y1="697.329cm" svg:x2="153.971cm" svg:y2="698.502cm" draw:start-shape="id686" draw:start-glue-point="2" draw:end-shape="id687" svg:d="M152130 697329v586h1841v587" svg:viewBox="0 0 1842 1174">
          <text:p/>
        </draw:connector>
        <draw:custom-shape draw:style-name="gr206" draw:text-style-name="P3" xml:id="id689" draw:id="id689" draw:layer="layout" svg:width="8.528cm" svg:height="0.82cm" svg:x="149.717cm" svg:y="701.093cm">
          <text:p text:style-name="P2"><text:span text:style-name="T1">Со времени поступления Эрика не сказала ни сло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8" draw:id="id688" draw:layer="layout" svg:width="4.445cm" svg:height="0.508cm" svg:x="149.717cm" svg:y="700.585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71cm" svg:y1="699.373cm" svg:x2="151.939cm" svg:y2="700.585cm" draw:start-shape="id687" draw:start-glue-point="2" draw:end-shape="id688" draw:end-glue-point="0" svg:d="M153971 699373v606h-2032v606" svg:viewBox="0 0 2033 1213">
          <text:p/>
        </draw:connector>
        <draw:custom-shape draw:style-name="gr207" draw:text-style-name="P3" xml:id="id691" draw:id="id691" draw:layer="layout" svg:width="8.411cm" svg:height="0.82cm" svg:x="149.59cm" svg:y="703.76cm">
          <text:p text:style-name="P2"><text:span text:style-name="T1">Элис, а 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0" draw:id="id690" draw:layer="layout" svg:width="4.445cm" svg:height="0.508cm" svg:x="149.59cm" svg:y="703.25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1cm" svg:y1="701.913cm" svg:x2="151.812cm" svg:y2="703.252cm" draw:start-shape="id689" draw:start-glue-point="2" draw:end-shape="id690" svg:d="M153981 701913v670h-2169v669" svg:viewBox="0 0 2170 1340">
          <text:p/>
        </draw:connector>
        <draw:custom-shape draw:style-name="gr38" draw:text-style-name="P3" draw:layer="layout" svg:width="10.033cm" svg:height="1.016cm" svg:x="149.359cm" svg:y="706.273cm">
          <text:p text:style-name="P2"><text:span text:style-name="T4">Я здесь по ошибке. Меня спутали с другим человеком.</text:span></text:p>
          <text:p text:style-name="P2"><text:span text:style-name="T4">На самом деле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93" draw:id="id693" draw:layer="layout" svg:width="3.81cm" svg:height="0.508cm" svg:x="149.359cm" svg:y="707.289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92" draw:id="id692" draw:layer="layout" svg:width="1.397cm" svg:height="0.508cm" svg:x="149.36cm" svg:y="705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795cm" svg:y1="704.58cm" svg:x2="150.058cm" svg:y2="705.777cm" draw:start-shape="id691" draw:start-glue-point="2" draw:end-shape="id692" draw:end-glue-point="0" svg:d="M153795 704580v599h-3737v598" svg:viewBox="0 0 3738 1198">
          <text:p/>
        </draw:connector>
        <draw:custom-shape draw:style-name="gr207" draw:text-style-name="P3" xml:id="id695" draw:id="id695" draw:layer="layout" svg:width="8.411cm" svg:height="0.82cm" svg:x="149.201cm" svg:y="709.301cm">
          <text:p text:style-name="P2"><text:span text:style-name="T1">Ясно. Да ты совсем чокнут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4" draw:id="id694" draw:layer="layout" svg:width="4.445cm" svg:height="0.508cm" svg:x="149.201cm" svg:y="708.79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64cm" svg:y1="707.797cm" svg:x2="151.423cm" svg:y2="708.793cm" draw:start-shape="id693" draw:start-glue-point="2" draw:end-shape="id694" draw:end-glue-point="0" svg:d="M151264 707797v498h159v498" svg:viewBox="0 0 160 997">
          <text:p/>
        </draw:connector>
        <draw:custom-shape draw:style-name="gr207" draw:text-style-name="P3" xml:id="id697" draw:id="id697" draw:layer="layout" svg:width="8.411cm" svg:height="0.82cm" svg:x="149.18cm" svg:y="711.634cm">
          <text:p text:style-name="P2"><text:span text:style-name="T1">Лиза, до тебя нам всем еще далек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6" draw:id="id696" draw:layer="layout" svg:width="4.445cm" svg:height="0.508cm" svg:x="149.18cm" svg:y="711.12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06cm" svg:y1="710.121cm" svg:x2="151.402cm" svg:y2="711.126cm" draw:start-shape="id695" draw:start-glue-point="2" draw:end-shape="id696" draw:end-glue-point="0" svg:d="M153406 710121v503h-2004v502" svg:viewBox="0 0 2005 1006">
          <text:p/>
        </draw:connector>
        <draw:custom-shape draw:style-name="gr209" draw:text-style-name="P3" xml:id="id699" draw:id="id699" draw:layer="layout" svg:width="8.237cm" svg:height="0.82cm" svg:x="149.227cm" svg:y="714.105cm">
          <text:p text:style-name="P2"><text:span text:style-name="T1">Да пошла ты, Астрид. Тебя тут вообще не должно бы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8" draw:id="id698" draw:layer="layout" svg:width="4.445cm" svg:height="0.508cm" svg:x="149.227cm" svg:y="713.59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85cm" svg:y1="712.454cm" svg:x2="151.449cm" svg:y2="713.597cm" draw:start-shape="id697" draw:start-glue-point="2" draw:end-shape="id698" draw:end-glue-point="0" svg:d="M153385 712454v572h-1936v571" svg:viewBox="0 0 1937 1144">
          <text:p/>
        </draw:connector>
        <draw:custom-shape draw:style-name="gr207" draw:text-style-name="P3" xml:id="id701" draw:id="id701" draw:layer="layout" svg:width="8.411cm" svg:height="0.82cm" svg:x="149.307cm" svg:y="716.391cm">
          <text:p text:style-name="P2"><text:span text:style-name="T1">Какая же ты сука,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0" draw:id="id700" draw:layer="layout" svg:width="4.445cm" svg:height="0.508cm" svg:x="149.307cm" svg:y="715.88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45cm" svg:y1="714.925cm" svg:x2="151.529cm" svg:y2="715.883cm" draw:start-shape="id699" draw:start-glue-point="2" draw:end-shape="id700" draw:end-glue-point="0" svg:d="M153345 714925v479h-1816v479" svg:viewBox="0 0 1817 959">
          <text:p/>
        </draw:connector>
        <draw:custom-shape draw:style-name="gr206" draw:text-style-name="P3" xml:id="id703" draw:id="id703" draw:layer="layout" svg:width="8.528cm" svg:height="0.82cm" svg:x="149.317cm" svg:y="718.804cm">
          <text:p text:style-name="P2"><text:span text:style-name="T1">Лиза, Астрид, угомони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2" draw:id="id702" draw:layer="layout" svg:width="4.445cm" svg:height="0.508cm" svg:x="149.317cm" svg:y="718.296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12cm" svg:y1="717.211cm" svg:x2="151.539cm" svg:y2="718.296cm" draw:start-shape="id701" draw:start-glue-point="2" draw:end-shape="id702" svg:d="M153512 717211v543h-1973v542" svg:viewBox="0 0 1974 1086">
          <text:p/>
        </draw:connector>
        <draw:custom-shape draw:style-name="gr38" draw:text-style-name="P3" draw:layer="layout" svg:width="10.033cm" svg:height="1.016cm" svg:x="148.447cm" svg:y="729.841cm">
          <text:p text:style-name="P2"><text:span text:style-name="T4">Все ясно. А как тут обычно развлекаются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11" draw:id="id711" draw:layer="layout" svg:width="3.81cm" svg:height="0.508cm" svg:x="148.447cm" svg:y="730.857cm">
          <text:p text:style-name="P2"><text:span text:style-name="T2">WantHaveF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10" draw:id="id710" draw:layer="layout" svg:width="1.397cm" svg:height="0.508cm" svg:x="148.448cm" svg:y="729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0.033cm" svg:height="1.016cm" svg:x="148.701cm" svg:y="721.344cm">
          <text:p text:style-name="P2"><text:span text:style-name="T4">Вообще я сказала правду, но я привыкла что мне не веря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05" draw:id="id705" draw:layer="layout" svg:width="3.81cm" svg:height="0.508cm" svg:x="148.701cm" svg:y="722.36cm">
          <text:p text:style-name="P2"><text:span text:style-name="T2">Itold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4" draw:id="id704" draw:layer="layout" svg:width="1.397cm" svg:height="0.508cm" svg:x="148.702cm" svg:y="720.8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81cm" svg:y1="719.624cm" svg:x2="149.4cm" svg:y2="720.848cm" draw:start-shape="id703" draw:start-glue-point="2" draw:end-shape="id704" draw:end-glue-point="0" svg:d="M153581 719624v612h-4181v612" svg:viewBox="0 0 4182 1225">
          <text:p/>
        </draw:connector>
        <draw:custom-shape draw:style-name="gr210" draw:text-style-name="P3" xml:id="id707" draw:id="id707" draw:layer="layout" svg:width="9.449cm" svg:height="0.989cm" svg:x="148.777cm" svg:y="724.673cm">
          <text:p text:style-name="P2"><text:span text:style-name="T1">Если хочешь отсюда выйти не говори такого доктору Элизабет.</text:span></text:p>
          <text:p text:style-name="P2"><text:span text:style-name="T1">А то застрянешь тут как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6" draw:id="id706" draw:layer="layout" svg:width="4.445cm" svg:height="0.508cm" svg:x="148.777cm" svg:y="724.16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ustom-shape draw:style-name="gr209" draw:text-style-name="P3" xml:id="id709" draw:id="id709" draw:layer="layout" svg:width="8.237cm" svg:height="0.82cm" svg:x="148.828cm" svg:y="727.186cm">
          <text:p text:style-name="P2"><text:span text:style-name="T1">Серьезно, Астрид? Опять начи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8" draw:id="id708" draw:layer="layout" svg:width="4.445cm" svg:height="0.508cm" svg:x="148.828cm" svg:y="726.6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06cm" svg:y1="722.868cm" svg:x2="150.999cm" svg:y2="724.165cm" draw:start-shape="id705" draw:start-glue-point="2" draw:end-shape="id706" svg:d="M150606 722868v649h393v648" svg:viewBox="0 0 394 1298">
          <text:p/>
        </draw:connector>
        <draw:connector draw:style-name="gr7" draw:text-style-name="P2" draw:layer="layout" svg:x1="153.501cm" svg:y1="725.662cm" svg:x2="151.05cm" svg:y2="726.678cm" draw:start-shape="id707" draw:start-glue-point="2" draw:end-shape="id708" draw:end-glue-point="0" svg:d="M153501 725662v508h-2451v508" svg:viewBox="0 0 2452 1017">
          <text:p/>
        </draw:connector>
        <draw:connector draw:style-name="gr7" draw:text-style-name="P2" draw:layer="layout" svg:x1="152.946cm" svg:y1="728.006cm" svg:x2="149.146cm" svg:y2="729.345cm" draw:start-shape="id709" draw:start-glue-point="2" draw:end-shape="id710" draw:end-glue-point="0" svg:d="M152946 728006v670h-3800v669" svg:viewBox="0 0 3801 1340">
          <text:p/>
        </draw:connector>
        <draw:custom-shape draw:style-name="gr211" draw:text-style-name="P3" xml:id="id713" draw:id="id713" draw:layer="layout" svg:width="10.68cm" svg:height="0.82cm" svg:x="148.562cm" svg:y="732.933cm">
          <text:p text:style-name="P2"><text:span text:style-name="T1">Ходим в кинотеатр, бассейн. А по выходным мы все вместе идем в рестора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2" draw:id="id712" draw:layer="layout" svg:width="4.445cm" svg:height="0.508cm" svg:x="148.562cm" svg:y="732.42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31.365cm" svg:x2="150.784cm" svg:y2="732.425cm" draw:start-shape="id711" draw:start-glue-point="2" draw:end-shape="id712" draw:end-glue-point="0" svg:d="M150352 731365v530h432v530" svg:viewBox="0 0 433 1061">
          <text:p/>
        </draw:connector>
        <draw:custom-shape draw:style-name="gr208" draw:text-style-name="P9" xml:id="id714" draw:id="id714" draw:layer="layout" svg:width="8.509cm" svg:height="0.871cm" svg:x="148.447cm" svg:y="734.806cm">
          <text:p text:style-name="P2"><text:span text:style-name="T1">Астрид тихо хихика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902cm" svg:y1="733.753cm" svg:x2="152.701cm" svg:y2="734.806cm" draw:start-shape="id713" draw:start-glue-point="2" draw:end-shape="id714" draw:end-glue-point="0" svg:d="M153902 733753v526h-1201v527" svg:viewBox="0 0 1202 1054">
          <text:p/>
        </draw:connector>
        <draw:custom-shape draw:style-name="gr212" draw:text-style-name="P3" xml:id="id716" draw:id="id716" draw:layer="layout" svg:width="12.638cm" svg:height="1.417cm" svg:x="148.509cm" svg:y="737.072cm">
          <text:p text:style-name="P2"><text:span text:style-name="T1">Элис, тут отделение с интенсивным наблюдением за пациентами.</text:span></text:p>
          <text:p text:style-name="P2"><text:span text:style-name="T1">Сюда поступают те, кто представляет опасность.</text:span></text:p>
          <text:p text:style-name="P2"><text:span text:style-name="T1">Здесь нет никаких развлечений, здесь нет личных вещей, здесь есть только наблюдение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15" draw:id="id715" draw:layer="layout" svg:width="4.445cm" svg:height="0.488cm" svg:x="148.509cm" svg:y="736.58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701cm" svg:y1="735.677cm" svg:x2="150.731cm" svg:y2="736.584cm" draw:start-shape="id714" draw:start-glue-point="2" draw:end-shape="id715" draw:end-glue-point="0" svg:d="M152701 735677v453h-1970v454" svg:viewBox="0 0 1971 908">
          <text:p/>
        </draw:connector>
        <draw:custom-shape draw:style-name="gr210" draw:text-style-name="P3" xml:id="id718" draw:id="id718" draw:layer="layout" svg:width="9.449cm" svg:height="0.989cm" svg:x="148.509cm" svg:y="739.927cm">
          <text:p text:style-name="P2"><text:span text:style-name="T1">Хочешь развлечений — переходи в обычное отделение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17" draw:id="id717" draw:layer="layout" svg:width="4.445cm" svg:height="0.549cm" svg:x="148.509cm" svg:y="739.3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828cm" svg:y1="738.489cm" svg:x2="150.731cm" svg:y2="739.378cm" draw:start-shape="id716" draw:start-glue-point="2" draw:end-shape="id717" draw:end-glue-point="0" svg:d="M154828 738489v444h-4097v445" svg:viewBox="0 0 4098 890">
          <text:p/>
        </draw:connector>
        <draw:custom-shape draw:style-name="gr38" draw:text-style-name="P3" draw:layer="layout" svg:width="10.033cm" svg:height="1.016cm" svg:x="148.193cm" svg:y="742.426cm">
          <text:p text:style-name="P2"><text:span text:style-name="T4">Я бы с удовольствием, но как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20" draw:id="id720" draw:layer="layout" svg:width="3.81cm" svg:height="0.508cm" svg:x="148.193cm" svg:y="743.442cm">
          <text:p text:style-name="P2"><text:span text:style-name="T2">HowT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19" draw:id="id719" draw:layer="layout" svg:width="1.397cm" svg:height="0.508cm" svg:x="148.194cm" svg:y="741.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33cm" svg:y1="740.916cm" svg:x2="148.892cm" svg:y2="741.93cm" draw:start-shape="id718" draw:start-glue-point="2" draw:end-shape="id719" draw:end-glue-point="0" svg:d="M153233 740916v507h-4341v507" svg:viewBox="0 0 4342 1015">
          <text:p/>
        </draw:connector>
        <draw:custom-shape draw:style-name="gr215" draw:text-style-name="P3" xml:id="id722" draw:id="id722" draw:layer="layout" svg:width="11.271cm" svg:height="0.989cm" svg:x="148.352cm" svg:y="745.35cm">
          <text:p text:style-name="P2"><text:span text:style-name="T1">Во-первых, перестань нести бред, что ты София. Или хотя бы притворись.</text:span></text:p>
          <text:p text:style-name="P2"><text:span text:style-name="T1">И вообще не отсвечивай. Бери пример с Эрик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21" draw:id="id721" draw:layer="layout" svg:width="4.445cm" svg:height="0.508cm" svg:x="148.352cm" svg:y="744.84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098cm" svg:y1="743.95cm" svg:x2="150.574cm" svg:y2="744.842cm" draw:start-shape="id720" draw:start-glue-point="2" draw:end-shape="id721" draw:end-glue-point="0" svg:d="M150098 743950v446h476v446" svg:viewBox="0 0 477 893">
          <text:p/>
        </draw:connector>
        <draw:custom-shape draw:style-name="gr216" draw:text-style-name="P3" xml:id="id724" draw:id="id724" draw:layer="layout" svg:width="11.533cm" svg:height="2.276cm" svg:x="148.09cm" svg:y="747.897cm">
          <text:p text:style-name="P2"><text:span text:style-name="T1">Лучше не бери пример с Эрики. </text:span></text:p>
          <text:p text:style-name="P2"><text:span text:style-name="T1">Если будешь молчать, то продлишь себе срок пребывания в этом отделении.</text:span></text:p>
          <text:p text:style-name="P2"><text:span text:style-name="T1">И врать лучше не стоит. Доктор раскусит твою ложь. </text:span></text:p>
          <text:p text:style-name="P2"><text:span text:style-name="T1">Будет только хуже.</text:span></text:p>
          <text:p text:style-name="P2"><text:span text:style-name="T1">Веди себя спокойно. Не реагируй на провокации. Говори правду.</text:span></text:p>
          <text:p text:style-name="P2"><text:span text:style-name="T1">Тогда переведут в обычное отделение в течении недели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3" draw:id="id723" draw:layer="layout" svg:width="4.445cm" svg:height="0.488cm" svg:x="148.09cm" svg:y="747.409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7cm" svg:y1="746.339cm" svg:x2="150.312cm" svg:y2="747.409cm" draw:start-shape="id722" draw:start-glue-point="2" draw:end-shape="id723" draw:end-glue-point="0" svg:d="M153987 746339v535h-3675v535" svg:viewBox="0 0 3676 1071">
          <text:p/>
        </draw:connector>
        <draw:custom-shape draw:style-name="gr38" draw:text-style-name="P3" draw:layer="layout" svg:width="10.033cm" svg:height="1.016cm" svg:x="148.447cm" svg:y="751.939cm">
          <text:p text:style-name="P2"><text:span text:style-name="T4">Спасибо за совет. Попробую, если не сойду с ума со скук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26" draw:id="id726" draw:layer="layout" svg:width="3.81cm" svg:height="0.508cm" svg:x="148.447cm" svg:y="752.955cm">
          <text:p text:style-name="P2"><text:span text:style-name="T2">Iwill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25" draw:id="id725" draw:layer="layout" svg:width="1.397cm" svg:height="0.508cm" svg:x="148.448cm" svg:y="751.4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856cm" svg:y1="750.173cm" svg:x2="149.146cm" svg:y2="751.443cm" draw:start-shape="id724" draw:start-glue-point="2" draw:end-shape="id725" draw:end-glue-point="0" svg:d="M153856 750173v635h-4710v635" svg:viewBox="0 0 4711 1271">
          <text:p/>
        </draw:connector>
        <draw:custom-shape draw:style-name="gr217" draw:text-style-name="P3" xml:id="id728" draw:id="id728" draw:layer="layout" svg:width="11.533cm" svg:height="1.407cm" svg:x="147.828cm" svg:y="754.735cm">
          <text:p text:style-name="P2"><text:span text:style-name="T1">Можешь общаться с другими пациентками. Например с Астрид.</text:span></text:p>
          <text:p text:style-name="P2"><text:span text:style-name="T1">И избегай встречи с Лорой. Не реагируй на ее провокации.</text:span></text:p>
          <text:p text:style-name="P2"><text:span text:style-name="T1">Если будут проблемы, сообщи Агате, она усмирит Лору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7" draw:id="id727" draw:layer="layout" svg:width="4.445cm" svg:height="0.488cm" svg:x="147.828cm" svg:y="754.24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53.463cm" svg:x2="150.05cm" svg:y2="754.247cm" draw:start-shape="id726" draw:start-glue-point="2" draw:end-shape="id727" draw:end-glue-point="0" svg:d="M150352 753463v392h-302v392" svg:viewBox="0 0 303 785">
          <text:p/>
        </draw:connector>
        <draw:custom-shape draw:style-name="gr211" draw:text-style-name="P3" xml:id="id730" draw:id="id730" draw:layer="layout" svg:width="10.68cm" svg:height="0.82cm" svg:x="147.939cm" svg:y="757.481cm">
          <text:p text:style-name="P2"><text:span text:style-name="T1">Лучше не говори ничего Агате. Лора обязательно припомнит тебе это.</text:span></text:p>
          <text:p text:style-name="P2"><text:span text:style-name="T1">У нее «длинные руки», она дотянется до тебя даже из «тихой комнаты»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29" draw:id="id729" draw:layer="layout" svg:width="4.445cm" svg:height="0.508cm" svg:x="147.939cm" svg:y="756.97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94cm" svg:y1="756.142cm" svg:x2="150.161cm" svg:y2="756.973cm" draw:start-shape="id728" draw:start-glue-point="2" draw:end-shape="id729" draw:end-glue-point="0" svg:d="M153594 756142v415h-3433v416" svg:viewBox="0 0 3434 832">
          <text:p/>
        </draw:connector>
        <draw:custom-shape draw:style-name="gr38" draw:text-style-name="P3" draw:layer="layout" svg:width="10.033cm" svg:height="1.016cm" svg:x="147.812cm" svg:y="760.067cm">
          <text:p text:style-name="P2"><text:span text:style-name="T4">Все сложно. Ладно, я закончила и пойду в палату скуча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32" draw:id="id732" draw:layer="layout" svg:width="3.81cm" svg:height="0.508cm" svg:x="147.812cm" svg:y="761.083cm">
          <text:p text:style-name="P2"><text:span text:style-name="T2">By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31" draw:id="id731" draw:layer="layout" svg:width="1.397cm" svg:height="0.508cm" svg:x="147.813cm" svg:y="759.5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9cm" svg:y1="758.301cm" svg:x2="148.511cm" svg:y2="759.571cm" draw:start-shape="id730" draw:start-glue-point="2" draw:end-shape="id731" draw:end-glue-point="0" svg:d="M153279 758301v635h-4768v635" svg:viewBox="0 0 4769 1271">
          <text:p/>
        </draw:connector>
        <draw:custom-shape draw:style-name="gr211" draw:text-style-name="P3" xml:id="id734" draw:id="id734" draw:layer="layout" svg:width="10.68cm" svg:height="0.82cm" svg:x="147.75cm" svg:y="762.824cm">
          <text:p text:style-name="P2"><text:span text:style-name="T1">Я за тебя помолюсь перед с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3" draw:id="id733" draw:layer="layout" svg:width="4.445cm" svg:height="0.508cm" svg:x="147.75cm" svg:y="762.316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17cm" svg:y1="761.591cm" svg:x2="149.972cm" svg:y2="762.316cm" draw:start-shape="id732" draw:start-glue-point="2" draw:end-shape="id733" draw:end-glue-point="0" svg:d="M149717 761591v363h255v362" svg:viewBox="0 0 256 726">
          <text:p/>
        </draw:connector>
        <draw:custom-shape draw:style-name="gr210" draw:text-style-name="P3" xml:id="id736" draw:id="id736" draw:layer="layout" svg:width="9.449cm" svg:height="0.989cm" svg:x="147.671cm" svg:y="765.066cm">
          <text:p text:style-name="P2"><text:span text:style-name="T1">Ну началось. Опять Лизу переклинил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35" draw:id="id735" draw:layer="layout" svg:width="4.445cm" svg:height="0.549cm" svg:x="147.671cm" svg:y="764.5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9cm" svg:y1="763.644cm" svg:x2="149.893cm" svg:y2="764.517cm" draw:start-shape="id734" draw:start-glue-point="2" draw:end-shape="id735" draw:end-glue-point="0" svg:d="M153090 763644v436h-3197v437" svg:viewBox="0 0 3198 874">
          <text:p/>
        </draw:connector>
        <draw:custom-shape draw:style-name="gr211" draw:text-style-name="P3" xml:id="id745" draw:id="id745" draw:layer="layout" svg:width="10.68cm" svg:height="0.82cm" svg:x="147.671cm" svg:y="767.303cm">
          <text:p text:style-name="P2"><text:span text:style-name="T1">И за тебя тоже,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7" draw:id="id737" draw:layer="layout" svg:width="4.445cm" svg:height="0.508cm" svg:x="147.671cm" svg:y="766.79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95cm" svg:y1="766.055cm" svg:x2="149.893cm" svg:y2="766.795cm" draw:start-shape="id736" draw:start-glue-point="2" draw:end-shape="id737" draw:end-glue-point="0" svg:d="M152395 766055v370h-2502v370" svg:viewBox="0 0 2503 741">
          <text:p/>
        </draw:connector>
        <draw:custom-shape draw:style-name="gr218" draw:text-style-name="P9" xml:id="id738" draw:id="id738" draw:layer="layout" svg:width="12.954cm" svg:height="1.506cm" svg:x="147.177cm" svg:y="772.742cm">
          <text:p text:style-name="P2"><text:span text:style-name="T1">Вы убираете за собой, выходите из столовой и идете к себе в палату.</text:span></text:p>
          <text:p text:style-name="P2"><text:span text:style-name="T1">По пути в палату Вы встречаете пациентку в два раза больше чем Вы.</text:span></text:p>
          <text:p text:style-name="P2"><text:span text:style-name="T1">Как будто не замечая, она толкает Вас плечом и Вы падаете, ударяясь головой об стену.</text:span></text:p>
          <text:p text:style-name="P2"><text:span text:style-name="T1">Некоторое время так и лежите, пытаясь придти в себ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" xml:id="id740" draw:id="id740" draw:layer="layout" svg:width="7.618cm" svg:height="0.82cm" svg:x="148.703cm" svg:y="776.044cm">
          <text:p text:style-name="P2"><text:span text:style-name="T1">Лежи не вставай. Я позову медсест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9" draw:id="id739" draw:layer="layout" svg:width="4.445cm" svg:height="0.508cm" svg:x="148.703cm" svg:y="775.53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654cm" svg:y1="774.248cm" svg:x2="150.925cm" svg:y2="775.536cm" draw:start-shape="id738" draw:start-glue-point="2" draw:end-shape="id739" draw:end-glue-point="0" svg:d="M153654 774248v644h-2729v644" svg:viewBox="0 0 2730 1289">
          <text:p/>
        </draw:connector>
        <draw:custom-shape draw:style-name="gr219" draw:text-style-name="P9" xml:id="id741" draw:id="id741" draw:layer="layout" svg:width="7.732cm" svg:height="1.028cm" svg:x="148.447cm" svg:y="777.937cm">
          <text:p text:style-name="P2"><text:span text:style-name="T1">Астрид убегает и Вы слышите ее крики о помощи.</text:span></text:p>
          <text:p text:style-name="P2"><text:span text:style-name="T1">Скоро к Вам подбегает Агата и Астрид. </text:span></text:p>
          <text:p text:style-name="P2"><text:span text:style-name="T1">Медсестра осматривает Вашу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512cm" svg:y1="776.864cm" svg:x2="152.313cm" svg:y2="777.937cm" draw:start-shape="id740" draw:start-glue-point="2" draw:end-shape="id741" draw:end-glue-point="0" svg:d="M152512 776864v537h-199v536" svg:viewBox="0 0 200 1074">
          <text:p/>
        </draw:connector>
        <draw:custom-shape draw:style-name="gr220" draw:text-style-name="P3" xml:id="id743" draw:id="id743" draw:layer="layout" svg:width="7.618cm" svg:height="0.991cm" svg:x="148.513cm" svg:y="780.514cm">
          <text:p text:style-name="P2"><text:span text:style-name="T1">Сильный ушиб, Что произошл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42" draw:id="id742" draw:layer="layout" svg:width="4.445cm" svg:height="0.508cm" svg:x="148.513cm" svg:y="780.00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13cm" svg:y1="778.965cm" svg:x2="150.735cm" svg:y2="780.006cm" draw:start-shape="id741" draw:start-glue-point="2" draw:end-shape="id742" draw:end-glue-point="0" svg:d="M152313 778965v521h-1578v520" svg:viewBox="0 0 1579 1042">
          <text:p/>
        </draw:connector>
        <draw:custom-shape draw:style-name="gr221" draw:text-style-name="P3" xml:id="id748" draw:id="id748" draw:layer="layout" svg:width="7.304cm" svg:height="0.989cm" svg:x="148.382cm" svg:y="782.966cm">
          <text:p text:style-name="P2"><text:span text:style-name="T1">Я не видела. Нашла Элис таку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44" draw:id="id744" draw:layer="layout" svg:width="4.445cm" svg:height="0.549cm" svg:x="148.382cm" svg:y="782.4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22cm" svg:y1="781.505cm" svg:x2="150.604cm" svg:y2="782.417cm" draw:start-shape="id743" draw:start-glue-point="2" draw:end-shape="id744" draw:end-glue-point="0" svg:d="M152322 781505v455h-1718v457" svg:viewBox="0 0 1719 913">
          <text:p/>
        </draw:connector>
        <draw:custom-shape draw:style-name="gr38" draw:text-style-name="P3" draw:layer="layout" svg:width="10.033cm" svg:height="1.016cm" svg:x="147.724cm" svg:y="769.675cm">
          <text:p text:style-name="P2"><text:span text:style-name="T4">Убрать за собой и пойти в палату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47" draw:id="id747" draw:layer="layout" svg:width="3.81cm" svg:height="0.508cm" svg:x="147.724cm" svg:y="770.691cm">
          <text:p text:style-name="P2"><text:span text:style-name="T2">To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6" draw:id="id746" draw:layer="layout" svg:width="1.397cm" svg:height="0.508cm" svg:x="147.725cm" svg:y="769.1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11cm" svg:y1="768.123cm" svg:x2="148.423cm" svg:y2="769.179cm" draw:start-shape="id745" draw:start-glue-point="2" draw:end-shape="id746" draw:end-glue-point="0" svg:d="M153011 768123v528h-4588v528" svg:viewBox="0 0 4589 1057">
          <text:p/>
        </draw:connector>
        <draw:connector draw:style-name="gr7" draw:text-style-name="P2" draw:layer="layout" svg:x1="149.629cm" svg:y1="771.199cm" svg:x2="153.654cm" svg:y2="772.742cm" draw:start-shape="id747" draw:start-glue-point="2" draw:end-shape="id738" draw:end-glue-point="0" svg:d="M149629 771199v772h4025v771" svg:viewBox="0 0 4026 1544">
          <text:p/>
        </draw:connector>
        <draw:custom-shape draw:style-name="gr222" draw:text-style-name="P3" draw:layer="layout" svg:width="6.581cm" svg:height="1.016cm" svg:x="148.597cm" svg:y="785.467cm">
          <text:p text:style-name="P2"><text:span text:style-name="T4">[Соврать] Закружилась голова и я упал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50" draw:id="id750" draw:layer="layout" svg:width="3.81cm" svg:height="0.508cm" svg:x="148.597cm" svg:y="786.483cm">
          <text:p text:style-name="P2"><text:span text:style-name="T2">IF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9" draw:id="id749" draw:layer="layout" svg:width="1.397cm" svg:height="0.508cm" svg:x="148.598cm" svg:y="784.9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034cm" svg:y1="783.955cm" svg:x2="149.296cm" svg:y2="784.971cm" draw:start-shape="id748" draw:start-glue-point="2" draw:end-shape="id749" draw:end-glue-point="0" svg:d="M152034 783955v508h-2738v508" svg:viewBox="0 0 2739 1017">
          <text:p/>
        </draw:connector>
        <draw:custom-shape draw:style-name="gr223" draw:text-style-name="P3" xml:id="id752" draw:id="id752" draw:layer="layout" svg:width="7.112cm" svg:height="1.07cm" svg:x="147.939cm" svg:y="788.6cm">
          <text:p text:style-name="P2"><text:span text:style-name="T1">Давай отведем тебя в палату. </text:span></text:p>
          <text:p text:style-name="P2"><text:span text:style-name="T1">Измерю тебе давл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1" draw:id="id751" draw:layer="layout" svg:width="4.445cm" svg:height="0.508cm" svg:x="147.939cm" svg:y="788.092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502cm" svg:y1="786.991cm" svg:x2="150.161cm" svg:y2="788.092cm" draw:start-shape="id750" draw:start-glue-point="2" draw:end-shape="id751" draw:end-glue-point="0" svg:d="M150502 786991v551h-341v550" svg:viewBox="0 0 342 1102">
          <text:p/>
        </draw:connector>
        <draw:custom-shape draw:style-name="gr219" draw:text-style-name="P9" xml:id="id753" draw:id="id753" draw:layer="layout" svg:width="7.732cm" svg:height="1.028cm" svg:x="147.319cm" svg:y="790.42cm">
          <text:p text:style-name="P2"><text:span text:style-name="T1">Агата и Астрид помогают Вам встать. Отводят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" xml:id="id755" draw:id="id755" draw:layer="layout" svg:width="7.112cm" svg:height="1.07cm" svg:x="148.142cm" svg:y="792.975cm">
          <text:p text:style-name="P2"><text:span text:style-name="T1">Полежи, я скоро верну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4" draw:id="id754" draw:layer="layout" svg:width="4.445cm" svg:height="0.508cm" svg:x="148.142cm" svg:y="792.467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95cm" svg:y1="789.67cm" svg:x2="151.185cm" svg:y2="790.42cm" draw:start-shape="id752" draw:start-glue-point="2" draw:end-shape="id753" draw:end-glue-point="0" svg:d="M151495 789670v375h-310v375" svg:viewBox="0 0 311 751">
          <text:p/>
        </draw:connector>
        <draw:connector draw:style-name="gr7" draw:text-style-name="P2" draw:layer="layout" svg:x1="151.185cm" svg:y1="791.448cm" svg:x2="150.364cm" svg:y2="792.467cm" draw:start-shape="id753" draw:start-glue-point="2" draw:end-shape="id754" draw:end-glue-point="0" svg:d="M151185 791448v510h-821v509" svg:viewBox="0 0 822 1020">
          <text:p/>
        </draw:connector>
        <draw:custom-shape draw:style-name="gr221" draw:text-style-name="P3" xml:id="id759" draw:id="id759" draw:layer="layout" svg:width="7.304cm" svg:height="0.989cm" svg:x="148.116cm" svg:y="795.558cm">
          <text:p text:style-name="P2"><text:span text:style-name="T1">Я побуду с н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6" draw:id="id756" draw:layer="layout" svg:width="4.445cm" svg:height="0.549cm" svg:x="148.116cm" svg:y="795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698cm" svg:y1="794.045cm" svg:x2="150.338cm" svg:y2="795.009cm" draw:start-shape="id755" draw:start-glue-point="2" draw:end-shape="id756" draw:end-glue-point="0" svg:d="M151698 794045v482h-1360v482" svg:viewBox="0 0 1361 965">
          <text:p/>
        </draw:connector>
        <draw:custom-shape draw:style-name="gr224" draw:text-style-name="P9" xml:id="id757" draw:id="id757" draw:layer="layout" svg:width="10.287cm" svg:height="1.028cm" svg:x="146.415cm" svg:y="797.544cm">
          <text:p text:style-name="P2"><text:span text:style-name="T1">Агата возвращается с тонометром, обезболивающим и стаканом воды.</text:span></text:p>
          <text:p text:style-name="P2"><text:span text:style-name="T1">Она измерят Вам давле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" xml:id="id760" draw:id="id760" draw:layer="layout" svg:width="7.304cm" svg:height="0.989cm" svg:x="147.108cm" svg:y="800.15cm">
          <text:p text:style-name="P2"><text:span text:style-name="T1">Все в норме. Вот вып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8" draw:id="id758" draw:layer="layout" svg:width="4.445cm" svg:height="0.549cm" svg:x="147.108cm" svg:y="799.601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8cm" svg:y1="798.572cm" svg:x2="149.33cm" svg:y2="799.601cm" draw:start-shape="id757" draw:start-glue-point="2" draw:end-shape="id758" draw:end-glue-point="0" svg:d="M151558 798572v514h-2228v515" svg:viewBox="0 0 2229 1030">
          <text:p/>
        </draw:connector>
        <draw:connector draw:style-name="gr7" draw:text-style-name="P2" draw:layer="layout" svg:x1="151.768cm" svg:y1="796.547cm" svg:x2="151.558cm" svg:y2="797.544cm" draw:start-shape="id759" draw:start-glue-point="2" draw:end-shape="id757" draw:end-glue-point="0" svg:d="M151768 796547v498h-210v499" svg:viewBox="0 0 211 998">
          <text:p/>
        </draw:connector>
        <draw:custom-shape draw:style-name="gr222" draw:text-style-name="P3" draw:layer="layout" svg:width="6.581cm" svg:height="1.016cm" svg:x="148.012cm" svg:y="802.499cm">
          <text:p text:style-name="P2"><text:span text:style-name="T4">Выпить обезболивающее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62" draw:id="id762" draw:layer="layout" svg:width="3.81cm" svg:height="0.508cm" svg:x="148.012cm" svg:y="803.515cm">
          <text:p text:style-name="P2"><text:span text:style-name="T2">DrinkPaink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61" draw:id="id761" draw:layer="layout" svg:width="1.397cm" svg:height="0.508cm" svg:x="148.013cm" svg:y="802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76cm" svg:y1="801.139cm" svg:x2="148.711cm" svg:y2="802.003cm" draw:start-shape="id760" draw:start-glue-point="2" draw:end-shape="id761" draw:end-glue-point="0" svg:d="M150760 801139v432h-2049v432" svg:viewBox="0 0 2050 865">
          <text:p/>
        </draw:connector>
        <draw:custom-shape draw:style-name="gr225" draw:text-style-name="P3" xml:id="id764" draw:id="id764" draw:layer="layout" svg:width="7.989cm" svg:height="0.989cm" svg:x="147.558cm" svg:y="805.713cm">
          <text:p text:style-name="P2"><text:span text:style-name="T1">Если будет тошнить или двоится в глазах сообщи мне.</text:span></text:p>
          <text:p text:style-name="P2"><text:span text:style-name="T1">Астрид, пошл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3" draw:id="id763" draw:layer="layout" svg:width="4.445cm" svg:height="0.549cm" svg:x="147.558cm" svg:y="805.164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17cm" svg:y1="804.023cm" svg:x2="149.78cm" svg:y2="805.164cm" draw:start-shape="id762" draw:start-glue-point="2" draw:end-shape="id763" draw:end-glue-point="0" svg:d="M149917 804023v570h-137v571" svg:viewBox="0 0 138 1142">
          <text:p/>
        </draw:connector>
        <draw:custom-shape draw:style-name="gr221" draw:text-style-name="P3" xml:id="id766" draw:id="id766" draw:layer="layout" svg:width="7.304cm" svg:height="0.989cm" svg:x="147.558cm" svg:y="808.253cm">
          <text:p text:style-name="P2"><text:span text:style-name="T1">Можно я побуду с Элис?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5" draw:id="id765" draw:layer="layout" svg:width="4.445cm" svg:height="0.549cm" svg:x="147.558cm" svg:y="807.70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2cm" svg:y1="806.702cm" svg:x2="149.78cm" svg:y2="807.704cm" draw:start-shape="id764" draw:start-glue-point="2" draw:end-shape="id765" draw:end-glue-point="0" svg:d="M151552 806702v500h-1772v502" svg:viewBox="0 0 1773 1003">
          <text:p/>
        </draw:connector>
        <draw:custom-shape draw:style-name="gr225" draw:text-style-name="P3" xml:id="id768" draw:id="id768" draw:layer="layout" svg:width="7.989cm" svg:height="0.989cm" svg:x="147.697cm" svg:y="810.652cm">
          <text:p text:style-name="P2"><text:span text:style-name="T1">Да, только не долго, пускай отдохнет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7" draw:id="id767" draw:layer="layout" svg:width="4.445cm" svg:height="0.549cm" svg:x="147.697cm" svg:y="810.103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1cm" svg:y1="809.242cm" svg:x2="149.919cm" svg:y2="810.103cm" draw:start-shape="id766" draw:start-glue-point="2" draw:end-shape="id767" draw:end-glue-point="0" svg:d="M151210 809242v430h-1291v431" svg:viewBox="0 0 1292 862">
          <text:p/>
        </draw:connector>
        <draw:custom-shape draw:style-name="gr226" draw:text-style-name="P9" xml:id="id769" draw:id="id769" draw:layer="layout" svg:width="6.439cm" svg:height="1.028cm" svg:x="147.723cm" svg:y="812.657cm">
          <text:p text:style-name="P2"><text:span text:style-name="T1">Агата выходит из па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91cm" svg:y1="811.641cm" svg:x2="150.942cm" svg:y2="812.657cm" draw:start-shape="id768" draw:start-glue-point="2" draw:end-shape="id769" draw:end-glue-point="0" svg:d="M151691 811641v508h-749v508" svg:viewBox="0 0 750 1017">
          <text:p/>
        </draw:connector>
        <draw:custom-shape draw:style-name="gr227" draw:text-style-name="P3" xml:id="id773" draw:id="id773" draw:layer="layout" svg:width="10.63cm" svg:height="1.212cm" svg:x="147.723cm" svg:y="815.128cm">
          <text:p text:style-name="P2"><text:span text:style-name="T1">Ты точно сама упала, или тебе помогли?</text:span></text:p>
          <text:p text:style-name="P2"><text:span text:style-name="T1">Я видела как эта великанша вошла в столовую, когда я <text:s/>из нее выходила. </text:span></text:p>
          <text:p text:style-name="P2"><text:span text:style-name="T1">А потом я нашла тебя, лежащую на полу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0" draw:id="id770" draw:layer="layout" svg:width="4.445cm" svg:height="0.549cm" svg:x="147.723cm" svg:y="814.57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942cm" svg:y1="813.685cm" svg:x2="149.945cm" svg:y2="814.579cm" draw:start-shape="id769" draw:start-glue-point="2" draw:end-shape="id770" draw:end-glue-point="0" svg:d="M150942 813685v447h-997v447" svg:viewBox="0 0 998 895">
          <text:p/>
        </draw:connector>
        <draw:custom-shape draw:style-name="gr222" draw:text-style-name="P3" draw:layer="layout" svg:width="6.581cm" svg:height="1.016cm" svg:x="147.854cm" svg:y="817.614cm">
          <text:p text:style-name="P2"><text:span text:style-name="T4">Ты никому не разболт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1" draw:id="id771" draw:layer="layout" svg:width="3.81cm" svg:height="0.508cm" svg:x="147.854cm" svg:y="818.63cm">
          <text:p text:style-name="P2"><text:span text:style-name="T2">YouDont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4" draw:id="id774" draw:layer="layout" svg:width="1.397cm" svg:height="0.508cm" svg:x="147.855cm" svg:y="817.1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221" draw:text-style-name="P3" xml:id="id775" draw:id="id775" draw:layer="layout" svg:width="7.304cm" svg:height="0.989cm" svg:x="147.685cm" svg:y="820.558cm">
          <text:p text:style-name="P2"><text:span text:style-name="T1">Обеща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2" draw:id="id772" draw:layer="layout" svg:width="4.445cm" svg:height="0.549cm" svg:x="147.685cm" svg:y="820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59cm" svg:y1="819.138cm" svg:x2="149.907cm" svg:y2="820.009cm" draw:start-shape="id771" draw:start-glue-point="2" draw:end-shape="id772" draw:end-glue-point="0" svg:d="M149759 819138v435h148v436" svg:viewBox="0 0 149 872">
          <text:p/>
        </draw:connector>
        <draw:connector draw:style-name="gr7" draw:text-style-name="P2" draw:layer="layout" svg:x1="153.038cm" svg:y1="816.34cm" svg:x2="148.553cm" svg:y2="817.118cm" draw:start-shape="id773" draw:start-glue-point="2" draw:end-shape="id774" draw:end-glue-point="0" svg:d="M153038 816340v389h-4485v389" svg:viewBox="0 0 4486 779">
          <text:p/>
        </draw:connector>
        <draw:custom-shape draw:style-name="gr222" draw:text-style-name="P3" draw:layer="layout" svg:width="6.581cm" svg:height="1.016cm" svg:x="147.75cm" svg:y="822.958cm">
          <text:p text:style-name="P2"><text:span text:style-name="T4">Да. Та огромная баба толкнула мен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7" draw:id="id777" draw:layer="layout" svg:width="3.81cm" svg:height="0.508cm" svg:x="147.75cm" svg:y="823.974cm">
          <text:p text:style-name="P2"><text:span text:style-name="T2">GiantPus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6" draw:id="id776" draw:layer="layout" svg:width="1.397cm" svg:height="0.508cm" svg:x="147.751cm" svg:y="822.4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37cm" svg:y1="821.547cm" svg:x2="148.449cm" svg:y2="822.462cm" draw:start-shape="id775" draw:start-glue-point="2" draw:end-shape="id776" draw:end-glue-point="0" svg:d="M151337 821547v457h-2888v458" svg:viewBox="0 0 2889 916">
          <text:p/>
        </draw:connector>
        <draw:custom-shape draw:style-name="gr228" draw:text-style-name="P3" xml:id="id779" draw:id="id779" draw:layer="layout" svg:width="7.304cm" svg:height="1.159cm" svg:x="147.933cm" svg:y="826.103cm">
          <text:p text:style-name="P2"><text:span text:style-name="T1">Понятно. Она в компании Лоры. </text:span></text:p>
          <text:p text:style-name="P2"><text:span text:style-name="T1">Большая, безмозглая и легко-внушаемая.</text:span></text:p>
          <text:p text:style-name="P2"><text:span text:style-name="T1">Идеальный инструмент в руках психопатк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8" draw:id="id778" draw:layer="layout" svg:width="4.445cm" svg:height="0.549cm" svg:x="147.933cm" svg:y="825.55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55cm" svg:y1="824.482cm" svg:x2="150.155cm" svg:y2="825.554cm" draw:start-shape="id777" draw:start-glue-point="2" draw:end-shape="id778" draw:end-glue-point="0" svg:d="M149655 824482v536h500v536" svg:viewBox="0 0 501 1073">
          <text:p/>
        </draw:connector>
        <draw:custom-shape draw:style-name="gr222" draw:text-style-name="P3" draw:layer="layout" svg:width="6.581cm" svg:height="1.016cm" svg:x="148.066cm" svg:y="829.028cm">
          <text:p text:style-name="P2"><text:span text:style-name="T4">Что же мне дел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81" draw:id="id781" draw:layer="layout" svg:width="3.81cm" svg:height="0.508cm" svg:x="148.066cm" svg:y="830.044cm">
          <text:p text:style-name="P2"><text:span text:style-name="T2">WhatT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0" draw:id="id780" draw:layer="layout" svg:width="1.397cm" svg:height="0.508cm" svg:x="148.067cm" svg:y="828.53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85cm" svg:y1="827.262cm" svg:x2="148.765cm" svg:y2="828.532cm" draw:start-shape="id779" draw:start-glue-point="2" draw:end-shape="id780" draw:end-glue-point="0" svg:d="M151585 827262v635h-2820v635" svg:viewBox="0 0 2821 1271">
          <text:p/>
        </draw:connector>
        <draw:custom-shape draw:style-name="gr228" draw:text-style-name="P3" xml:id="id783" draw:id="id783" draw:layer="layout" svg:width="7.304cm" svg:height="1.159cm" svg:x="147.812cm" svg:y="832.383cm">
          <text:p text:style-name="P2"><text:span text:style-name="T1">Я попробую поговорить с Лорой. </text:span></text:p>
          <text:p text:style-name="P2"><text:span text:style-name="T1">Узнать, что ей от тебя нужн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2" draw:id="id782" draw:layer="layout" svg:width="4.445cm" svg:height="0.549cm" svg:x="147.812cm" svg:y="831.83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71cm" svg:y1="830.552cm" svg:x2="150.034cm" svg:y2="831.834cm" draw:start-shape="id781" draw:start-glue-point="2" draw:end-shape="id782" draw:end-glue-point="0" svg:d="M149971 830552v641h63v641" svg:viewBox="0 0 64 1283">
          <text:p/>
        </draw:connector>
        <draw:custom-shape draw:style-name="gr222" draw:text-style-name="P3" draw:layer="layout" svg:width="6.581cm" svg:height="1.016cm" svg:x="147.802cm" svg:y="835.087cm">
          <text:p text:style-name="P2"><text:span text:style-name="T4">Почему ты мне помог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85" draw:id="id785" draw:layer="layout" svg:width="3.81cm" svg:height="0.508cm" svg:x="147.802cm" svg:y="836.103cm">
          <text:p text:style-name="P2"><text:span text:style-name="T2">WhyYou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4" draw:id="id784" draw:layer="layout" svg:width="1.397cm" svg:height="0.508cm" svg:x="147.803cm" svg:y="834.59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4cm" svg:y1="833.542cm" svg:x2="148.501cm" svg:y2="834.591cm" draw:start-shape="id783" draw:start-glue-point="2" draw:end-shape="id784" draw:end-glue-point="0" svg:d="M151464 833542v524h-2963v525" svg:viewBox="0 0 2964 1050">
          <text:p/>
        </draw:connector>
        <draw:custom-shape draw:style-name="gr229" draw:text-style-name="P3" xml:id="id787" draw:id="id787" draw:layer="layout" svg:width="7.304cm" svg:height="0.923cm" svg:x="147.493cm" svg:y="838.225cm">
          <text:p text:style-name="P2"><text:span text:style-name="T1">Потом расскажу. Отдыха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6" draw:id="id786" draw:layer="layout" svg:width="4.445cm" svg:height="0.549cm" svg:x="147.493cm" svg:y="837.6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07cm" svg:y1="836.611cm" svg:x2="149.715cm" svg:y2="837.676cm" draw:start-shape="id785" draw:start-glue-point="2" draw:end-shape="id786" draw:end-glue-point="0" svg:d="M149707 836611v532h8v533" svg:viewBox="0 0 9 1066">
          <text:p/>
        </draw:connector>
        <draw:custom-shape draw:style-name="gr226" draw:text-style-name="P9" xml:id="id788" draw:id="id788" draw:layer="layout" svg:width="6.439cm" svg:height="1.028cm" svg:x="147.215cm" svg:y="840.458cm">
          <text:p text:style-name="P2"><text:span text:style-name="T1">В палату заходит Агата.</text:span></text:p>
          <text:p text:style-name="P2"><text:span text:style-name="T1">Достает шприц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45cm" svg:y1="839.148cm" svg:x2="150.434cm" svg:y2="840.458cm" draw:start-shape="id787" draw:start-glue-point="2" draw:end-shape="id788" svg:d="M151145 839148v655h-711v655" svg:viewBox="0 0 712 1311">
          <text:p/>
        </draw:connector>
        <draw:custom-shape draw:style-name="gr225" draw:text-style-name="P3" xml:id="id790" draw:id="id790" draw:layer="layout" svg:width="7.989cm" svg:height="0.989cm" svg:x="147.33cm" svg:y="843.105cm">
          <text:p text:style-name="P2"><text:span text:style-name="T1">Поможет тебе уснуть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9" draw:id="id789" draw:layer="layout" svg:width="4.445cm" svg:height="0.549cm" svg:x="147.33cm" svg:y="842.55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434cm" svg:y1="841.486cm" svg:x2="149.552cm" svg:y2="842.556cm" draw:start-shape="id788" draw:start-glue-point="2" draw:end-shape="id789" draw:end-glue-point="0" svg:d="M150434 841486v535h-882v535" svg:viewBox="0 0 883 1071">
          <text:p/>
        </draw:connector>
        <draw:custom-shape draw:style-name="gr222" draw:text-style-name="P3" draw:layer="layout" svg:width="6.581cm" svg:height="1.016cm" svg:x="147.488cm" svg:y="845.461cm">
          <text:p text:style-name="P2"><text:span text:style-name="T4">Хорошо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92" draw:id="id792" draw:layer="layout" svg:width="3.81cm" svg:height="0.508cm" svg:x="147.488cm" svg:y="846.477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91" draw:id="id791" draw:layer="layout" svg:width="1.397cm" svg:height="0.508cm" svg:x="147.489cm" svg:y="844.9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24cm" svg:y1="844.094cm" svg:x2="148.187cm" svg:y2="844.965cm" draw:start-shape="id790" draw:start-glue-point="2" draw:end-shape="id791" draw:end-glue-point="0" svg:d="M151324 844094v435h-3137v436" svg:viewBox="0 0 3138 872">
          <text:p/>
        </draw:connector>
        <draw:custom-shape draw:style-name="gr230" draw:text-style-name="P9" xml:id="id793" draw:id="id793" draw:layer="layout" svg:width="9.924cm" svg:height="1.028cm" svg:x="145.762cm" svg:y="848.332cm">
          <text:p text:style-name="P2"><text:span text:style-name="T1">Вас оставляют в палате наедине,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9.393cm" svg:y1="846.985cm" svg:x2="150.724cm" svg:y2="848.332cm" draw:start-shape="id792" draw:start-glue-point="2" draw:end-shape="id793" svg:d="M149393 846985v674h1331v673" svg:viewBox="0 0 1332 13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15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14T18:50:32.859897997</dc:date>
    <meta:editing-duration>P11DT22H7M26S</meta:editing-duration>
    <meta:editing-cycles>848</meta:editing-cycles>
    <meta:generator>LibreOffice/6.0.7.3$Linux_X86_64 LibreOffice_project/00m0$Build-3</meta:generator>
    <meta:document-statistic meta:object-count="1466"/>
  </office:meta>
</office:document-meta>
</file>